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6.006cm"/>
    </style:style>
    <style:style style:name="Tabella1.B" style:family="table-column">
      <style:table-column-properties style:column-width="1.085cm"/>
    </style:style>
    <style:style style:name="Tabella1.C" style:family="table-column">
      <style:table-column-properties style:column-width="9.922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6.112cm"/>
    </style:style>
    <style:style style:name="Tabella3.B" style:family="table-column">
      <style:table-column-properties style:column-width="0.979cm"/>
    </style:style>
    <style:style style:name="Tabella3.C" style:family="table-column">
      <style:table-column-properties style:column-width="9.922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6.112cm"/>
    </style:style>
    <style:style style:name="Tabella5.B" style:family="table-column">
      <style:table-column-properties style:column-width="0.979cm"/>
    </style:style>
    <style:style style:name="Tabella5.C" style:family="table-column">
      <style:table-column-properties style:column-width="9.922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5.503cm"/>
    </style:style>
    <style:style style:name="Tabella2.B" style:family="table-column">
      <style:table-column-properties style:column-width="1.588cm"/>
    </style:style>
    <style:style style:name="Tabella2.C" style:family="table-column">
      <style:table-column-properties style:column-width="9.922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4" style:family="table">
      <style:table-properties style:width="17.013cm" fo:margin-left="0cm" table:align="left"/>
    </style:style>
    <style:style style:name="Tabella4.A" style:family="table-column">
      <style:table-column-properties style:column-width="5.503cm"/>
    </style:style>
    <style:style style:name="Tabella4.B" style:family="table-column">
      <style:table-column-properties style:column-width="1.588cm"/>
    </style:style>
    <style:style style:name="Tabella4.C" style:family="table-column">
      <style:table-column-properties style:column-width="9.922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5.503cm"/>
    </style:style>
    <style:style style:name="Tabella6.B" style:family="table-column">
      <style:table-column-properties style:column-width="1.588cm"/>
    </style:style>
    <style:style style:name="Tabella6.C" style:family="table-column">
      <style:table-column-properties style:column-width="9.922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6.112cm"/>
    </style:style>
    <style:style style:name="Tabella7.B" style:family="table-column">
      <style:table-column-properties style:column-width="0.979cm"/>
    </style:style>
    <style:style style:name="Tabella7.C" style:family="table-column">
      <style:table-column-properties style:column-width="9.922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6.112cm"/>
    </style:style>
    <style:style style:name="Tabella8.B" style:family="table-column">
      <style:table-column-properties style:column-width="0.979cm"/>
    </style:style>
    <style:style style:name="Tabella8.C" style:family="table-column">
      <style:table-column-properties style:column-width="9.922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3.598cm"/>
    </style:style>
    <style:style style:name="Tabella9.B" style:family="table-column">
      <style:table-column-properties style:column-width="13.41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fo:language="en" fo:country="US" officeooo:rsid="000e1f25" officeooo:paragraph-rsid="000e1f25"/>
    </style:style>
    <style:style style:name="P2" style:family="paragraph" style:parent-style-name="Standard">
      <style:paragraph-properties fo:text-align="center" style:justify-single-word="false"/>
      <style:text-properties style:font-name="Courier" fo:language="en" fo:country="US" officeooo:rsid="000e1f25" officeooo:paragraph-rsid="000e1f25"/>
    </style:style>
    <style:style style:name="P3" style:family="paragraph" style:parent-style-name="Standard">
      <style:paragraph-properties fo:text-align="justify" style:justify-single-word="false"/>
      <style:text-properties style:font-name="Courier" fo:language="en" fo:country="US" officeooo:rsid="000e1f25" officeooo:paragraph-rsid="000e1f25"/>
    </style:style>
    <style:style style:name="P4" style:family="paragraph" style:parent-style-name="Standard">
      <style:paragraph-properties fo:text-align="justify" style:justify-single-word="false"/>
      <style:text-properties style:font-name="Courier" fo:language="en" fo:country="US" officeooo:rsid="000f0b58" officeooo:paragraph-rsid="000f0b58"/>
    </style:style>
    <style:style style:name="P5" style:family="paragraph" style:parent-style-name="Standard">
      <style:text-properties style:font-name="Courier" fo:language="en" fo:country="US" officeooo:rsid="000f0b58" officeooo:paragraph-rsid="000f0b58"/>
    </style:style>
    <style:style style:name="P6" style:family="paragraph" style:parent-style-name="Standard">
      <style:text-properties style:font-name="Courier" fo:language="en" fo:country="US" officeooo:rsid="000f0b58" officeooo:paragraph-rsid="001979c4"/>
    </style:style>
    <style:style style:name="P7" style:family="paragraph" style:parent-style-name="Standard">
      <style:text-properties style:font-name="Courier" fo:language="en" fo:country="US" officeooo:rsid="000fbdc6" officeooo:paragraph-rsid="000fbdc6"/>
    </style:style>
    <style:style style:name="P8" style:family="paragraph" style:parent-style-name="Standard">
      <style:text-properties style:font-name="Courier" fo:language="en" fo:country="US" officeooo:rsid="000fbdc6" officeooo:paragraph-rsid="001979c4"/>
    </style:style>
    <style:style style:name="P9" style:family="paragraph" style:parent-style-name="Standard">
      <style:text-properties style:font-name="Courier" fo:language="en" fo:country="US" officeooo:rsid="00109d6b" officeooo:paragraph-rsid="00109d6b"/>
    </style:style>
    <style:style style:name="P10" style:family="paragraph" style:parent-style-name="Standard">
      <style:text-properties style:font-name="Courier" fo:language="en" fo:country="US" officeooo:rsid="0014745b" officeooo:paragraph-rsid="0014745b"/>
    </style:style>
    <style:style style:name="P11" style:family="paragraph" style:parent-style-name="Standard">
      <style:text-properties style:font-name="Courier" fo:language="en" fo:country="US" officeooo:rsid="0014745b" officeooo:paragraph-rsid="001e5763"/>
    </style:style>
    <style:style style:name="P12" style:family="paragraph" style:parent-style-name="Standard">
      <style:text-properties style:font-name="Courier" fo:language="en" fo:country="US" officeooo:rsid="0014745b" officeooo:paragraph-rsid="001fb485"/>
    </style:style>
    <style:style style:name="P13" style:family="paragraph" style:parent-style-name="Standard">
      <style:text-properties style:font-name="Courier" fo:language="en" fo:country="US" officeooo:rsid="0014745b" officeooo:paragraph-rsid="002d5403"/>
    </style:style>
    <style:style style:name="P14" style:family="paragraph" style:parent-style-name="Standard">
      <style:text-properties style:font-name="Courier" fo:language="en" fo:country="US" officeooo:paragraph-rsid="0014745b"/>
    </style:style>
    <style:style style:name="P15" style:family="paragraph" style:parent-style-name="Standard">
      <style:text-properties style:font-name="Courier" fo:language="en" fo:country="US" officeooo:rsid="00190aea" officeooo:paragraph-rsid="00190aea"/>
    </style:style>
    <style:style style:name="P16" style:family="paragraph" style:parent-style-name="Standard">
      <style:text-properties style:font-name="Courier" fo:language="en" fo:country="US" officeooo:rsid="00190aea" officeooo:paragraph-rsid="00229185"/>
    </style:style>
    <style:style style:name="P17" style:family="paragraph" style:parent-style-name="Standard">
      <style:text-properties style:font-name="Courier" fo:language="en" fo:country="US" officeooo:rsid="001a0677" officeooo:paragraph-rsid="001a0677"/>
    </style:style>
    <style:style style:name="P18" style:family="paragraph" style:parent-style-name="Standard">
      <style:text-properties style:font-name="Courier" fo:language="en" fo:country="US" officeooo:rsid="001d6991" officeooo:paragraph-rsid="001d6991"/>
    </style:style>
    <style:style style:name="P19" style:family="paragraph" style:parent-style-name="Standard">
      <style:text-properties style:font-name="Courier" fo:language="en" fo:country="US" officeooo:rsid="00229185" officeooo:paragraph-rsid="00229185"/>
    </style:style>
    <style:style style:name="P20" style:family="paragraph" style:parent-style-name="Standard">
      <style:text-properties style:font-name="Courier" fo:language="en" fo:country="US" officeooo:rsid="00229185" officeooo:paragraph-rsid="0023b81d"/>
    </style:style>
    <style:style style:name="P21" style:family="paragraph" style:parent-style-name="Standard">
      <style:text-properties style:font-name="Courier" fo:language="en" fo:country="US" officeooo:rsid="00253d5c" officeooo:paragraph-rsid="00253d5c"/>
    </style:style>
    <style:style style:name="P22" style:family="paragraph" style:parent-style-name="Standard">
      <style:text-properties style:font-name="Courier" fo:language="en" fo:country="US" officeooo:rsid="0027c6a5" officeooo:paragraph-rsid="0027c6a5"/>
    </style:style>
    <style:style style:name="P23" style:family="paragraph" style:parent-style-name="Standard">
      <style:text-properties style:font-name="Courier" fo:language="en" fo:country="US" officeooo:rsid="0027c6a5" officeooo:paragraph-rsid="00291d9b"/>
    </style:style>
    <style:style style:name="P24" style:family="paragraph" style:parent-style-name="Standard">
      <style:paragraph-properties fo:text-align="justify" style:justify-single-word="false"/>
      <style:text-properties style:font-name="Courier" fo:language="en" fo:country="US" officeooo:rsid="002d5403" officeooo:paragraph-rsid="002d5403"/>
    </style:style>
    <style:style style:name="P25" style:family="paragraph" style:parent-style-name="Standard">
      <style:paragraph-properties fo:text-align="justify" style:justify-single-word="false"/>
      <style:text-properties style:font-name="Courier" fo:language="en" fo:country="US" officeooo:rsid="002e632a" officeooo:paragraph-rsid="002e632a"/>
    </style:style>
    <style:style style:name="P26" style:family="paragraph" style:parent-style-name="Standard">
      <style:text-properties style:font-name="Courier" officeooo:paragraph-rsid="00291d9b"/>
    </style:style>
    <style:style style:name="P27" style:family="paragraph" style:parent-style-name="Standard">
      <style:text-properties style:font-name="Courier" officeooo:rsid="002c0945" officeooo:paragraph-rsid="002c0945"/>
    </style:style>
    <style:style style:name="P28" style:family="paragraph" style:parent-style-name="Standard">
      <style:paragraph-properties fo:text-align="center" style:justify-single-word="false"/>
      <style:text-properties style:font-name="Courier" officeooo:rsid="002cd889" officeooo:paragraph-rsid="002cd889"/>
    </style:style>
    <style:style style:name="P29" style:family="paragraph" style:parent-style-name="Standard">
      <style:paragraph-properties fo:text-align="justify" style:justify-single-word="false"/>
      <style:text-properties style:font-name="Courier" officeooo:rsid="002cd889" officeooo:paragraph-rsid="002cd889"/>
    </style:style>
    <style:style style:name="P30" style:family="paragraph" style:parent-style-name="Standard">
      <style:text-properties style:font-name="Courier" officeooo:paragraph-rsid="002e632a"/>
    </style:style>
    <style:style style:name="P31" style:family="paragraph" style:parent-style-name="Standard">
      <style:text-properties style:font-name="Courier" officeooo:rsid="002e632a" officeooo:paragraph-rsid="002e632a"/>
    </style:style>
    <style:style style:name="P32" style:family="paragraph" style:parent-style-name="Standard">
      <style:text-properties style:font-name="Courier" officeooo:rsid="002f4312" officeooo:paragraph-rsid="002f4312"/>
    </style:style>
    <style:style style:name="P33" style:family="paragraph" style:parent-style-name="Standard">
      <style:paragraph-properties fo:text-align="center" style:justify-single-word="false"/>
      <style:text-properties style:font-name="Courier" officeooo:rsid="002f4312" officeooo:paragraph-rsid="002f4312"/>
    </style:style>
    <style:style style:name="P34" style:family="paragraph" style:parent-style-name="Standard">
      <style:paragraph-properties fo:text-align="center" style:justify-single-word="false"/>
      <style:text-properties style:font-name="Courier" officeooo:rsid="00307f0f" officeooo:paragraph-rsid="00307f0f"/>
    </style:style>
    <style:style style:name="P35" style:family="paragraph" style:parent-style-name="Standard">
      <style:paragraph-properties fo:text-align="justify" style:justify-single-word="false"/>
      <style:text-properties style:font-name="Courier" officeooo:rsid="00307f0f" officeooo:paragraph-rsid="00307f0f"/>
    </style:style>
    <style:style style:name="P36" style:family="paragraph" style:parent-style-name="Standard">
      <style:paragraph-properties fo:text-align="justify" style:justify-single-word="false"/>
      <style:text-properties style:font-name="Courier" officeooo:rsid="0030b5e4" officeooo:paragraph-rsid="00307f0f"/>
    </style:style>
    <style:style style:name="P37" style:family="paragraph" style:parent-style-name="Standard">
      <style:paragraph-properties fo:text-align="justify" style:justify-single-word="false"/>
      <style:text-properties style:font-name="Courier" officeooo:rsid="0030b5e4" officeooo:paragraph-rsid="0030b5e4"/>
    </style:style>
    <style:style style:name="P38" style:family="paragraph" style:parent-style-name="Standard">
      <style:paragraph-properties fo:text-align="justify" style:justify-single-word="false"/>
      <style:text-properties style:font-name="Courier" officeooo:rsid="0031f6ce" officeooo:paragraph-rsid="0031f6ce"/>
    </style:style>
    <style:style style:name="P39" style:family="paragraph" style:parent-style-name="Standard">
      <style:paragraph-properties fo:text-align="justify" style:justify-single-word="false"/>
      <style:text-properties style:font-name="Courier" officeooo:rsid="0032ae3f" officeooo:paragraph-rsid="0032ae3f"/>
    </style:style>
    <style:style style:name="P40" style:family="paragraph" style:parent-style-name="Standard">
      <style:paragraph-properties fo:text-align="justify" style:justify-single-word="false"/>
      <style:text-properties style:font-name="Courier" officeooo:rsid="0035e928" officeooo:paragraph-rsid="0035e928"/>
    </style:style>
    <style:style style:name="P41" style:family="paragraph" style:parent-style-name="Standard">
      <style:paragraph-properties fo:text-align="justify" style:justify-single-word="false"/>
      <style:text-properties style:font-name="Courier" officeooo:rsid="0037af5b" officeooo:paragraph-rsid="0037af5b"/>
    </style:style>
    <style:style style:name="P42" style:family="paragraph" style:parent-style-name="Standard">
      <style:paragraph-properties fo:text-align="justify" style:justify-single-word="false"/>
      <style:text-properties style:font-name="Courier" officeooo:rsid="0037c679" officeooo:paragraph-rsid="0037c679"/>
    </style:style>
    <style:style style:name="P43" style:family="paragraph" style:parent-style-name="Standard">
      <style:paragraph-properties fo:text-align="justify" style:justify-single-word="false"/>
      <style:text-properties style:font-name="Courier" officeooo:rsid="0038a5ba" officeooo:paragraph-rsid="0038a5ba"/>
    </style:style>
    <style:style style:name="P44" style:family="paragraph" style:parent-style-name="Standard">
      <style:paragraph-properties fo:text-align="justify" style:justify-single-word="false"/>
      <style:text-properties style:font-name="Courier" officeooo:rsid="0039bf36" officeooo:paragraph-rsid="0039bf36"/>
    </style:style>
    <style:style style:name="P45" style:family="paragraph" style:parent-style-name="Standard">
      <style:paragraph-properties fo:text-align="justify" style:justify-single-word="false"/>
      <style:text-properties style:font-name="Courier" fo:font-size="9pt" officeooo:rsid="0032ae3f" officeooo:paragraph-rsid="0032ae3f" style:font-size-asian="9pt" style:font-size-complex="9pt"/>
    </style:style>
    <style:style style:name="P46" style:family="paragraph" style:parent-style-name="Standard">
      <style:paragraph-properties fo:text-align="justify" style:justify-single-word="false"/>
      <style:text-properties style:font-name="Courier" fo:font-size="9pt" officeooo:rsid="0037af5b" officeooo:paragraph-rsid="0037af5b" style:font-size-asian="9pt" style:font-size-complex="9pt"/>
    </style:style>
    <style:style style:name="P47" style:family="paragraph" style:parent-style-name="Standard">
      <style:paragraph-properties fo:text-align="justify" style:justify-single-word="false"/>
      <style:text-properties style:font-name="Courier" fo:font-size="9pt" officeooo:rsid="003de3bd" officeooo:paragraph-rsid="003de3bd" style:font-size-asian="9pt" style:font-size-complex="9pt"/>
    </style:style>
    <style:style style:name="P48" style:family="paragraph" style:parent-style-name="Standard">
      <style:paragraph-properties fo:text-align="justify" style:justify-single-word="false"/>
      <style:text-properties style:font-name="Courier" fo:font-size="9pt" fo:font-weight="bold" officeooo:rsid="0037c679" officeooo:paragraph-rsid="003ce604" style:font-size-asian="9pt" style:font-weight-asian="bold" style:font-size-complex="9pt" style:font-weight-complex="bold"/>
    </style:style>
    <style:style style:name="P49" style:family="paragraph" style:parent-style-name="Standard">
      <style:text-properties style:font-name="Courier" fo:font-size="9pt" fo:language="en" fo:country="US" officeooo:rsid="000fbdc6" officeooo:paragraph-rsid="000fbdc6" style:font-size-asian="9pt" style:font-size-complex="9pt"/>
    </style:style>
    <style:style style:name="P50" style:family="paragraph" style:parent-style-name="Standard">
      <style:paragraph-properties fo:text-align="justify" style:justify-single-word="false"/>
      <style:text-properties style:font-name="Courier" fo:font-size="12pt" officeooo:rsid="003e688a" officeooo:paragraph-rsid="003e688a" style:font-size-asian="10.5pt" style:font-size-complex="12pt"/>
    </style:style>
    <style:style style:name="P51" style:family="paragraph" style:parent-style-name="Standard">
      <style:paragraph-properties fo:text-align="justify" style:justify-single-word="false"/>
      <style:text-properties style:font-name="Courier" fo:font-size="12pt" officeooo:rsid="003e688a" officeooo:paragraph-rsid="003de3bd" style:font-size-asian="10.5pt" style:font-size-complex="12pt"/>
    </style:style>
    <style:style style:name="P52" style:family="paragraph" style:parent-style-name="Standard">
      <style:paragraph-properties fo:text-align="justify" style:justify-single-word="false"/>
      <style:text-properties style:font-name="Courier" fo:font-size="12pt" officeooo:rsid="003e688a" officeooo:paragraph-rsid="003fbd09" style:font-size-asian="10.5pt" style:font-size-complex="12pt"/>
    </style:style>
    <style:style style:name="P53" style:family="paragraph" style:parent-style-name="Standard">
      <style:paragraph-properties fo:text-align="center" style:justify-single-word="false"/>
      <style:text-properties style:font-name="Courier" fo:font-size="12pt" officeooo:rsid="003e688a" officeooo:paragraph-rsid="003e688a" style:font-size-asian="10.5pt" style:font-size-complex="12pt"/>
    </style:style>
    <style:style style:name="P54" style:family="paragraph" style:parent-style-name="Standard">
      <style:paragraph-properties fo:text-align="justify" style:justify-single-word="false"/>
      <style:text-properties style:font-name="Courier" officeooo:rsid="003de3bd" officeooo:paragraph-rsid="003de3bd"/>
    </style:style>
    <style:style style:name="P55" style:family="paragraph" style:parent-style-name="Table_20_Contents">
      <style:text-properties style:font-name="Courier" fo:language="en" fo:country="US"/>
    </style:style>
    <style:style style:name="P56" style:family="paragraph" style:parent-style-name="Table_20_Contents">
      <style:paragraph-properties fo:text-align="center" style:justify-single-word="false"/>
      <style:text-properties style:font-name="Courier" fo:language="en" fo:country="US" officeooo:rsid="00109d6b" officeooo:paragraph-rsid="00109d6b"/>
    </style:style>
    <style:style style:name="P57" style:family="paragraph" style:parent-style-name="Table_20_Contents">
      <style:paragraph-properties fo:text-align="center" style:justify-single-word="false"/>
      <style:text-properties style:font-name="Courier" fo:language="en" fo:country="US" officeooo:rsid="00109d6b" officeooo:paragraph-rsid="0014745b"/>
    </style:style>
    <style:style style:name="P58" style:family="paragraph" style:parent-style-name="Table_20_Contents">
      <style:paragraph-properties fo:text-align="center" style:justify-single-word="false"/>
      <style:text-properties style:font-name="Courier" fo:language="en" fo:country="US" officeooo:rsid="00109d6b" officeooo:paragraph-rsid="001e5763"/>
    </style:style>
    <style:style style:name="P59" style:family="paragraph" style:parent-style-name="Table_20_Contents">
      <style:paragraph-properties fo:text-align="center" style:justify-single-word="false"/>
      <style:text-properties style:font-name="Courier" fo:language="en" fo:country="US" officeooo:rsid="00109d6b" officeooo:paragraph-rsid="002d5403"/>
    </style:style>
    <style:style style:name="P60" style:family="paragraph" style:parent-style-name="Table_20_Contents">
      <style:paragraph-properties fo:text-align="center" style:justify-single-word="false"/>
      <style:text-properties style:font-name="Courier" fo:language="en" fo:country="US" officeooo:rsid="00109d6b" officeooo:paragraph-rsid="002e632a"/>
    </style:style>
    <style:style style:name="P61" style:family="paragraph" style:parent-style-name="Table_20_Contents">
      <style:text-properties style:font-name="Courier" fo:language="en" fo:country="US" officeooo:rsid="00109d6b" officeooo:paragraph-rsid="00109d6b"/>
    </style:style>
    <style:style style:name="P62" style:family="paragraph" style:parent-style-name="Table_20_Contents">
      <style:text-properties style:font-name="Courier" fo:language="en" fo:country="US" officeooo:rsid="00109d6b" officeooo:paragraph-rsid="0014745b"/>
    </style:style>
    <style:style style:name="P63" style:family="paragraph" style:parent-style-name="Table_20_Contents">
      <style:text-properties style:font-name="Courier" fo:language="en" fo:country="US" officeooo:rsid="00109d6b" officeooo:paragraph-rsid="00159add"/>
    </style:style>
    <style:style style:name="P64" style:family="paragraph" style:parent-style-name="Table_20_Contents">
      <style:text-properties style:font-name="Courier" fo:language="en" fo:country="US" officeooo:rsid="00109d6b" officeooo:paragraph-rsid="00176781"/>
    </style:style>
    <style:style style:name="P65" style:family="paragraph" style:parent-style-name="Table_20_Contents">
      <style:text-properties style:font-name="Courier" fo:language="en" fo:country="US" officeooo:rsid="00109d6b" officeooo:paragraph-rsid="00190aea"/>
    </style:style>
    <style:style style:name="P66" style:family="paragraph" style:parent-style-name="Table_20_Contents">
      <style:text-properties style:font-name="Courier" fo:language="en" fo:country="US" officeooo:rsid="00109d6b" officeooo:paragraph-rsid="001e5763"/>
    </style:style>
    <style:style style:name="P67" style:family="paragraph" style:parent-style-name="Table_20_Contents">
      <style:text-properties style:font-name="Courier" fo:language="en" fo:country="US" officeooo:rsid="00109d6b" officeooo:paragraph-rsid="001fb485"/>
    </style:style>
    <style:style style:name="P68" style:family="paragraph" style:parent-style-name="Table_20_Contents">
      <style:text-properties style:font-name="Courier" fo:language="en" fo:country="US" officeooo:rsid="00109d6b" officeooo:paragraph-rsid="00218533"/>
    </style:style>
    <style:style style:name="P69" style:family="paragraph" style:parent-style-name="Table_20_Contents">
      <style:text-properties style:font-name="Courier" fo:language="en" fo:country="US" officeooo:rsid="00109d6b" officeooo:paragraph-rsid="00229185"/>
    </style:style>
    <style:style style:name="P70" style:family="paragraph" style:parent-style-name="Table_20_Contents">
      <style:text-properties style:font-name="Courier" fo:language="en" fo:country="US" officeooo:rsid="00109d6b" officeooo:paragraph-rsid="00291d9b"/>
    </style:style>
    <style:style style:name="P71" style:family="paragraph" style:parent-style-name="Table_20_Contents">
      <style:text-properties style:font-name="Courier" fo:language="en" fo:country="US" officeooo:rsid="00109d6b" officeooo:paragraph-rsid="002991a5"/>
    </style:style>
    <style:style style:name="P72" style:family="paragraph" style:parent-style-name="Table_20_Contents">
      <style:paragraph-properties fo:text-align="center" style:justify-single-word="false"/>
      <style:text-properties style:font-name="Courier" fo:language="en" fo:country="US"/>
    </style:style>
    <style:style style:name="P73" style:family="paragraph" style:parent-style-name="Table_20_Contents">
      <style:paragraph-properties fo:text-align="center" style:justify-single-word="false"/>
      <style:text-properties style:font-name="Courier" fo:language="en" fo:country="US" officeooo:rsid="0014705c" officeooo:paragraph-rsid="0014745b"/>
    </style:style>
    <style:style style:name="P74" style:family="paragraph" style:parent-style-name="Table_20_Contents">
      <style:paragraph-properties fo:text-align="center" style:justify-single-word="false"/>
      <style:text-properties style:font-name="Courier" fo:language="en" fo:country="US" officeooo:rsid="0014705c" officeooo:paragraph-rsid="001e5763"/>
    </style:style>
    <style:style style:name="P75" style:family="paragraph" style:parent-style-name="Table_20_Contents">
      <style:text-properties style:font-name="Courier" fo:language="en" fo:country="US" officeooo:rsid="0014705c" officeooo:paragraph-rsid="0014745b"/>
    </style:style>
    <style:style style:name="P76" style:family="paragraph" style:parent-style-name="Table_20_Contents">
      <style:text-properties style:font-name="Courier" fo:language="en" fo:country="US" officeooo:rsid="0014705c" officeooo:paragraph-rsid="001e5763"/>
    </style:style>
    <style:style style:name="P77" style:family="paragraph" style:parent-style-name="Table_20_Contents">
      <style:paragraph-properties fo:text-align="center" style:justify-single-word="false"/>
      <style:text-properties style:font-name="Courier" fo:language="en" fo:country="US" officeooo:rsid="0014745b" officeooo:paragraph-rsid="0014745b"/>
    </style:style>
    <style:style style:name="P78" style:family="paragraph" style:parent-style-name="Table_20_Contents">
      <style:paragraph-properties fo:text-align="center" style:justify-single-word="false"/>
      <style:text-properties style:font-name="Courier" fo:language="en" fo:country="US" officeooo:rsid="0014745b" officeooo:paragraph-rsid="001e5763"/>
    </style:style>
    <style:style style:name="P79" style:family="paragraph" style:parent-style-name="Table_20_Contents">
      <style:text-properties style:font-name="Courier" fo:language="en" fo:country="US" officeooo:rsid="0014745b" officeooo:paragraph-rsid="0014745b"/>
    </style:style>
    <style:style style:name="P80" style:family="paragraph" style:parent-style-name="Table_20_Contents">
      <style:paragraph-properties fo:text-align="center" style:justify-single-word="false"/>
      <style:text-properties style:font-name="Courier" fo:language="en" fo:country="US" officeooo:rsid="00159add" officeooo:paragraph-rsid="00159add"/>
    </style:style>
    <style:style style:name="P81" style:family="paragraph" style:parent-style-name="Table_20_Contents">
      <style:text-properties style:font-name="Courier" fo:language="en" fo:country="US" officeooo:rsid="00159add" officeooo:paragraph-rsid="00159add"/>
    </style:style>
    <style:style style:name="P82" style:family="paragraph" style:parent-style-name="Table_20_Contents">
      <style:paragraph-properties fo:text-align="center" style:justify-single-word="false"/>
      <style:text-properties style:font-name="Courier" fo:language="en" fo:country="US" officeooo:rsid="00176781" officeooo:paragraph-rsid="00176781"/>
    </style:style>
    <style:style style:name="P83" style:family="paragraph" style:parent-style-name="Table_20_Contents">
      <style:paragraph-properties fo:text-align="center" style:justify-single-word="false"/>
      <style:text-properties style:font-name="Courier" fo:language="en" fo:country="US" officeooo:rsid="00176781" officeooo:paragraph-rsid="00190aea"/>
    </style:style>
    <style:style style:name="P84" style:family="paragraph" style:parent-style-name="Table_20_Contents">
      <style:text-properties style:font-name="Courier" fo:language="en" fo:country="US" officeooo:rsid="00176781" officeooo:paragraph-rsid="00176781"/>
    </style:style>
    <style:style style:name="P85" style:family="paragraph" style:parent-style-name="Table_20_Contents">
      <style:text-properties style:font-name="Courier" fo:language="en" fo:country="US" officeooo:rsid="00176781" officeooo:paragraph-rsid="001fb485"/>
    </style:style>
    <style:style style:name="P86" style:family="paragraph" style:parent-style-name="Table_20_Contents">
      <style:text-properties style:font-name="Courier" fo:language="en" fo:country="US" officeooo:rsid="00190aea" officeooo:paragraph-rsid="00190aea"/>
    </style:style>
    <style:style style:name="P87" style:family="paragraph" style:parent-style-name="Table_20_Contents">
      <style:text-properties style:font-name="Courier" fo:language="en" fo:country="US" officeooo:rsid="001b5c9c" officeooo:paragraph-rsid="001b5c9c"/>
    </style:style>
    <style:style style:name="P88" style:family="paragraph" style:parent-style-name="Table_20_Contents">
      <style:paragraph-properties fo:text-align="center" style:justify-single-word="false"/>
      <style:text-properties style:font-name="Courier" fo:language="en" fo:country="US" officeooo:rsid="001e5763" officeooo:paragraph-rsid="001e5763"/>
    </style:style>
    <style:style style:name="P89" style:family="paragraph" style:parent-style-name="Table_20_Contents">
      <style:text-properties style:font-name="Courier" fo:language="en" fo:country="US" officeooo:rsid="001e5763" officeooo:paragraph-rsid="001e5763"/>
    </style:style>
    <style:style style:name="P90" style:family="paragraph" style:parent-style-name="Table_20_Contents">
      <style:paragraph-properties fo:text-align="center" style:justify-single-word="false"/>
      <style:text-properties style:font-name="Courier" fo:language="en" fo:country="US" officeooo:rsid="001fb485" officeooo:paragraph-rsid="001fb485"/>
    </style:style>
    <style:style style:name="P91" style:family="paragraph" style:parent-style-name="Table_20_Contents">
      <style:text-properties style:font-name="Courier" fo:language="en" fo:country="US" officeooo:rsid="001fb485" officeooo:paragraph-rsid="001fb485"/>
    </style:style>
    <style:style style:name="P92" style:family="paragraph" style:parent-style-name="Table_20_Contents">
      <style:text-properties style:font-name="Courier" fo:language="en" fo:country="US" officeooo:rsid="00218533" officeooo:paragraph-rsid="00218533"/>
    </style:style>
    <style:style style:name="P93" style:family="paragraph" style:parent-style-name="Table_20_Contents">
      <style:text-properties style:font-name="Courier" fo:language="en" fo:country="US" fo:font-weight="normal" officeooo:rsid="00109d6b" officeooo:paragraph-rsid="00291d9b" style:font-weight-asian="normal" style:font-weight-complex="normal"/>
    </style:style>
    <style:style style:name="P94" style:family="paragraph" style:parent-style-name="Table_20_Contents">
      <style:text-properties style:font-name="Courier" fo:language="en" fo:country="US" fo:font-weight="normal" officeooo:rsid="00109d6b" officeooo:paragraph-rsid="002991a5" style:font-weight-asian="normal" style:font-weight-complex="normal"/>
    </style:style>
    <style:style style:name="P95" style:family="paragraph" style:parent-style-name="Table_20_Contents">
      <style:text-properties style:font-name="Courier" fo:language="en" fo:country="US" officeooo:rsid="00229185" officeooo:paragraph-rsid="00229185"/>
    </style:style>
    <style:style style:name="P96" style:family="paragraph" style:parent-style-name="Table_20_Contents">
      <style:paragraph-properties fo:text-align="center" style:justify-single-word="false"/>
      <style:text-properties style:font-name="Courier" fo:language="en" fo:country="US" officeooo:rsid="00291d9b" officeooo:paragraph-rsid="00291d9b"/>
    </style:style>
    <style:style style:name="P97" style:family="paragraph" style:parent-style-name="Table_20_Contents">
      <style:text-properties style:font-name="Courier" fo:language="en" fo:country="US" officeooo:rsid="00291d9b" officeooo:paragraph-rsid="00291d9b"/>
    </style:style>
    <style:style style:name="P98" style:family="paragraph" style:parent-style-name="Table_20_Contents">
      <style:paragraph-properties fo:text-align="center" style:justify-single-word="false"/>
      <style:text-properties style:font-name="Courier" fo:language="en" fo:country="US" officeooo:rsid="002991a5" officeooo:paragraph-rsid="002991a5"/>
    </style:style>
    <style:style style:name="P99" style:family="paragraph" style:parent-style-name="Table_20_Contents">
      <style:text-properties style:font-name="Courier" fo:language="en" fo:country="US" officeooo:rsid="002991a5" officeooo:paragraph-rsid="002991a5"/>
    </style:style>
    <style:style style:name="P100" style:family="paragraph" style:parent-style-name="Table_20_Contents">
      <style:text-properties style:font-name="Courier" fo:language="en" fo:country="US" officeooo:rsid="002d5403" officeooo:paragraph-rsid="002d5403"/>
    </style:style>
    <style:style style:name="P101" style:family="paragraph" style:parent-style-name="Table_20_Contents">
      <style:paragraph-properties fo:text-align="center" style:justify-single-word="false"/>
      <style:text-properties style:font-name="Courier" fo:language="en" fo:country="US" officeooo:rsid="002d5403" officeooo:paragraph-rsid="002d5403"/>
    </style:style>
    <style:style style:name="P102" style:family="paragraph" style:parent-style-name="Table_20_Contents">
      <style:text-properties style:font-name="Courier" fo:language="en" fo:country="US" officeooo:rsid="002d5403" officeooo:paragraph-rsid="002dc794"/>
    </style:style>
    <style:style style:name="P103" style:family="paragraph" style:parent-style-name="Table_20_Contents">
      <style:text-properties style:font-name="Courier" fo:language="en" fo:country="US" officeooo:rsid="002d5403" officeooo:paragraph-rsid="002e3b64"/>
    </style:style>
    <style:style style:name="P104" style:family="paragraph" style:parent-style-name="Table_20_Contents">
      <style:paragraph-properties fo:text-align="center" style:justify-single-word="false"/>
      <style:text-properties style:font-name="Courier" fo:language="en" fo:country="US" officeooo:rsid="002dc794" officeooo:paragraph-rsid="002dc794"/>
    </style:style>
    <style:style style:name="P105" style:family="paragraph" style:parent-style-name="Table_20_Contents">
      <style:text-properties style:font-name="Courier" fo:language="en" fo:country="US" officeooo:rsid="002dc794" officeooo:paragraph-rsid="002dc794"/>
    </style:style>
    <style:style style:name="P106" style:family="paragraph" style:parent-style-name="Table_20_Contents">
      <style:paragraph-properties fo:text-align="center" style:justify-single-word="false"/>
      <style:text-properties style:font-name="Courier" fo:language="en" fo:country="US" officeooo:rsid="002e3b64" officeooo:paragraph-rsid="002e3b64"/>
    </style:style>
    <style:style style:name="P107" style:family="paragraph" style:parent-style-name="Table_20_Contents">
      <style:text-properties style:font-name="Courier" fo:language="en" fo:country="US" officeooo:rsid="002e3b64" officeooo:paragraph-rsid="002e3b64"/>
    </style:style>
    <style:style style:name="P108" style:family="paragraph" style:parent-style-name="Table_20_Contents">
      <style:paragraph-properties fo:text-align="justify" style:justify-single-word="false"/>
      <style:text-properties style:font-name="Courier" fo:language="en" fo:country="US" officeooo:rsid="002e632a" officeooo:paragraph-rsid="002e632a"/>
    </style:style>
    <style:style style:name="P109" style:family="paragraph" style:parent-style-name="Table_20_Contents">
      <style:paragraph-properties fo:text-align="justify" style:justify-single-word="false"/>
      <style:text-properties style:font-name="Courier" fo:language="en" fo:country="US" officeooo:rsid="002e632a" officeooo:paragraph-rsid="002f4312"/>
    </style:style>
    <style:style style:name="P110" style:family="paragraph" style:parent-style-name="Table_20_Contents">
      <style:paragraph-properties fo:text-align="center" style:justify-single-word="false"/>
      <style:text-properties style:font-name="Courier" fo:language="en" fo:country="US" officeooo:rsid="002e632a" officeooo:paragraph-rsid="002e632a"/>
    </style:style>
    <style:style style:name="P111" style:family="paragraph" style:parent-style-name="Table_20_Contents">
      <style:paragraph-properties fo:text-align="justify" style:justify-single-word="false"/>
      <style:text-properties style:font-name="Courier"/>
    </style:style>
    <style:style style:name="P112" style:family="paragraph" style:parent-style-name="Table_20_Contents">
      <style:paragraph-properties fo:text-align="justify" style:justify-single-word="false"/>
      <style:text-properties style:font-name="Courier" officeooo:paragraph-rsid="00307f0f"/>
    </style:style>
    <style:style style:name="P113" style:family="paragraph" style:parent-style-name="Table_20_Contents">
      <style:paragraph-properties fo:text-align="justify" style:justify-single-word="false"/>
      <style:text-properties style:font-name="Courier" officeooo:paragraph-rsid="0040fd5e"/>
    </style:style>
    <style:style style:name="P114" style:family="paragraph" style:parent-style-name="Table_20_Contents">
      <style:paragraph-properties fo:text-align="center" style:justify-single-word="false"/>
      <style:text-properties style:font-name="Courier" fo:font-weight="bold" officeooo:rsid="00307f0f" officeooo:paragraph-rsid="00307f0f" style:font-weight-asian="bold" style:font-weight-complex="bold"/>
    </style:style>
    <style:style style:name="P115" style:family="paragraph" style:parent-style-name="Table_20_Contents">
      <style:paragraph-properties fo:text-align="center" style:justify-single-word="false"/>
      <style:text-properties style:font-name="Courier" fo:font-weight="bold" officeooo:rsid="0030b5e4" officeooo:paragraph-rsid="0030b5e4" style:font-weight-asian="bold" style:font-weight-complex="bold"/>
    </style:style>
    <style:style style:name="P116" style:family="paragraph" style:parent-style-name="Preformatted_20_Text">
      <style:text-properties style:font-name="Courier" fo:language="en" fo:country="US" officeooo:rsid="00229185" officeooo:paragraph-rsid="00229185"/>
    </style:style>
    <style:style style:name="P117" style:family="paragraph" style:parent-style-name="Standard">
      <style:text-properties style:font-name="Courier" fo:language="en" fo:country="US" fo:font-weight="bold" officeooo:rsid="001d6991" officeooo:paragraph-rsid="001e5763" style:font-weight-asian="bold" style:font-weight-complex="bold"/>
    </style:style>
    <style:style style:name="P118" style:family="paragraph" style:parent-style-name="Standard">
      <style:text-properties style:font-name="Courier" fo:language="en" fo:country="US" officeooo:rsid="000e1f25"/>
    </style:style>
    <style:style style:name="P119" style:family="paragraph" style:parent-style-name="Standard">
      <style:paragraph-properties fo:text-align="justify" style:justify-single-word="false"/>
      <style:text-properties style:font-name="Courier" fo:language="en" fo:country="US" officeooo:rsid="002d5403" officeooo:paragraph-rsid="002d5403"/>
    </style:style>
    <style:style style:name="P120" style:family="paragraph" style:parent-style-name="Standard" style:list-style-name="L3">
      <style:text-properties style:font-name="Courier" officeooo:rsid="002f4312" officeooo:paragraph-rsid="002f4312"/>
    </style:style>
    <style:style style:name="P121" style:family="paragraph" style:parent-style-name="Standard" style:list-style-name="L4">
      <style:paragraph-properties fo:text-align="justify" style:justify-single-word="false"/>
      <style:text-properties style:font-name="Courier" officeooo:rsid="0032ae3f" officeooo:paragraph-rsid="0032ae3f"/>
    </style:style>
    <style:style style:name="P122" style:family="paragraph" style:parent-style-name="Standard" style:list-style-name="L4">
      <style:paragraph-properties fo:text-align="justify" style:justify-single-word="false"/>
      <style:text-properties style:font-name="Courier" officeooo:rsid="0034c32c" officeooo:paragraph-rsid="0034c32c"/>
    </style:style>
    <style:style style:name="P123" style:family="paragraph" style:parent-style-name="Standard" style:list-style-name="L4">
      <style:paragraph-properties fo:text-align="justify" style:justify-single-word="false"/>
      <style:text-properties style:font-name="Courier" officeooo:rsid="0035e928" officeooo:paragraph-rsid="0035e928"/>
    </style:style>
    <style:style style:name="P124" style:family="paragraph" style:parent-style-name="Standard" style:list-style-name="L5">
      <style:paragraph-properties fo:text-align="justify" style:justify-single-word="false"/>
      <style:text-properties style:font-name="Courier" officeooo:rsid="0037af5b" officeooo:paragraph-rsid="0037c679"/>
    </style:style>
    <style:style style:name="P125" style:family="paragraph" style:parent-style-name="Standard" style:list-style-name="L5">
      <style:paragraph-properties fo:text-align="justify" style:justify-single-word="false"/>
      <style:text-properties style:font-name="Courier" fo:font-weight="bold" officeooo:rsid="0037af5b" officeooo:paragraph-rsid="0037c679" style:font-weight-asian="bold" style:font-weight-complex="bold"/>
    </style:style>
    <style:style style:name="P126" style:family="paragraph" style:parent-style-name="Standard">
      <style:paragraph-properties fo:text-align="justify" style:justify-single-word="false"/>
      <style:text-properties style:font-name="Courier" fo:font-weight="normal" officeooo:rsid="0037c679" officeooo:paragraph-rsid="0037c679" style:font-weight-asian="normal" style:font-weight-complex="normal"/>
    </style:style>
    <style:style style:name="P127" style:family="paragraph" style:parent-style-name="Standard">
      <style:paragraph-properties fo:text-align="justify" style:justify-single-word="false"/>
      <style:text-properties style:font-name="Courier" fo:font-weight="normal" officeooo:rsid="0039bf36" officeooo:paragraph-rsid="003fbd09" style:font-weight-asian="normal" style:font-weight-complex="normal"/>
    </style:style>
    <style:style style:name="P128" style:family="paragraph" style:parent-style-name="Standard">
      <style:paragraph-properties fo:text-align="justify" style:justify-single-word="false"/>
      <style:text-properties style:font-name="Courier" fo:font-size="9pt" fo:font-weight="normal" officeooo:rsid="0037c679" officeooo:paragraph-rsid="0037c679" style:font-size-asian="9pt" style:font-weight-asian="normal" style:font-size-complex="9pt" style:font-weight-complex="normal"/>
    </style:style>
    <style:style style:name="P129" style:family="paragraph" style:parent-style-name="Standard">
      <style:paragraph-properties fo:text-align="justify" style:justify-single-word="false"/>
      <style:text-properties style:font-name="Courier" fo:font-size="9pt" fo:font-weight="normal" officeooo:rsid="0038a5ba" officeooo:paragraph-rsid="0038a5ba" style:font-size-asian="9pt" style:font-weight-asian="normal" style:font-size-complex="9pt" style:font-weight-complex="normal"/>
    </style:style>
    <style:style style:name="P130" style:family="paragraph" style:parent-style-name="Standard">
      <style:paragraph-properties fo:text-align="justify" style:justify-single-word="false"/>
      <style:text-properties style:font-name="Courier" fo:font-size="9pt" fo:font-weight="normal" officeooo:rsid="003fbd09" officeooo:paragraph-rsid="003fbd09" style:font-size-asian="9pt" style:font-weight-asian="normal" style:font-size-complex="9pt" style:font-weight-complex="normal"/>
    </style:style>
    <style:style style:name="P131" style:family="paragraph" style:parent-style-name="Standard" style:list-style-name="L6">
      <style:paragraph-properties fo:text-align="justify" style:justify-single-word="false"/>
      <style:text-properties style:font-name="Courier" fo:font-size="12pt" officeooo:rsid="003e688a" officeooo:paragraph-rsid="003e688a" style:font-size-asian="10.5pt" style:font-size-complex="12pt"/>
    </style:style>
    <style:style style:name="P132" style:family="paragraph" style:parent-style-name="Standard">
      <style:paragraph-properties fo:text-align="justify" style:justify-single-word="false"/>
      <style:text-properties style:font-name="Courier" fo:font-size="12pt" officeooo:rsid="003e688a" officeooo:paragraph-rsid="003e688a" style:font-size-asian="10.5pt" style:font-size-complex="12pt"/>
    </style:style>
    <style:style style:name="P133" style:family="paragraph" style:parent-style-name="Standard">
      <style:paragraph-properties fo:text-align="center" style:justify-single-word="false"/>
      <style:text-properties style:font-name="Courier" fo:font-size="12pt" officeooo:rsid="003e688a" officeooo:paragraph-rsid="003e688a" style:font-size-asian="10.5pt" style:font-size-complex="12pt"/>
    </style:style>
    <style:style style:name="P134" style:family="paragraph" style:parent-style-name="Standard">
      <style:paragraph-properties fo:text-align="center" style:justify-single-word="false"/>
      <style:text-properties style:font-name="Courier" fo:font-size="12pt" officeooo:rsid="0041f8f5" officeooo:paragraph-rsid="0041f8f5" style:font-size-asian="10.5pt" style:font-size-complex="12pt"/>
    </style:style>
    <style:style style:name="P135" style:family="paragraph" style:parent-style-name="Standard">
      <style:paragraph-properties fo:text-align="justify" style:justify-single-word="false"/>
      <style:text-properties style:font-name="Courier" fo:font-size="12pt" fo:font-weight="normal" officeooo:rsid="003fbd09" officeooo:paragraph-rsid="003fbd09" style:font-size-asian="10.5pt" style:font-weight-asian="normal" style:font-size-complex="12pt" style:font-weight-complex="normal"/>
    </style:style>
    <style:style style:name="P136" style:family="paragraph" style:parent-style-name="Standard" style:list-style-name="L7">
      <style:paragraph-properties fo:text-align="justify" style:justify-single-word="false"/>
      <style:text-properties style:font-name="Courier" fo:font-size="12pt" fo:font-weight="bold" officeooo:rsid="0040fd5e" officeooo:paragraph-rsid="003ce604" style:font-size-asian="12pt" style:font-weight-asian="bold" style:font-size-complex="12pt" style:font-weight-complex="bold"/>
    </style:style>
    <style:style style:name="P137" style:family="paragraph" style:parent-style-name="Standard">
      <style:paragraph-properties fo:text-align="center" style:justify-single-word="false"/>
      <style:text-properties style:font-name="Courier" officeooo:rsid="002cd889" officeooo:paragraph-rsid="002cd889"/>
    </style:style>
    <style:style style:name="P138" style:family="paragraph" style:parent-style-name="Standard">
      <style:paragraph-properties fo:text-align="center" style:justify-single-word="false"/>
      <style:text-properties style:font-name="Courier" officeooo:rsid="0041f8f5" officeooo:paragraph-rsid="0041f8f5"/>
    </style:style>
    <style:style style:name="P139" style:family="paragraph" style:parent-style-name="Standard">
      <style:paragraph-properties fo:text-align="center" style:justify-single-word="false"/>
      <style:text-properties style:font-name="Courier" officeooo:rsid="00307f0f" officeooo:paragraph-rsid="00307f0f"/>
    </style:style>
    <style:style style:name="P140" style:family="paragraph" style:parent-style-name="Standard" style:list-style-name="L5">
      <style:paragraph-properties fo:text-align="justify" style:justify-single-word="false"/>
      <style:text-properties officeooo:paragraph-rsid="0037af5b"/>
    </style:style>
    <style:style style:name="P141" style:family="paragraph" style:parent-style-name="Standard">
      <style:paragraph-properties fo:text-align="center" style:justify-single-word="false" fo:break-before="page"/>
      <style:text-properties style:font-name="Courier" officeooo:rsid="002cd889" officeooo:paragraph-rsid="002cd889"/>
    </style:style>
    <style:style style:name="P142" style:family="paragraph" style:parent-style-name="Standard">
      <style:paragraph-properties fo:text-align="center" style:justify-single-word="false" fo:break-before="page"/>
      <style:text-properties style:font-name="Courier" fo:font-size="12pt" officeooo:rsid="003e688a" officeooo:paragraph-rsid="003e688a" style:font-size-asian="10.5pt" style:font-size-complex="12pt"/>
    </style:style>
    <style:style style:name="P143" style:family="paragraph" style:parent-style-name="Table_20_Contents" style:list-style-name="L2">
      <style:text-properties style:font-name="Courier" fo:language="en" fo:country="US" fo:font-weight="bold" officeooo:rsid="00218533" officeooo:paragraph-rsid="00218533" style:font-weight-asian="bold" style:font-weight-complex="bold"/>
    </style:style>
    <style:style style:name="P144" style:family="paragraph" style:parent-style-name="Table_20_Contents" style:list-style-name="L2">
      <style:text-properties style:font-name="Courier" fo:language="en" fo:country="US" fo:font-weight="normal" officeooo:rsid="00218533" officeooo:paragraph-rsid="00218533" style:font-weight-asian="normal" style:font-weight-complex="normal"/>
    </style:style>
    <style:style style:name="P145" style:family="paragraph" style:parent-style-name="Table_20_Contents">
      <style:paragraph-properties fo:text-align="center" style:justify-single-word="false"/>
      <style:text-properties style:font-name="Courier" fo:font-weight="bold" officeooo:rsid="00307f0f" style:font-weight-asian="bold" style:font-weight-complex="bold"/>
    </style:style>
    <style:style style:name="P146" style:family="paragraph" style:parent-style-name="Table_20_Contents" style:list-style-name="L2">
      <style:text-properties fo:language="en" fo:country="US" officeooo:paragraph-rsid="00218533"/>
    </style:style>
    <style:style style:name="P147" style:family="paragraph" style:parent-style-name="Table_20_Contents" style:list-style-name="L1">
      <loext:graphic-properties draw:fill="none"/>
      <style:paragraph-properties fo:margin-left="0cm" fo:margin-right="0cm" fo:text-indent="0cm" style:auto-text-indent="false" fo:background-color="transparent" text:number-lines="false" text:line-number="0"/>
      <style:text-properties style:font-name="Courier" officeooo:paragraph-rsid="002d5403"/>
    </style:style>
    <style:style style:name="P148" style:family="paragraph" style:parent-style-name="Table_20_Contents" style:list-style-name="L1">
      <loext:graphic-properties draw:fill="none"/>
      <style:paragraph-properties fo:margin-left="0cm" fo:margin-right="0cm" fo:text-indent="0cm" style:auto-text-indent="false" fo:background-color="transparent" text:number-lines="false" text:line-number="0"/>
      <style:text-properties style:font-name="Courier" officeooo:rsid="0014705c" officeooo:paragraph-rsid="001bc09f"/>
    </style:style>
    <style:style style:name="P149" style:family="paragraph" style:parent-style-name="Table_20_Contents" style:list-style-name="L1">
      <loext:graphic-properties draw:fill="none"/>
      <style:paragraph-properties fo:margin-left="0cm" fo:margin-right="0cm" fo:text-indent="0cm" style:auto-text-indent="false" fo:background-color="transparent" text:number-lines="false" text:line-number="0"/>
      <style:text-properties style:font-name="Courier" officeooo:rsid="0014705c" officeooo:paragraph-rsid="001e5763"/>
    </style:style>
    <style:style style:name="T1" style:family="text">
      <style:text-properties officeooo:rsid="00109d6b"/>
    </style:style>
    <style:style style:name="T2" style:family="text">
      <style:text-properties officeooo:rsid="0014705c"/>
    </style:style>
    <style:style style:name="T3" style:family="text">
      <style:text-properties officeooo:rsid="0014745b"/>
    </style:style>
    <style:style style:name="T4" style:family="text">
      <style:text-properties officeooo:rsid="00176781"/>
    </style:style>
    <style:style style:name="T5" style:family="text">
      <style:text-properties officeooo:rsid="00190aea"/>
    </style:style>
    <style:style style:name="T6" style:family="text">
      <style:text-properties officeooo:rsid="001979c4"/>
    </style:style>
    <style:style style:name="T7" style:family="text">
      <style:text-properties fo:font-weight="bold" style:font-weight-asian="bold" style:font-weight-complex="bold"/>
    </style:style>
    <style:style style:name="T8" style:family="text">
      <style:text-properties fo:font-weight="bold" officeooo:rsid="001bc09f" style:font-weight-asian="bold" style:font-weight-complex="bold"/>
    </style:style>
    <style:style style:name="T9" style:family="text">
      <style:text-properties fo:font-weight="bold" officeooo:rsid="0014745b" style:font-weight-asian="bold" style:font-weight-complex="bold"/>
    </style:style>
    <style:style style:name="T10" style:family="text">
      <style:text-properties fo:font-weight="bold" officeooo:rsid="0014705c" style:font-weight-asian="bold" style:font-weight-complex="bold"/>
    </style:style>
    <style:style style:name="T11" style:family="text">
      <style:text-properties fo:font-weight="bold" officeooo:rsid="001e5763" style:font-weight-asian="bold" style:font-weight-complex="bold"/>
    </style:style>
    <style:style style:name="T12" style:family="text">
      <style:text-properties fo:font-weight="bold" officeooo:rsid="001fb485" style:font-weight-asian="bold" style:font-weight-complex="bold"/>
    </style:style>
    <style:style style:name="T13" style:family="text">
      <style:text-properties fo:font-weight="bold" officeooo:rsid="001d6991" style:font-weight-asian="bold" style:font-weight-complex="bold"/>
    </style:style>
    <style:style style:name="T14" style:family="text">
      <style:text-properties fo:font-weight="bold" officeooo:rsid="00176781" style:font-weight-asian="bold" style:font-weight-complex="bold"/>
    </style:style>
    <style:style style:name="T15" style:family="text">
      <style:text-properties fo:font-weight="bold" officeooo:rsid="00218533" style:font-weight-asian="bold" style:font-weight-complex="bold"/>
    </style:style>
    <style:style style:name="T16" style:family="text">
      <style:text-properties fo:font-weight="bold" officeooo:rsid="00229185" style:font-weight-asian="bold" style:font-weight-complex="bold"/>
    </style:style>
    <style:style style:name="T17" style:family="text">
      <style:text-properties fo:font-weight="bold" officeooo:rsid="0023b81d" style:font-weight-asian="bold" style:font-weight-complex="bold"/>
    </style:style>
    <style:style style:name="T18" style:family="text">
      <style:text-properties fo:font-weight="bold" officeooo:rsid="00291d9b" style:font-weight-asian="bold" style:font-weight-complex="bold"/>
    </style:style>
    <style:style style:name="T19" style:family="text">
      <style:text-properties fo:font-weight="bold" officeooo:rsid="002991a5" style:font-weight-asian="bold" style:font-weight-complex="bold"/>
    </style:style>
    <style:style style:name="T20" style:family="text">
      <style:text-properties fo:font-weight="bold" officeooo:rsid="002dc794" style:font-weight-asian="bold" style:font-weight-complex="bold"/>
    </style:style>
    <style:style style:name="T21" style:family="text">
      <style:text-properties fo:font-weight="bold" officeooo:rsid="002e3b64" style:font-weight-asian="bold" style:font-weight-complex="bold"/>
    </style:style>
    <style:style style:name="T22" style:family="text">
      <style:text-properties fo:font-weight="bold" officeooo:rsid="002e632a" style:font-weight-asian="bold" style:font-weight-complex="bold"/>
    </style:style>
    <style:style style:name="T23" style:family="text">
      <style:text-properties fo:font-weight="bold" officeooo:rsid="002f4312" style:font-weight-asian="bold" style:font-weight-complex="bold"/>
    </style:style>
    <style:style style:name="T24" style:family="text">
      <style:text-properties fo:font-weight="bold" officeooo:rsid="00307f0f" style:font-weight-asian="bold" style:font-weight-complex="bold"/>
    </style:style>
    <style:style style:name="T25" style:family="text">
      <style:text-properties fo:font-weight="bold" officeooo:rsid="0037c679" style:font-weight-asian="bold" style:font-weight-complex="bold"/>
    </style:style>
    <style:style style:name="T26" style:family="text">
      <style:text-properties fo:font-weight="bold" officeooo:rsid="003fbd09" style:font-weight-asian="bold" style:font-weight-complex="bold"/>
    </style:style>
    <style:style style:name="T27" style:family="text">
      <style:text-properties style:font-name="Courier"/>
    </style:style>
    <style:style style:name="T28" style:family="text">
      <style:text-properties style:font-name="Courier" fo:font-weight="normal" officeooo:rsid="00218533" style:font-weight-asian="normal" style:font-weight-complex="normal"/>
    </style:style>
    <style:style style:name="T29" style:family="text">
      <style:text-properties style:font-name="Courier" officeooo:rsid="00218533"/>
    </style:style>
    <style:style style:name="T30" style:family="text">
      <style:text-properties style:font-name="Courier" officeooo:rsid="0037af5b"/>
    </style:style>
    <style:style style:name="T31" style:family="text">
      <style:text-properties style:font-name="Courier" officeooo:rsid="0037c679"/>
    </style:style>
    <style:style style:name="T32" style:family="text">
      <style:text-properties style:font-name="Courier" fo:font-weight="bold" officeooo:rsid="0037af5b" style:font-weight-asian="bold" style:font-weight-complex="bold"/>
    </style:style>
    <style:style style:name="T33" style:family="text">
      <style:text-properties officeooo:rsid="001bc09f"/>
    </style:style>
    <style:style style:name="T34" style:family="text">
      <style:text-properties officeooo:rsid="001d6991"/>
    </style:style>
    <style:style style:name="T35" style:family="text">
      <style:text-properties officeooo:rsid="001e5763"/>
    </style:style>
    <style:style style:name="T36" style:family="text">
      <style:text-properties fo:font-weight="normal" style:font-weight-asian="normal" style:font-weight-complex="normal"/>
    </style:style>
    <style:style style:name="T37" style:family="text">
      <style:text-properties fo:font-weight="normal" officeooo:rsid="001e5763" style:font-weight-asian="normal" style:font-weight-complex="normal"/>
    </style:style>
    <style:style style:name="T38" style:family="text">
      <style:text-properties fo:font-weight="normal" officeooo:rsid="001fb485" style:font-weight-asian="normal" style:font-weight-complex="normal"/>
    </style:style>
    <style:style style:name="T39" style:family="text">
      <style:text-properties fo:font-weight="normal" officeooo:rsid="00218533" style:font-weight-asian="normal" style:font-weight-complex="normal"/>
    </style:style>
    <style:style style:name="T40" style:family="text">
      <style:text-properties fo:font-weight="normal" officeooo:rsid="0014705c" style:font-weight-asian="normal" style:font-weight-complex="normal"/>
    </style:style>
    <style:style style:name="T41" style:family="text">
      <style:text-properties fo:font-weight="normal" officeooo:rsid="002e3b64" style:font-weight-asian="normal" style:font-weight-complex="normal"/>
    </style:style>
    <style:style style:name="T42" style:family="text">
      <style:text-properties fo:font-weight="normal" officeooo:rsid="0037c679" style:font-weight-asian="normal" style:font-weight-complex="normal"/>
    </style:style>
    <style:style style:name="T43" style:family="text">
      <style:text-properties fo:font-weight="normal" officeooo:rsid="003ce604" style:font-weight-asian="normal" style:font-weight-complex="normal"/>
    </style:style>
    <style:style style:name="T44" style:family="text">
      <style:text-properties fo:font-weight="normal" officeooo:rsid="003fbd09" style:font-weight-asian="normal" style:font-weight-complex="normal"/>
    </style:style>
    <style:style style:name="T45" style:family="text">
      <style:text-properties fo:font-weight="normal" officeooo:rsid="0041f8f5" style:font-weight-asian="normal" style:font-weight-complex="normal"/>
    </style:style>
    <style:style style:name="T46" style:family="text">
      <style:text-properties officeooo:rsid="001fb485"/>
    </style:style>
    <style:style style:name="T47" style:family="text">
      <style:text-properties officeooo:rsid="00218533"/>
    </style:style>
    <style:style style:name="T48" style:family="text">
      <style:text-properties officeooo:rsid="00229185"/>
    </style:style>
    <style:style style:name="T49" style:family="text">
      <style:text-properties officeooo:rsid="0023b81d"/>
    </style:style>
    <style:style style:name="T50" style:family="text">
      <style:text-properties officeooo:rsid="0027c6a5"/>
    </style:style>
    <style:style style:name="T51" style:family="text">
      <style:text-properties officeooo:rsid="002991a5"/>
    </style:style>
    <style:style style:name="T52" style:family="text">
      <style:text-properties officeooo:rsid="002c0945"/>
    </style:style>
    <style:style style:name="T53" style:family="text">
      <style:text-properties officeooo:rsid="002d5403"/>
    </style:style>
    <style:style style:name="T54" style:family="text">
      <style:text-properties officeooo:rsid="002dc794"/>
    </style:style>
    <style:style style:name="T55" style:family="text">
      <style:text-properties officeooo:rsid="002e3b64"/>
    </style:style>
    <style:style style:name="T56" style:family="text">
      <style:text-properties officeooo:rsid="002f4312"/>
    </style:style>
    <style:style style:name="T57" style:family="text">
      <style:text-properties officeooo:rsid="00307f0f"/>
    </style:style>
    <style:style style:name="T58" style:family="text">
      <style:text-properties officeooo:rsid="0030b5e4"/>
    </style:style>
    <style:style style:name="T59" style:family="text">
      <style:text-properties officeooo:rsid="0032ae3f"/>
    </style:style>
    <style:style style:name="T60" style:family="text">
      <style:text-properties officeooo:rsid="00343f09"/>
    </style:style>
    <style:style style:name="T61" style:family="text">
      <style:text-properties officeooo:rsid="0034c32c"/>
    </style:style>
    <style:style style:name="T62" style:family="text">
      <style:text-properties officeooo:rsid="0035e928"/>
    </style:style>
    <style:style style:name="T63" style:family="text">
      <style:text-properties officeooo:rsid="0037c679"/>
    </style:style>
    <style:style style:name="T64" style:family="text">
      <style:text-properties fo:font-size="9pt" style:font-size-asian="9pt" style:font-size-complex="9pt"/>
    </style:style>
    <style:style style:name="T65" style:family="text">
      <style:text-properties officeooo:rsid="0041f8f5"/>
    </style:style>
    <text:list-style style:name="L1">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
      <text:p text:style-name="P2"/>
      <text:p text:style-name="P2">RECIPES</text:p>
      <text:p text:style-name="P2"/>
      <text:p text:style-name="P3"/>
      <text:p text:style-name="P4">Recipes are list of instruction and commands to inform the build system how make a project , as <text:s/><text:span text:style-name="T6">for example </text:span>in bitbake.</text:p>
      <text:p text:style-name="P4">In EGG the recipes are written with support of xml format . To parse the xml files in the bash script I use the xmlstarlet utility.</text:p>
      <text:p text:style-name="P4"/>
      <text:p text:style-name="P4">In general the structure of one recipes is like the following schema . Ex:</text:p>
      <text:p text:style-name="P1"/>
      <text:p text:style-name="P5">&lt;?xml version="1.0"?&gt;</text:p>
      <text:p text:style-name="P5">&lt;egg&gt;</text:p>
      <text:p text:style-name="P5"><text:s text:c="2"/>&lt;project&gt;</text:p>
      <text:p text:style-name="P5"><text:s text:c="4"/>&lt;name&gt;busybox&lt;/name&gt;</text:p>
      <text:p text:style-name="P5"><text:s text:c="4"/>&lt;remote&gt; <text:s text:c="2"/></text:p>
      <text:p text:style-name="P5"><text:tab/>….. <text:s text:c="2"/></text:p>
      <text:p text:style-name="P5"><text:s text:c="4"/>&lt;/remote&gt;</text:p>
      <text:p text:style-name="P6"><text:s text:c="4"/>&lt;<text:span text:style-name="T6">patch</text:span>&gt; <text:s text:c="2"/></text:p>
      <text:p text:style-name="P6"><text:tab/>….. <text:s text:c="2"/></text:p>
      <text:p text:style-name="P6"><text:s text:c="4"/>&lt;/<text:span text:style-name="T6">patch</text:span>&gt;</text:p>
      <text:p text:style-name="P5"><text:s text:c="4"/>&lt;build&gt;</text:p>
      <text:p text:style-name="P5"><text:s text:c="6"/>&lt;step id="0”&gt;</text:p>
      <text:p text:style-name="P5"><text:tab/>…..</text:p>
      <text:p text:style-name="P5"><text:tab/>&lt;/step&gt;</text:p>
      <text:p text:style-name="P5"><text:s text:c="6"/>&lt;step id="1”&gt;</text:p>
      <text:p text:style-name="P5"><text:tab/>…..</text:p>
      <text:p text:style-name="P5"><text:tab/>&lt;/step&gt;</text:p>
      <text:p text:style-name="P5"><text:s text:c="4"/>&lt;/build&gt;</text:p>
      <text:p text:style-name="P5"><text:s text:c="2"/>&lt;/project&gt;</text:p>
      <text:p text:style-name="P5">&lt;/egg&gt;</text:p>
      <text:p text:style-name="P5"/>
      <text:p text:style-name="P7"><text:soft-page-break/>As in xmlstarlet to refer a xml node , ex &lt;egg&gt;&lt;project&gt;&lt;name&gt; use the syntax egg/project/name.</text:p>
      <text:p text:style-name="P7">Into node remote , <text:span text:style-name="T6">patch </text:span>and step NN there are many nodes in function of the project request.</text:p>
      <text:p text:style-name="P7"/>
      <text:p text:style-name="P8">Every <text:s/>recipes must be saved in a file named <text:span text:style-name="T7">conf.egg</text:span> and store into a folder with the <text:span text:style-name="T7">same name</text:span> of the field <text:span text:style-name="T7">egg/project/name</text:span>. So a <text:s/>complete build system must <text:s/>be <text:s/>a collection of folders into a single main folder. This main folder I named ‘repo’ from repository. Ad example the folder rpi2_repo, <text:span text:style-name="T6">a very simple project,</text:span> <text:s/>have <text:s/>the following tree files</text:p>
      <text:p text:style-name="P7">.</text:p>
      <text:p text:style-name="P49">├── busybox</text:p>
      <text:p text:style-name="P49">│   ├── busybox_defconfig_arm</text:p>
      <text:p text:style-name="P49">│   ├── busybox_init</text:p>
      <text:p text:style-name="P49">│   └── conf.egg</text:p>
      <text:p text:style-name="P49">├── conf.egg</text:p>
      <text:p text:style-name="P49">├── linux</text:p>
      <text:p text:style-name="P49">│   └── conf.egg</text:p>
      <text:p text:style-name="P49">└── uboot</text:p>
      <text:p text:style-name="P49"><text:s text:c="4"/>└── conf.egg</text:p>
      <text:p text:style-name="P7"/>
      <text:p text:style-name="P7">the <text:span text:style-name="T7">conf.egg</text:span> file on main folder rpi2_repo is a special file : it describe the configuration file for all recipes into repo. Ad ex <text:s/>for this repo the file contain:</text:p>
      <text:p text:style-name="P7"/>
      <text:p text:style-name="P7">&lt;?xml version="1.0"?&gt;</text:p>
      <text:p text:style-name="P7">&lt;egg&gt;</text:p>
      <text:p text:style-name="P7"><text:s text:c="2"/>&lt;conf&gt;</text:p>
      <text:p text:style-name="P7">----- </text:p>
      <text:p text:style-name="P7"><text:s text:c="2"/>&lt;/conf&gt;</text:p>
      <text:p text:style-name="P7"><text:s text:c="2"/>&lt;defaults&gt;</text:p>
      <text:p text:style-name="P7"><text:s text:c="4"/>&lt;step id="0"&gt;</text:p>
      <text:p text:style-name="P7"><text:s text:c="6"/>….</text:p>
      <text:p text:style-name="P7"><text:s text:c="4"/>&lt;/step&gt;</text:p>
      <text:p text:style-name="P7"><text:s text:c="4"/>&lt;step id="1"&gt;</text:p>
      <text:p text:style-name="P7"><text:s text:c="6"/>...</text:p>
      <text:p text:style-name="P7"><text:s text:c="4"/>&lt;/step&gt;</text:p>
      <text:p text:style-name="P7"><text:s text:c="2"/>&lt;/defaults&gt;</text:p>
      <text:p text:style-name="P7">&lt;/egg&gt;</text:p>
      <text:p text:style-name="P7"/>
      <text:p text:style-name="P17">Both the files recipes as <text:s/>the main <text:s/>configuration file is organizzed by step or level so a same recipes can build a different out because at every step can configure the contour: the compile, the option or the architetture. In this mode is very fast the reuse of the recipes.</text:p>
      <text:p text:style-name="P9"/>
      <text:p text:style-name="P9"/>
      <text:p text:style-name="P9">Recipes description:</text:p>
      <text:p text:style-name="P9"/>
      <text:p text:style-name="P10"><text:span text:style-name="T33">NODE: </text:span><text:span text:style-name="T8">n</text:span><text:span text:style-name="T7">ame</text:span> </text:p>
      <table:table table:name="Tabella1" table:style-name="Tabella1">
        <table:table-column table:style-name="Tabella1.A"/>
        <table:table-column table:style-name="Tabella1.B"/>
        <table:table-column table:style-name="Tabella1.C"/>
        <table:table-row>
          <table:table-cell table:style-name="Tabella1.A1" office:value-type="string">
            <text:p text:style-name="P56">FIELD</text:p>
          </table:table-cell>
          <table:table-cell table:style-name="Tabella1.A1" office:value-type="string">
            <text:p text:style-name="P56">OPT</text:p>
          </table:table-cell>
          <table:table-cell table:style-name="Tabella1.C1" office:value-type="string">
            <text:p text:style-name="P56">DESCRIPTION</text:p>
          </table:table-cell>
        </table:table-row>
        <text:soft-page-break/>
        <table:table-row>
          <table:table-cell table:style-name="Tabella1.A2" office:value-type="string">
            <text:p text:style-name="P61"><text:s/>egg/project/<text:span text:style-name="T7">name</text:span></text:p>
            <text:p text:style-name="P87"/>
          </table:table-cell>
          <table:table-cell table:style-name="Tabella1.A2" office:value-type="string">
            <text:p text:style-name="P72"><text:span text:style-name="T1">no</text:span> <text:s text:c="3"/></text:p>
          </table:table-cell>
          <table:table-cell table:style-name="Tabella1.C2" office:value-type="string">
            <text:p text:style-name="P55"><text:s/><text:span text:style-name="T1">Insert the project name .Must be the name of the folder where is this conf.egg file</text:span></text:p>
          </table:table-cell>
        </table:table-row>
      </table:table>
      <text:p text:style-name="P9"/>
      <text:p text:style-name="P10"><text:span text:style-name="T33">NODE: </text:span><text:span text:style-name="T8">r</text:span><text:span text:style-name="T7">emote</text:span></text:p>
      <table:table table:name="Tabella3" table:style-name="Tabella3">
        <table:table-column table:style-name="Tabella3.A"/>
        <table:table-column table:style-name="Tabella3.B"/>
        <table:table-column table:style-name="Tabella3.C"/>
        <table:table-row>
          <table:table-cell table:style-name="Tabella3.A1" office:value-type="string">
            <text:p text:style-name="P57">FIELD</text:p>
          </table:table-cell>
          <table:table-cell table:style-name="Tabella3.A1" office:value-type="string">
            <text:p text:style-name="P57">OPT</text:p>
          </table:table-cell>
          <table:table-cell table:style-name="Tabella3.C1" office:value-type="string">
            <text:p text:style-name="P57">DESCRIPTIO<text:span text:style-name="T3">N</text:span></text:p>
          </table:table-cell>
        </table:table-row>
        <table:table-row>
          <table:table-cell table:style-name="Tabella3.A2" office:value-type="string">
            <text:p text:style-name="P62"><text:s/>egg/project/<text:span text:style-name="T2">remote/</text:span><text:span text:style-name="T10">method</text:span></text:p>
          </table:table-cell>
          <table:table-cell table:style-name="Tabella3.A2" office:value-type="string">
            <text:p text:style-name="P57">no</text:p>
          </table:table-cell>
          <table:table-cell table:style-name="Tabella3.C2" office:value-type="string">
            <text:list xml:id="list5593046981283610743" text:style-name="L1">
              <text:list-header>
                <text:p text:style-name="P148"><text:s/>Available method: </text:p>
              </text:list-header>
              <text:list-item>
                <text:p text:style-name="P148">wget</text:p>
              </text:list-item>
              <text:list-item>
                <text:p text:style-name="P148">git</text:p>
              </text:list-item>
              <text:list-item>
                <text:p text:style-name="P148">svn</text:p>
              </text:list-item>
              <text:list-item>
                <text:p text:style-name="P148">apt</text:p>
              </text:list-item>
              <text:list-item>
                <text:p text:style-name="P148">file(rsync)</text:p>
              </text:list-item>
            </text:list>
          </table:table-cell>
        </table:table-row>
        <table:table-row>
          <table:table-cell table:style-name="Tabella3.A2" office:value-type="string">
            <text:p text:style-name="P62">egg/project/<text:span text:style-name="T2">remote/</text:span><text:span text:style-name="T10">url</text:span></text:p>
          </table:table-cell>
          <table:table-cell table:style-name="Tabella3.A2" office:value-type="string">
            <text:p text:style-name="P73">no </text:p>
          </table:table-cell>
          <table:table-cell table:style-name="Tabella3.C2" office:value-type="string">
            <text:p text:style-name="P75">Url to file to download , (with no filename...)</text:p>
          </table:table-cell>
        </table:table-row>
        <table:table-row>
          <table:table-cell table:style-name="Tabella3.A2" office:value-type="string">
            <text:p text:style-name="P62">egg/project/<text:span text:style-name="T2">remote/</text:span><text:span text:style-name="T10">file</text:span></text:p>
          </table:table-cell>
          <table:table-cell table:style-name="Tabella3.A2" office:value-type="string">
            <text:p text:style-name="P73">no</text:p>
          </table:table-cell>
          <table:table-cell table:style-name="Tabella3.C2" office:value-type="string">
            <text:p text:style-name="P75">Url to file to download , (only filename )</text:p>
          </table:table-cell>
        </table:table-row>
        <table:table-row>
          <table:table-cell table:style-name="Tabella3.A2" office:value-type="string">
            <text:p text:style-name="P62">egg/project/<text:span text:style-name="T2">remote/</text:span><text:span text:style-name="T10">key/url</text:span></text:p>
          </table:table-cell>
          <table:table-cell table:style-name="Tabella3.A2" office:value-type="string">
            <text:p text:style-name="P73">yes</text:p>
          </table:table-cell>
          <table:table-cell table:style-name="Tabella3.C2" office:value-type="string">
            <text:p text:style-name="P75">Url to <text:span text:style-name="T7">sign</text:span> file to download , <text:s/>(with no filename…)</text:p>
          </table:table-cell>
        </table:table-row>
        <table:table-row>
          <table:table-cell table:style-name="Tabella3.A2" office:value-type="string">
            <text:p text:style-name="P62">egg/project/<text:span text:style-name="T2">remote/</text:span><text:span text:style-name="T10">key/file</text:span></text:p>
          </table:table-cell>
          <table:table-cell table:style-name="Tabella3.A2" office:value-type="string">
            <text:p text:style-name="P73">yes</text:p>
          </table:table-cell>
          <table:table-cell table:style-name="Tabella3.C2" office:value-type="string">
            <text:p text:style-name="P75">Url to <text:span text:style-name="T8">sign</text:span><text:span text:style-name="T33"> </text:span>file to download , (only filename )</text:p>
          </table:table-cell>
        </table:table-row>
        <table:table-row>
          <table:table-cell table:style-name="Tabella3.A2" office:value-type="string">
            <text:p text:style-name="P62">egg/project/<text:span text:style-name="T2">remote/</text:span><text:span text:style-name="T10">branch</text:span></text:p>
          </table:table-cell>
          <table:table-cell table:style-name="Tabella3.A2" office:value-type="string">
            <text:p text:style-name="P73">yes</text:p>
          </table:table-cell>
          <table:table-cell table:style-name="Tabella3.C2" office:value-type="string">
            <text:p text:style-name="P75">In case of <text:span text:style-name="T7">git</text:span> method can insert <text:span text:style-name="T7">branch</text:span> to download </text:p>
          </table:table-cell>
        </table:table-row>
        <table:table-row>
          <table:table-cell table:style-name="Tabella3.A2" office:value-type="string">
            <text:p text:style-name="P62">egg/project/<text:span text:style-name="T2">remote/</text:span><text:span text:style-name="T10">revision</text:span></text:p>
          </table:table-cell>
          <table:table-cell table:style-name="Tabella3.A2" office:value-type="string">
            <text:p text:style-name="P77">yes</text:p>
          </table:table-cell>
          <table:table-cell table:style-name="Tabella3.C2" office:value-type="string">
            <text:p text:style-name="P75">In case of <text:span text:style-name="T9">svn</text:span> method can insert <text:span text:style-name="T9">revison</text:span> to download </text:p>
          </table:table-cell>
        </table:table-row>
      </table:table>
      <text:p text:style-name="P10"/>
      <text:p text:style-name="P10">Example<text:span text:style-name="T34">s</text:span> of remote node :</text:p>
      <text:p text:style-name="P10"/>
      <text:p text:style-name="P10"><text:s text:c="4"/><text:span text:style-name="T7">&lt;name</text:span>&gt;linux<text:span text:style-name="T7">&lt;/name&gt;</text:span></text:p>
      <text:p text:style-name="P10"><text:s text:c="4"/><text:span text:style-name="T7">&lt;remote&gt;</text:span></text:p>
      <text:p text:style-name="P10"><text:s text:c="6"/><text:span text:style-name="T7">&lt;method&gt;</text:span>git<text:span text:style-name="T7">&lt;/method&gt;</text:span></text:p>
      <text:p text:style-name="P10"><text:s text:c="6"/><text:span text:style-name="T7">&lt;url&gt;</text:span>https://github.com/raspberrypi<text:span text:style-name="T7">&lt;/url&gt;</text:span></text:p>
      <text:p text:style-name="P10"><text:s text:c="6"/><text:span text:style-name="T7">&lt;file&gt;</text:span>linux.git <text:span text:style-name="T7">&lt;/file&gt;</text:span></text:p>
      <text:p text:style-name="P10"><text:s text:c="6"/><text:span text:style-name="T7">&lt;branch&gt;</text:span>rpi-4.12.y<text:span text:style-name="T7">&lt;/branch&gt;</text:span></text:p>
      <text:p text:style-name="P10"><text:s text:c="4"/><text:span text:style-name="T7">&lt;/remote&gt;</text:span></text:p>
      <text:p text:style-name="P10"/>
      <text:p text:style-name="P18"><text:s text:c="4"/><text:span text:style-name="T7">&lt;remote&gt;</text:span></text:p>
      <text:p text:style-name="P18"><text:s text:c="6"/><text:span text:style-name="T7">&lt;method&gt;</text:span>wget<text:span text:style-name="T7">&lt;/method&gt;</text:span></text:p>
      <text:p text:style-name="P18"><text:s text:c="6"/><text:span text:style-name="T7">&lt;url&gt;</text:span>https://cdn.kernel.org/pub/linux/kernel/v4.x<text:span text:style-name="T7">&lt;/url&gt;</text:span></text:p>
      <text:p text:style-name="P18"><text:s text:c="6"/><text:span text:style-name="T7">&lt;file&gt;</text:span>linux-4.10.9.tar.xz<text:span text:style-name="T7">&lt;/file&gt;</text:span></text:p>
      <text:p text:style-name="P18"><text:s text:c="6"/><text:span text:style-name="T7">&lt;key&gt;</text:span></text:p>
      <text:p text:style-name="P18"><text:s text:c="8"/><text:span text:style-name="T7">&lt;url&gt;</text:span>https://cdn.kernel.org/pub/linux/kernel/v4.x<text:span text:style-name="T7">&lt;/url&gt;</text:span></text:p>
      <text:p text:style-name="P18"><text:s text:c="8"/><text:span text:style-name="T7">&lt;file&gt;</text:span>linux-4.10.9.tar.sign<text:span text:style-name="T7">&lt;/file&gt;</text:span></text:p>
      <text:p text:style-name="P18"><text:s text:c="6"/><text:span text:style-name="T7">&lt;/key&gt;</text:span></text:p>
      <text:p text:style-name="P18"><text:s text:c="4"/><text:span text:style-name="T7">&lt;/remote&gt;</text:span></text:p>
      <text:p text:style-name="P10"/>
      <text:p text:style-name="P11"><text:span text:style-name="T33">NODE: </text:span><text:span text:style-name="T8">patch</text:span><text:span text:style-name="T33"> id=N example &lt;patch id=”0”&gt;</text:span></text:p>
      <table:table table:name="Tabella5" table:style-name="Tabella5">
        <table:table-column table:style-name="Tabella5.A"/>
        <table:table-column table:style-name="Tabella5.B"/>
        <table:table-column table:style-name="Tabella5.C"/>
        <text:soft-page-break/>
        <table:table-row>
          <table:table-cell table:style-name="Tabella5.A1" office:value-type="string">
            <text:p text:style-name="P58">FIELD</text:p>
          </table:table-cell>
          <table:table-cell table:style-name="Tabella5.A1" office:value-type="string">
            <text:p text:style-name="P58">OPT</text:p>
          </table:table-cell>
          <table:table-cell table:style-name="Tabella5.C1" office:value-type="string">
            <text:p text:style-name="P58">DESCRIPTIO<text:span text:style-name="T3">N</text:span></text:p>
          </table:table-cell>
        </table:table-row>
        <table:table-row>
          <table:table-cell table:style-name="Tabella5.A2" office:value-type="string">
            <text:p text:style-name="P66"><text:s/>egg/project/<text:span text:style-name="T35">patch/</text:span><text:span text:style-name="T10">method</text:span></text:p>
          </table:table-cell>
          <table:table-cell table:style-name="Tabella5.A2" office:value-type="string">
            <text:p text:style-name="P58">no</text:p>
          </table:table-cell>
          <table:table-cell table:style-name="Tabella5.C2" office:value-type="string">
            <text:list xml:id="list142236027415878" text:continue-numbering="true" text:style-name="L1">
              <text:list-header>
                <text:p text:style-name="P149"><text:s/>Available method: </text:p>
              </text:list-header>
              <text:list-item>
                <text:p text:style-name="P149">wget</text:p>
              </text:list-item>
              <text:list-item>
                <text:p text:style-name="P149">git</text:p>
              </text:list-item>
              <text:list-item>
                <text:p text:style-name="P149">svn</text:p>
              </text:list-item>
              <text:list-item>
                <text:p text:style-name="P149">apt</text:p>
              </text:list-item>
              <text:list-item>
                <text:p text:style-name="P149">file(rsync)</text:p>
              </text:list-item>
            </text:list>
          </table:table-cell>
        </table:table-row>
        <table:table-row>
          <table:table-cell table:style-name="Tabella5.A2" office:value-type="string">
            <text:p text:style-name="P66">egg/project/<text:span text:style-name="T35">patch/</text:span><text:span text:style-name="T10">url</text:span></text:p>
          </table:table-cell>
          <table:table-cell table:style-name="Tabella5.A2" office:value-type="string">
            <text:p text:style-name="P74">no </text:p>
          </table:table-cell>
          <table:table-cell table:style-name="Tabella5.C2" office:value-type="string">
            <text:p text:style-name="P76">Url to file to download , (with no filename...)</text:p>
          </table:table-cell>
        </table:table-row>
        <table:table-row>
          <table:table-cell table:style-name="Tabella5.A2" office:value-type="string">
            <text:p text:style-name="P66">egg/project/<text:span text:style-name="T35">patch/</text:span><text:span text:style-name="T10">file</text:span></text:p>
          </table:table-cell>
          <table:table-cell table:style-name="Tabella5.A2" office:value-type="string">
            <text:p text:style-name="P74">no</text:p>
          </table:table-cell>
          <table:table-cell table:style-name="Tabella5.C2" office:value-type="string">
            <text:p text:style-name="P76">Url to file to download , (only filename )</text:p>
          </table:table-cell>
        </table:table-row>
        <table:table-row>
          <table:table-cell table:style-name="Tabella5.A2" office:value-type="string">
            <text:p text:style-name="P66">egg/project/<text:span text:style-name="T35">patch/</text:span><text:span text:style-name="T10">key/url</text:span></text:p>
          </table:table-cell>
          <table:table-cell table:style-name="Tabella5.A2" office:value-type="string">
            <text:p text:style-name="P74">yes</text:p>
          </table:table-cell>
          <table:table-cell table:style-name="Tabella5.C2" office:value-type="string">
            <text:p text:style-name="P76">Url to <text:span text:style-name="T7">sign</text:span> file to download , <text:s/>(with no filename…)</text:p>
          </table:table-cell>
        </table:table-row>
        <table:table-row>
          <table:table-cell table:style-name="Tabella5.A2" office:value-type="string">
            <text:p text:style-name="P66">egg/project/<text:span text:style-name="T35">patch/</text:span><text:span text:style-name="T10">key/file</text:span></text:p>
          </table:table-cell>
          <table:table-cell table:style-name="Tabella5.A2" office:value-type="string">
            <text:p text:style-name="P74">yes</text:p>
          </table:table-cell>
          <table:table-cell table:style-name="Tabella5.C2" office:value-type="string">
            <text:p text:style-name="P76">Url to <text:span text:style-name="T8">sign</text:span><text:span text:style-name="T33"> </text:span>file to download , (only filename )</text:p>
          </table:table-cell>
        </table:table-row>
        <table:table-row>
          <table:table-cell table:style-name="Tabella5.A2" office:value-type="string">
            <text:p text:style-name="P66">egg/project/<text:span text:style-name="T35">patch/</text:span><text:span text:style-name="T10">branch</text:span></text:p>
          </table:table-cell>
          <table:table-cell table:style-name="Tabella5.A2" office:value-type="string">
            <text:p text:style-name="P74">yes</text:p>
          </table:table-cell>
          <table:table-cell table:style-name="Tabella5.C2" office:value-type="string">
            <text:p text:style-name="P76">In case of <text:span text:style-name="T7">git</text:span> method can insert <text:span text:style-name="T7">branch</text:span> to download </text:p>
          </table:table-cell>
        </table:table-row>
        <table:table-row>
          <table:table-cell table:style-name="Tabella5.A2" office:value-type="string">
            <text:p text:style-name="P66">egg/project/<text:span text:style-name="T35">patch/</text:span><text:span text:style-name="T10">revision</text:span></text:p>
          </table:table-cell>
          <table:table-cell table:style-name="Tabella5.A2" office:value-type="string">
            <text:p text:style-name="P78">yes</text:p>
          </table:table-cell>
          <table:table-cell table:style-name="Tabella5.C2" office:value-type="string">
            <text:p text:style-name="P76">In case of <text:span text:style-name="T9">svn</text:span> method can insert <text:span text:style-name="T9">revison</text:span> to download </text:p>
          </table:table-cell>
        </table:table-row>
        <table:table-row>
          <table:table-cell table:style-name="Tabella5.A2" office:value-type="string">
            <text:p text:style-name="P66">egg/project/<text:span text:style-name="T35">patch/</text:span><text:span text:style-name="T11">dir</text:span></text:p>
          </table:table-cell>
          <table:table-cell table:style-name="Tabella5.A2" office:value-type="string">
            <text:p text:style-name="P88">yes</text:p>
          </table:table-cell>
          <table:table-cell table:style-name="Tabella5.C2" office:value-type="string">
            <text:p text:style-name="P89">In case of directory of source patches, set here</text:p>
          </table:table-cell>
        </table:table-row>
        <table:table-row>
          <table:table-cell table:style-name="Tabella5.A2" office:value-type="string">
            <text:p text:style-name="P66">egg/project/<text:span text:style-name="T35">patch/</text:span><text:span text:style-name="T11">d</text:span><text:span text:style-name="T12">est_dir</text:span></text:p>
          </table:table-cell>
          <table:table-cell table:style-name="Tabella5.A2" office:value-type="string">
            <text:p text:style-name="P88">yes</text:p>
          </table:table-cell>
          <table:table-cell table:style-name="Tabella5.C2" office:value-type="string">
            <text:p text:style-name="P89">In the specified patch will be apply to a source project subdir</text:p>
          </table:table-cell>
        </table:table-row>
        <table:table-row>
          <table:table-cell table:style-name="Tabella5.A2" office:value-type="string">
            <text:p text:style-name="P67">egg/project/<text:span text:style-name="T35">patch/</text:span><text:span text:style-name="T12">apply <text:s/>id=N</text:span></text:p>
          </table:table-cell>
          <table:table-cell table:style-name="Tabella5.A2" office:value-type="string">
            <text:p text:style-name="P90">yes</text:p>
          </table:table-cell>
          <table:table-cell table:style-name="Tabella5.C2" office:value-type="string">
            <text:p text:style-name="P91">In case of dir is defined , you can inform the system what file can applied</text:p>
          </table:table-cell>
        </table:table-row>
      </table:table>
      <text:p text:style-name="P11"/>
      <text:p text:style-name="P11">Example<text:span text:style-name="T34">s</text:span> of <text:span text:style-name="T46">patch</text:span> node :</text:p>
      <text:p text:style-name="P11"/>
      <text:p text:style-name="P11"><text:s text:c="4"/><text:span text:style-name="T7">&lt;</text:span><text:span text:style-name="T11">patc</text:span><text:span text:style-name="T12">h id=”0”</text:span><text:span text:style-name="T7">&gt;</text:span></text:p>
      <text:p text:style-name="P11"><text:s text:c="6"/><text:span text:style-name="T7">&lt;method&gt;</text:span><text:span text:style-name="T11">file</text:span><text:span text:style-name="T7">&lt;/method&gt;</text:span></text:p>
      <text:p text:style-name="P11"><text:s text:c="6"/><text:span text:style-name="T7">&lt;url&gt;</text:span><text:span text:style-name="T37">$REPO/mypatch</text:span><text:span text:style-name="T7">&lt;/url&gt;</text:span></text:p>
      <text:p text:style-name="P11"><text:s text:c="6"/><text:span text:style-name="T7">&lt;file&gt;</text:span><text:span text:style-name="T38">0001-patch-version.patch</text:span><text:span text:style-name="T36"> </text:span><text:span text:style-name="T7">&lt;/file&gt;</text:span></text:p>
      <text:p text:style-name="P11"><text:s text:c="4"/><text:span text:style-name="T7">&lt;/</text:span><text:span text:style-name="T12">patch</text:span><text:span text:style-name="T7">&gt;</text:span></text:p>
      <text:p text:style-name="P12"><text:s text:c="4"/><text:span text:style-name="T7">&lt;</text:span><text:span text:style-name="T11">patc</text:span><text:span text:style-name="T12">h id=”1”</text:span><text:span text:style-name="T7">&gt;</text:span></text:p>
      <text:p text:style-name="P12"><text:s text:c="6"/><text:span text:style-name="T7">&lt;method&gt;</text:span><text:span text:style-name="T11">file</text:span><text:span text:style-name="T7">&lt;/method&gt;</text:span></text:p>
      <text:p text:style-name="P12"><text:s text:c="6"/><text:span text:style-name="T7">&lt;url&gt;</text:span><text:span text:style-name="T37">$REPO/mypatch</text:span><text:span text:style-name="T7">&lt;/url&gt;</text:span></text:p>
      <text:p text:style-name="P12"><text:s text:c="6"/><text:span text:style-name="T7">&lt;file&gt;</text:span><text:span text:style-name="T38">0002-patch-config.patch</text:span> <text:span text:style-name="T7">&lt;/file&gt;</text:span></text:p>
      <text:p text:style-name="P12"><text:s text:c="4"/><text:span text:style-name="T7">&lt;/</text:span><text:span text:style-name="T12">patch</text:span><text:span text:style-name="T7">&gt;</text:span></text:p>
      <text:p text:style-name="P12"/>
      <text:p text:style-name="P117"/>
      <text:p text:style-name="P10"/>
      <text:p text:style-name="P10"><text:span text:style-name="T34">NODE : </text:span><text:span text:style-name="T13">build</text:span></text:p>
      <table:table table:name="Tabella2" table:style-name="Tabella2">
        <table:table-column table:style-name="Tabella2.A"/>
        <table:table-column table:style-name="Tabella2.B"/>
        <table:table-column table:style-name="Tabella2.C"/>
        <table:table-row>
          <table:table-cell table:style-name="Tabella2.A1" office:value-type="string">
            <text:p text:style-name="P57">FIELD</text:p>
          </table:table-cell>
          <table:table-cell table:style-name="Tabella2.A1" office:value-type="string">
            <text:p text:style-name="P57">OPT</text:p>
          </table:table-cell>
          <table:table-cell table:style-name="Tabella2.C1" office:value-type="string">
            <text:p text:style-name="P57">DESCRIPTIO<text:span text:style-name="T3">N</text:span></text:p>
          </table:table-cell>
        </table:table-row>
        <table:table-row>
          <table:table-cell table:style-name="Tabella2.A2" office:value-type="string">
            <text:p text:style-name="P62">egg/project/<text:span text:style-name="T3">build/</text:span><text:span text:style-name="T9">st</text:span><text:soft-page-break/><text:span text:style-name="T9">ep</text:span><text:span text:style-name="T3"> id=N</text:span></text:p>
          </table:table-cell>
          <table:table-cell table:style-name="Tabella2.A2" office:value-type="string">
            <text:p text:style-name="P77">no</text:p>
          </table:table-cell>
          <table:table-cell table:style-name="Tabella2.C2" office:value-type="string">
            <text:p text:style-name="P79">Define the <text:s/>step N of build . <text:span text:style-name="T46">Every </text:span><text:soft-page-break/><text:span text:style-name="T46">step have associated a spicified configuration in main conf.egg file of the repo</text:span></text:p>
          </table:table-cell>
        </table:table-row>
        <table:table-row>
          <table:table-cell table:style-name="Tabella2.A2" office:value-type="string">
            <text:p text:style-name="P62">egg/project/<text:span text:style-name="T4">build/</text:span><text:span text:style-name="T14">silent</text:span></text:p>
          </table:table-cell>
          <table:table-cell table:style-name="Tabella2.A2" office:value-type="string">
            <text:p text:style-name="P80">no</text:p>
          </table:table-cell>
          <table:table-cell table:style-name="Tabella2.C2" office:value-type="string">
            <text:p text:style-name="P81">Can define verbose build with ‘no’ or mute build ‘yes’</text:p>
          </table:table-cell>
        </table:table-row>
        <table:table-row>
          <table:table-cell table:style-name="Tabella2.A2" office:value-type="string">
            <text:p text:style-name="P63">egg/project/<text:span text:style-name="T4">build/</text:span><text:span text:style-name="T14">thread</text:span></text:p>
          </table:table-cell>
          <table:table-cell table:style-name="Tabella2.A2" office:value-type="string">
            <text:p text:style-name="P80">no</text:p>
          </table:table-cell>
          <table:table-cell table:style-name="Tabella2.C2" office:value-type="string">
            <text:p text:style-name="P81">Define max thread num to make (-jN) </text:p>
          </table:table-cell>
        </table:table-row>
        <table:table-row>
          <table:table-cell table:style-name="Tabella2.A2" office:value-type="string">
            <text:p text:style-name="P64">egg/project/<text:span text:style-name="T4">build/</text:span><text:span text:style-name="T14">path</text:span></text:p>
          </table:table-cell>
          <table:table-cell table:style-name="Tabella2.A2" office:value-type="string">
            <text:p text:style-name="P82">yes</text:p>
          </table:table-cell>
          <table:table-cell table:style-name="Tabella2.C2" office:value-type="string">
            <text:p text:style-name="P84">Define an action to current $PATH variable. In this can define action before the build action and after the build action.</text:p>
            <text:p text:style-name="P84">Insert <text:span text:style-name="T7">pre</text:span> node to add an action before the build action for this step and insert the <text:span text:style-name="T7">post</text:span> node to add an action after the build action .</text:p>
          </table:table-cell>
        </table:table-row>
        <table:table-row>
          <table:table-cell table:style-name="Tabella2.A2" office:value-type="string">
            <text:p text:style-name="P64">egg/project/<text:span text:style-name="T4">build/path/</text:span><text:span text:style-name="T14">pre</text:span></text:p>
          </table:table-cell>
          <table:table-cell table:style-name="Tabella2.A2" office:value-type="string">
            <text:p text:style-name="P82">yes</text:p>
          </table:table-cell>
          <table:table-cell table:style-name="Tabella2.C2" office:value-type="string">
            <text:p text:style-name="P84">Change the $PATH before build action</text:p>
          </table:table-cell>
        </table:table-row>
        <table:table-row>
          <table:table-cell table:style-name="Tabella2.A2" office:value-type="string">
            <text:p text:style-name="P64">egg/project/<text:span text:style-name="T4">build/path/</text:span><text:span text:style-name="T14">post</text:span></text:p>
          </table:table-cell>
          <table:table-cell table:style-name="Tabella2.A2" office:value-type="string">
            <text:p text:style-name="P82">yes</text:p>
          </table:table-cell>
          <table:table-cell table:style-name="Tabella2.C2" office:value-type="string">
            <text:p text:style-name="P84">Change the $PATH after build action</text:p>
          </table:table-cell>
        </table:table-row>
        <table:table-row>
          <table:table-cell table:style-name="Tabella2.A2" office:value-type="string">
            <text:p text:style-name="P64">egg/project/<text:span text:style-name="T4">build/path/pre/</text:span><text:span text:style-name="T14">set</text:span><text:span text:style-name="T4"> </text:span></text:p>
          </table:table-cell>
          <table:table-cell table:style-name="Tabella2.A2" office:value-type="string">
            <text:p text:style-name="P82">yes</text:p>
          </table:table-cell>
          <table:table-cell table:style-name="Tabella2.C2" office:value-type="string">
            <text:p text:style-name="P84">Set the $PATH in function of the value inserted in this node <text:span text:style-name="T5">before the build step</text:span></text:p>
          </table:table-cell>
        </table:table-row>
        <table:table-row>
          <table:table-cell table:style-name="Tabella2.A2" office:value-type="string">
            <text:p text:style-name="P64">egg/project/<text:span text:style-name="T4">build/path/pre/</text:span><text:span text:style-name="T14">add</text:span><text:span text:style-name="T4"> id = N</text:span></text:p>
          </table:table-cell>
          <table:table-cell table:style-name="Tabella2.A2" office:value-type="string">
            <text:p text:style-name="P82">yes</text:p>
          </table:table-cell>
          <table:table-cell table:style-name="Tabella2.C2" office:value-type="string">
            <text:p text:style-name="P85">Add to current $PATH the value inserted in this node, can in<text:span text:style-name="T5">s</text:span>ert more node in sequence order with the id field , <text:span text:style-name="T5">before the build step</text:span></text:p>
          </table:table-cell>
        </table:table-row>
        <table:table-row>
          <table:table-cell table:style-name="Tabella2.A2" office:value-type="string">
            <text:p text:style-name="P64">egg/project/<text:span text:style-name="T4">build/path/pre/</text:span><text:span text:style-name="T14">remove</text:span><text:span text:style-name="T4"> id = N</text:span></text:p>
          </table:table-cell>
          <table:table-cell table:style-name="Tabella2.A2" office:value-type="string">
            <text:p text:style-name="P82">yes</text:p>
          </table:table-cell>
          <table:table-cell table:style-name="Tabella2.C2" office:value-type="string">
            <text:p text:style-name="P85"><text:span text:style-name="T5">Remove from the </text:span><text:s/>current $PATH the value inserted in this node, can in<text:span text:style-name="T5">s</text:span>ert more node in sequence order with the id field , <text:span text:style-name="T5">before the build step</text:span></text:p>
          </table:table-cell>
        </table:table-row>
        <table:table-row>
          <table:table-cell table:style-name="Tabella2.A2" office:value-type="string">
            <text:p text:style-name="P64">egg/project/<text:span text:style-name="T4">build/path/post/</text:span><text:span text:style-name="T14">set</text:span><text:span text:style-name="T4"> </text:span></text:p>
          </table:table-cell>
          <table:table-cell table:style-name="Tabella2.A2" office:value-type="string">
            <text:p text:style-name="P82"/>
          </table:table-cell>
          <table:table-cell table:style-name="Tabella2.C2" office:value-type="string">
            <text:p text:style-name="P84">Set the $PATH in function of the value inserted in this node <text:span text:style-name="T5">after the build step</text:span></text:p>
          </table:table-cell>
        </table:table-row>
        <table:table-row>
          <table:table-cell table:style-name="Tabella2.A2" office:value-type="string">
            <text:p text:style-name="P64">egg/project/<text:span text:style-name="T4">build/path/post/</text:span><text:span text:style-name="T14">add</text:span><text:span text:style-name="T4"> id = N</text:span></text:p>
          </table:table-cell>
          <table:table-cell table:style-name="Tabella2.A2" office:value-type="string">
            <text:p text:style-name="P82"/>
          </table:table-cell>
          <table:table-cell table:style-name="Tabella2.C2" office:value-type="string">
            <text:p text:style-name="P85">Add to current $PATH the value inserted in this node, can in<text:span text:style-name="T5">s</text:span>ert more node in sequence order with the id field , <text:span text:style-name="T46">after the build step</text:span></text:p>
          </table:table-cell>
        </table:table-row>
        <table:table-row>
          <table:table-cell table:style-name="Tabella2.A2" office:value-type="string">
            <text:p text:style-name="P64">egg/project/<text:span text:style-name="T4">build/path/post/</text:span><text:span text:style-name="T14">remove</text:span><text:span text:style-name="T4"> id = N</text:span></text:p>
          </table:table-cell>
          <table:table-cell table:style-name="Tabella2.A2" office:value-type="string">
            <text:p text:style-name="P82"/>
          </table:table-cell>
          <table:table-cell table:style-name="Tabella2.C2" office:value-type="string">
            <text:p text:style-name="P85"><text:span text:style-name="T5">Remove from the </text:span><text:s/>current $PATH the value inserted in this node, can in<text:span text:style-name="T5">s</text:span>ert more node in sequence order with the id field , <text:span text:style-name="T46">after the build step</text:span></text:p>
          </table:table-cell>
        </table:table-row>
      </table:table>
      <text:p text:style-name="P14"/>
      <text:p text:style-name="P15">Example path <text:s/><text:span text:style-name="T7">pre/post</text:span></text:p>
      <text:p text:style-name="P15"><text:soft-page-break/><text:s text:c="8"/></text:p>
      <text:p text:style-name="P15">&lt;<text:span text:style-name="T7">path</text:span>&gt;</text:p>
      <text:p text:style-name="P15"><text:s text:c="3"/>&lt;<text:span text:style-name="T7">pre</text:span>&gt;</text:p>
      <text:p text:style-name="P15"><text:s text:c="6"/>&lt;<text:span text:style-name="T7">set</text:span> &gt;$USER_PATH&lt;/<text:span text:style-name="T7">set</text:span>&gt; </text:p>
      <text:p text:style-name="P15"><text:tab/> <text:span text:style-name="T46">&lt;</text:span><text:span text:style-name="T12">add</text:span><text:span text:style-name="T46"> id=”0”&gt;$DEPLOY/bin&lt;/</text:span><text:span text:style-name="T12">add</text:span><text:span text:style-name="T46">&gt;</text:span></text:p>
      <text:p text:style-name="P15"><text:s text:c="3"/>&lt;/<text:span text:style-name="T7">pre</text:span>&gt;</text:p>
      <text:p text:style-name="P16"><text:s text:c="3"/>&lt;<text:span text:style-name="T16">post</text:span>&gt;</text:p>
      <text:p text:style-name="P16"><text:tab/> <text:span text:style-name="T46">&lt;</text:span><text:span text:style-name="T16">remove</text:span><text:span text:style-name="T46"> id=”0”&gt;$DEPLOY/bin&lt;/</text:span><text:span text:style-name="T12">add</text:span><text:span text:style-name="T46">&gt;</text:span></text:p>
      <text:p text:style-name="P16"><text:s text:c="3"/>&lt;/<text:span text:style-name="T7">p</text:span><text:span text:style-name="T16">ost</text:span>&gt;</text:p>
      <text:p text:style-name="P15">&lt;/<text:span text:style-name="T7">path</text:span>&gt;</text:p>
      <text:p text:style-name="P15"/>
      <text:p text:style-name="P15"/>
      <text:p text:style-name="P15"/>
      <table:table table:name="Tabella4" table:style-name="Tabella4">
        <table:table-column table:style-name="Tabella4.A"/>
        <table:table-column table:style-name="Tabella4.B"/>
        <table:table-column table:style-name="Tabella4.C"/>
        <table:table-row>
          <table:table-cell table:style-name="Tabella4.A1" office:value-type="string">
            <text:p text:style-name="P65">egg/project/<text:span text:style-name="T4">build/</text:span><text:span text:style-name="T14">configure</text:span></text:p>
          </table:table-cell>
          <table:table-cell table:style-name="Tabella4.A1" office:value-type="string">
            <text:p text:style-name="P83">yes</text:p>
          </table:table-cell>
          <table:table-cell table:style-name="Tabella4.C1" office:value-type="string">
            <text:p text:style-name="P86">Define the configure step : can be optional if configure , configure.ac , <text:span text:style-name="T46">Configure </text:span>or Makefile.ac isn’t defined in source files.</text:p>
          </table:table-cell>
        </table:table-row>
        <table:table-row>
          <table:table-cell table:style-name="Tabella4.A2" office:value-type="string">
            <text:p text:style-name="P65">egg/project/<text:span text:style-name="T4">build/configure/</text:span><text:span text:style-name="T14">pre </text:span><text:span text:style-name="T16">id </text:span><text:span text:style-name="T15">= N</text:span></text:p>
          </table:table-cell>
          <table:table-cell table:style-name="Tabella4.A2" office:value-type="string">
            <text:p text:style-name="P83"/>
          </table:table-cell>
          <table:table-cell table:style-name="Tabella4.C2" office:value-type="string">
            <text:p text:style-name="P91">A<text:span text:style-name="T47">s</text:span> in the previ<text:span text:style-name="T47">o</text:span>us path node, <text:span text:style-name="T47">can define action before after the configure phase. There are three kind of action: </text:span><text:span text:style-name="T15">code</text:span><text:span text:style-name="T47">, </text:span><text:span text:style-name="T15">source</text:span><text:span text:style-name="T47">, </text:span><text:span text:style-name="T15">scripts</text:span></text:p>
            <text:list xml:id="list6450087808906871322" text:style-name="L2">
              <text:list-item>
                <text:p text:style-name="P143">code:</text:p>
                <text:p text:style-name="P144">insert a fragment of bash shell code. Will be executed on configure phase according to the ID(N) step. For any fragment will check the return value an break the execution in case of error.</text:p>
              </text:list-item>
              <text:list-item>
                <text:p text:style-name="P143">source</text:p>
                <text:p text:style-name="P144">usually used to expand the build system , can source a bash script or var directly into generate configure script.</text:p>
              </text:list-item>
              <text:list-item>
                <text:p text:style-name="P143">script</text:p>
                <text:p text:style-name="P146"><text:span text:style-name="T28">In case of </text:span><text:bookmark text:name="tw-target-text"/><text:span text:style-name="T27">complicated </text:span><text:span text:style-name="T29">procedure to realized with code mode, is possible to run a bash script</text:span></text:p>
              </text:list-item>
            </text:list>
          </table:table-cell>
        </table:table-row>
        <table:table-row>
          <table:table-cell table:style-name="Tabella4.A2" office:value-type="string">
            <text:p text:style-name="P68">egg/project/<text:span text:style-name="T4">build/configure/</text:span><text:span text:style-name="T39">pre/</text:span><text:span text:style-name="T15">code</text:span></text:p>
          </table:table-cell>
          <table:table-cell table:style-name="Tabella4.A2" office:value-type="string">
            <text:p text:style-name="P83"/>
          </table:table-cell>
          <table:table-cell table:style-name="Tabella4.C2" office:value-type="string">
            <text:p text:style-name="P92">Insert into the generate bash script the code defined here ex: </text:p>
            <text:p text:style-name="P92">&lt;<text:span text:style-name="T7">code&gt;</text:span> cp $SOURCE/init $DEPLOY &lt;<text:span text:style-name="T7">code</text:span>&gt;</text:p>
          </table:table-cell>
        </table:table-row>
        <table:table-row>
          <table:table-cell table:style-name="Tabella4.A2" office:value-type="string">
            <text:p text:style-name="P68">egg/project/<text:span text:style-name="T4">build/configure/</text:span><text:span text:style-name="T39">pre/</text:span><text:span text:style-name="T15">source</text:span></text:p>
          </table:table-cell>
          <table:table-cell table:style-name="Tabella4.A2" office:value-type="string">
            <text:p text:style-name="P83"/>
          </table:table-cell>
          <table:table-cell table:style-name="Tabella4.C2" office:value-type="string">
            <text:p text:style-name="P92">Insert into the generate bash script the code defined here ex: </text:p>
            <text:p text:style-name="P92">&lt;<text:span text:style-name="T7">source&gt;</text:span> /home/some_my_def.sh &lt;<text:span text:style-name="T7">source</text:span>&gt;</text:p>
          </table:table-cell>
        </table:table-row>
        <table:table-row>
          <table:table-cell table:style-name="Tabella4.A2" office:value-type="string">
            <text:p text:style-name="P68">egg/project/<text:span text:style-name="T4">build/configure/</text:span><text:span text:style-name="T39">pre/</text:span><text:span text:style-name="T15">script</text:span></text:p>
          </table:table-cell>
          <table:table-cell table:style-name="Tabella4.A2" office:value-type="string">
            <text:p text:style-name="P83"/>
          </table:table-cell>
          <table:table-cell table:style-name="Tabella4.C2" office:value-type="string">
            <text:p text:style-name="P92">Insert into the generate bash script the script defined here ex: </text:p>
            <text:p text:style-name="P92">&lt;<text:span text:style-name="T7">script&gt;</text:span> /home/<text:span text:style-name="T48">myscrip</text:span>.sh &lt;<text:span text:style-name="T7">script</text:span>&gt;</text:p>
          </table:table-cell>
        </table:table-row>
        <table:table-row>
          <table:table-cell table:style-name="Tabella4.A2" office:value-type="string">
            <text:p text:style-name="P69">egg/project/<text:span text:style-name="T4">build/configure/</text:span><text:span text:style-name="T16">extra id </text:span><text:span text:style-name="T15">= N</text:span></text:p>
          </table:table-cell>
          <table:table-cell table:style-name="Tabella4.A2" office:value-type="string">
            <text:p text:style-name="P83"/>
          </table:table-cell>
          <table:table-cell table:style-name="Tabella4.C2" office:value-type="string">
            <text:p text:style-name="P95">Append to configure call the argument defined here: ex:</text:p>
            <text:p text:style-name="P95"><text:soft-page-break/>&lt;<text:span text:style-name="T7">extra</text:span> id="0"&gt;--prefix=$DEPLOY&lt;/<text:span text:style-name="T7">extra</text:span>&gt;</text:p>
            <text:p text:style-name="P95">&lt;<text:span text:style-name="T7">extra</text:span> id="1"&gt;--target=$CROSS&lt;/<text:span text:style-name="T7">extra</text:span>&gt;</text:p>
          </table:table-cell>
        </table:table-row>
        <table:table-row>
          <table:table-cell table:style-name="Tabella4.A2" office:value-type="string">
            <text:p text:style-name="P65">egg/project/<text:span text:style-name="T4">build/configure/</text:span><text:span text:style-name="T14">post </text:span><text:span text:style-name="T16">id </text:span><text:span text:style-name="T15">= N</text:span></text:p>
          </table:table-cell>
          <table:table-cell table:style-name="Tabella4.A2" office:value-type="string">
            <text:p text:style-name="P83"/>
          </table:table-cell>
          <table:table-cell table:style-name="Tabella4.C2" office:value-type="string">
            <text:p text:style-name="P91">A<text:span text:style-name="T47">s</text:span> in the previ<text:span text:style-name="T47">o</text:span>us path node, <text:span text:style-name="T47">can define action after <text:s/>the configure phase. There are three kind of action: </text:span><text:span text:style-name="T15">code</text:span><text:span text:style-name="T47">, </text:span><text:span text:style-name="T15">source</text:span><text:span text:style-name="T47">, </text:span><text:span text:style-name="T15">scripts</text:span></text:p>
            <text:list xml:id="list142234574687753" text:continue-numbering="true" text:style-name="L2">
              <text:list-item>
                <text:p text:style-name="P143">code:</text:p>
                <text:p text:style-name="P144">insert a fragment of bash shell code. Will be executed on configure phase according to the ID(N) step. For any fragment will check the return value an break the execution in case of error.</text:p>
              </text:list-item>
              <text:list-item>
                <text:p text:style-name="P143">source</text:p>
                <text:p text:style-name="P144">usually used to expand the build system , can source a bash script or var directly into generate configure script.</text:p>
              </text:list-item>
              <text:list-item>
                <text:p text:style-name="P143">script</text:p>
                <text:p text:style-name="P146"><text:span text:style-name="T28">In case of </text:span><text:bookmark text:name="tw-target-text1"/><text:span text:style-name="T27">complicated </text:span><text:span text:style-name="T29">procedure to realized with code mode, is possible to run a bash script</text:span></text:p>
              </text:list-item>
            </text:list>
          </table:table-cell>
        </table:table-row>
        <table:table-row>
          <table:table-cell table:style-name="Tabella4.A2" office:value-type="string">
            <text:p text:style-name="P68">egg/project/<text:span text:style-name="T4">build/configure/post</text:span><text:span text:style-name="T39">/</text:span><text:span text:style-name="T15">code</text:span></text:p>
          </table:table-cell>
          <table:table-cell table:style-name="Tabella4.A2" office:value-type="string">
            <text:p text:style-name="P83"/>
          </table:table-cell>
          <table:table-cell table:style-name="Tabella4.C2" office:value-type="string">
            <text:p text:style-name="P92">Insert into the generate bash script the code defined here ex: </text:p>
            <text:p text:style-name="P92">&lt;<text:span text:style-name="T7">code&gt;</text:span> cp $SOURCE/init $DEPLOY &lt;<text:span text:style-name="T7">code</text:span>&gt;</text:p>
          </table:table-cell>
        </table:table-row>
        <table:table-row>
          <table:table-cell table:style-name="Tabella4.A2" office:value-type="string">
            <text:p text:style-name="P68">egg/project/<text:span text:style-name="T4">build/configure/post</text:span><text:span text:style-name="T39">/</text:span><text:span text:style-name="T15">source</text:span></text:p>
          </table:table-cell>
          <table:table-cell table:style-name="Tabella4.A2" office:value-type="string">
            <text:p text:style-name="P83"/>
          </table:table-cell>
          <table:table-cell table:style-name="Tabella4.C2" office:value-type="string">
            <text:p text:style-name="P92">Insert into the generate bash script the code defined here ex: </text:p>
            <text:p text:style-name="P92">&lt;<text:span text:style-name="T7">source&gt;</text:span> /home/some_my_def.sh &lt;<text:span text:style-name="T7">source</text:span>&gt;</text:p>
          </table:table-cell>
        </table:table-row>
        <table:table-row>
          <table:table-cell table:style-name="Tabella4.A2" office:value-type="string">
            <text:p text:style-name="P68">egg/project/<text:span text:style-name="T4">build/configure/post</text:span><text:span text:style-name="T39">/</text:span><text:span text:style-name="T15">script</text:span></text:p>
          </table:table-cell>
          <table:table-cell table:style-name="Tabella4.A2" office:value-type="string">
            <text:p text:style-name="P83"/>
          </table:table-cell>
          <table:table-cell table:style-name="Tabella4.C2" office:value-type="string">
            <text:p text:style-name="P92">Insert into the generate bash script the script defined here ex: </text:p>
            <text:p text:style-name="P92">&lt;<text:span text:style-name="T7">script&gt;</text:span> /home/<text:span text:style-name="T48">myscrip</text:span>.sh &lt;<text:span text:style-name="T7">script</text:span>&gt;</text:p>
          </table:table-cell>
        </table:table-row>
      </table:table>
      <text:p text:style-name="P15"/>
      <text:p text:style-name="P19">NOTE about<text:span text:style-name="T7"> pre/post</text:span> action:</text:p>
      <text:p text:style-name="P19"/>
      <text:p text:style-name="P20">With the xml is possible to insert more command into a single node. Is important to note with in this case only last command is checked . Can Try <text:s/>to generate output script and see the difference. <text:span text:style-name="T49">Furthermore , the </text:span><text:span text:style-name="T17">pre/post</text:span><text:span text:style-name="T49"> action have the sequence id to a hard order to execute the bash shell command. In case have inserted <text:s/>more line in a single node can change the execute order . About the ‘&gt;’ , ‘&gt;&gt;’, ‘&lt;’ , ‘&lt;&lt;’ will translated from xmlstartlet with final errors. Partially can use tee : example : echo “rosa” | tee out</text:span></text:p>
      <text:p text:style-name="P116"><text:s text:c="2"/></text:p>
      <text:p text:style-name="P19"/>
      <text:p text:style-name="P21">example of <text:span text:style-name="T7">configure</text:span> node <text:span text:style-name="T50">(from a gcc recipe)</text:span>:</text:p>
      <text:p text:style-name="P22"><text:s/></text:p>
      <text:p text:style-name="P22">&lt;<text:span text:style-name="T7">configure</text:span>&gt;</text:p>
      <text:p text:style-name="P22"><text:soft-page-break/><text:s text:c="3"/>&lt;<text:span text:style-name="T7">pre</text:span> id="<text:span text:style-name="T7">0</text:span>"&gt;</text:p>
      <text:p text:style-name="P22"><text:s text:c="6"/>&lt;<text:span text:style-name="T7">code</text:span>&gt;rm -rf $SOURCE/gmp&lt;/<text:span text:style-name="T7">code</text:span>&gt;</text:p>
      <text:p text:style-name="P22"><text:s text:c="3"/>&lt;/<text:span text:style-name="T7">pre</text:span>&gt;</text:p>
      <text:p text:style-name="P22"><text:s text:c="3"/>&lt;<text:span text:style-name="T7">pre</text:span> id="<text:span text:style-name="T7">1</text:span>"&gt;</text:p>
      <text:p text:style-name="P22"><text:s text:c="6"/>&lt;<text:span text:style-name="T7">code</text:span>&gt;rm -rf $SOURCE/mpc&lt;/<text:span text:style-name="T7">code</text:span>&gt;</text:p>
      <text:p text:style-name="P22"><text:s text:c="3"/>&lt;/<text:span text:style-name="T7">pre</text:span>&gt;</text:p>
      <text:p text:style-name="P22"><text:s text:c="3"/>&lt;<text:span text:style-name="T7">pre</text:span> id="<text:span text:style-name="T7">2</text:span>"&gt;</text:p>
      <text:p text:style-name="P22"><text:s text:c="6"/>&lt;<text:span text:style-name="T7">code</text:span>&gt;rm -rf $SOURCE/mpfr&lt;/<text:span text:style-name="T7">code</text:span>&gt;</text:p>
      <text:p text:style-name="P22"><text:s text:c="3"/>&lt;/<text:span text:style-name="T7">pre</text:span>&gt;</text:p>
      <text:p text:style-name="P22"><text:s text:c="3"/>&lt;<text:span text:style-name="T7">pre</text:span> id="<text:span text:style-name="T7">3</text:span>"&gt;</text:p>
      <text:p text:style-name="P22"><text:s text:c="6"/>&lt;<text:span text:style-name="T7">code</text:span>&gt;rm -rf $SOURCE/isl&lt;/<text:span text:style-name="T7">code</text:span>&gt;</text:p>
      <text:p text:style-name="P22"><text:s text:c="4"/>&lt;/<text:span text:style-name="T7">pre</text:span>&gt;</text:p>
      <text:p text:style-name="P22"><text:s text:c="4"/>&lt;<text:span text:style-name="T7">pre</text:span> id="<text:span text:style-name="T7">4</text:span>"&gt;</text:p>
      <text:p text:style-name="P22"><text:s text:c="5"/>&lt;<text:span text:style-name="T7">code</text:span>&gt;rm -rf $SOURCE/cloog&lt;/<text:span text:style-name="T7">code</text:span>&gt;</text:p>
      <text:p text:style-name="P22"><text:s text:c="4"/>&lt;/<text:span text:style-name="T7">pre</text:span>&gt;</text:p>
      <text:p text:style-name="P22"><text:s text:c="4"/>&lt;<text:span text:style-name="T7">pre</text:span> id="<text:span text:style-name="T7">5</text:span>"&gt;</text:p>
      <text:p text:style-name="P22"><text:s text:c="5"/>&lt;<text:span text:style-name="T7">code</text:span>&gt;A=$(ls -d $SOURCES/gmp/*);ln -s $A $SOURCE/gmp&lt;/<text:span text:style-name="T7">code</text:span>&gt;</text:p>
      <text:p text:style-name="P22"><text:s text:c="4"/>&lt;/<text:span text:style-name="T7">pre</text:span>&gt;</text:p>
      <text:p text:style-name="P22"><text:s text:c="4"/>&lt;<text:span text:style-name="T7">pre</text:span> id="<text:span text:style-name="T7">6</text:span>"&gt;</text:p>
      <text:p text:style-name="P22"><text:s text:c="5"/>&lt;<text:span text:style-name="T7">code</text:span>&gt;A=$(ls -d $SOURCES/mpc/*);ln -s $A $SOURCE/mpc&lt;/<text:span text:style-name="T7">code</text:span>&gt;</text:p>
      <text:p text:style-name="P22"><text:s text:c="4"/>&lt;/<text:span text:style-name="T7">pre</text:span>&gt;</text:p>
      <text:p text:style-name="P22"><text:s text:c="4"/>&lt;<text:span text:style-name="T7">pre</text:span> id="<text:span text:style-name="T7">7</text:span>"&gt;</text:p>
      <text:p text:style-name="P22"><text:s text:c="5"/>&lt;<text:span text:style-name="T7">code</text:span>&gt;A=$(ls -d $SOURCES/mpfr/*);ln -s $A $SOURCE/mpfr&lt;/<text:span text:style-name="T7">code</text:span>&gt;</text:p>
      <text:p text:style-name="P22"><text:s text:c="4"/>&lt;/<text:span text:style-name="T7">pre</text:span>&gt;</text:p>
      <text:p text:style-name="P22"><text:s text:c="4"/>&lt;<text:span text:style-name="T7">pre</text:span> id="<text:span text:style-name="T7">8</text:span>"&gt;</text:p>
      <text:p text:style-name="P22"><text:s text:c="5"/>&lt;<text:span text:style-name="T7">code</text:span>&gt;A=$(ls -d $SOURCES/isl/*); ln -s $A $SOURCE/isl&lt;/<text:span text:style-name="T7">code</text:span>&gt;</text:p>
      <text:p text:style-name="P22"><text:s text:c="4"/>&lt;/<text:span text:style-name="T7">pre</text:span>&gt;</text:p>
      <text:p text:style-name="P22"><text:s text:c="4"/>&lt;<text:span text:style-name="T7">pre</text:span> id="<text:span text:style-name="T7">9</text:span>"&gt;</text:p>
      <text:p text:style-name="P22"><text:s text:c="5"/>&lt;<text:span text:style-name="T7">code</text:span>&gt;A=$(ls -d $SOURCES/cloog/*);ln -s $A $SOURCE/cloog&lt;/code&gt;</text:p>
      <text:p text:style-name="P22"><text:s text:c="4"/>&lt;/<text:span text:style-name="T7">pre</text:span>&gt;</text:p>
      <text:p text:style-name="P22"><text:s text:c="7"/>&lt;<text:span text:style-name="T7">extra</text:span> id="0"&gt;--target=$CROSS&lt;/<text:span text:style-name="T7">extra</text:span>&gt;</text:p>
      <text:p text:style-name="P22"><text:s text:c="7"/>&lt;<text:span text:style-name="T7">extra</text:span> id="1"&gt;--prefix=$DEPLOY&lt;/<text:span text:style-name="T7">extra</text:span>&gt;</text:p>
      <text:p text:style-name="P22"><text:s text:c="7"/>&lt;<text:span text:style-name="T7">extra</text:span> id="2"&gt;--enable-shared&lt;/<text:span text:style-name="T7">extra</text:span>&gt;</text:p>
      <text:p text:style-name="P22"><text:s text:c="7"/>&lt;<text:span text:style-name="T7">extra</text:span> id="3"&gt;--enable-threads=posix&lt;/<text:span text:style-name="T7">extra</text:span>&gt;</text:p>
      <text:p text:style-name="P22"><text:s text:c="7"/>&lt;<text:span text:style-name="T7">extra</text:span> id="4"&gt;--enable-__cxa_atexit&lt;/<text:span text:style-name="T7">extra</text:span>&gt;</text:p>
      <text:p text:style-name="P22"><text:s text:c="7"/>&lt;<text:span text:style-name="T7">extra</text:span> id="5"&gt;--enable-clocale=gnu&lt;/<text:span text:style-name="T7">extra</text:span>&gt;</text:p>
      <text:p text:style-name="P22"><text:s text:c="7"/>&lt;<text:span text:style-name="T7">extra</text:span> id="6"&gt;--enable-languages=c,c++&lt;/<text:span text:style-name="T7">extra</text:span>&gt;</text:p>
      <text:p text:style-name="P22"><text:s text:c="7"/>&lt;<text:span text:style-name="T7">extra</text:span> id="7"&gt;--disable-multilib&lt;/<text:span text:style-name="T7">extra</text:span>&gt;</text:p>
      <text:p text:style-name="P22">&lt;/<text:span text:style-name="T7">configure</text:span>&gt;</text:p>
      <text:p text:style-name="P22"/>
      <text:p text:style-name="P22"/>
      <text:p text:style-name="P23"/>
      <table:table table:name="Tabella6" table:style-name="Tabella6">
        <table:table-column table:style-name="Tabella6.A"/>
        <table:table-column table:style-name="Tabella6.B"/>
        <table:table-column table:style-name="Tabella6.C"/>
        <table:table-row>
          <table:table-cell table:style-name="Tabella6.A1" office:value-type="string">
            <text:p text:style-name="P70">egg/project/<text:span text:style-name="T4">build/</text:span><text:span text:style-name="T14">make</text:span><text:span text:style-name="T15"> </text:span><text:span text:style-name="T18">id = N</text:span></text:p>
          </table:table-cell>
          <table:table-cell table:style-name="Tabella6.A1" office:value-type="string">
            <text:p text:style-name="P96">no</text:p>
          </table:table-cell>
          <table:table-cell table:style-name="Tabella6.C1" office:value-type="string">
            <text:p text:style-name="P97">Define a build procedure . In a single step can be more than a one make node. In case of project A depend from B with B depend from A project is easy cut the build process in pieces to jump from projects. For this reason is important the fields <text:span text:style-name="T7">pri</text:span> (build <text:soft-page-break/>priority )</text:p>
          </table:table-cell>
        </table:table-row>
        <table:table-row>
          <table:table-cell table:style-name="Tabella6.A2" office:value-type="string">
            <text:p text:style-name="P93"><text:span text:style-name="T47">egg/project/build/make/</text:span><text:span text:style-name="T15">priority</text:span></text:p>
          </table:table-cell>
          <table:table-cell table:style-name="Tabella6.A2" office:value-type="string">
            <text:p text:style-name="P98">no</text:p>
          </table:table-cell>
          <table:table-cell table:style-name="Tabella6.C2" office:value-type="string">
            <text:p text:style-name="P97">Define the build priority for the rules defined into this make node. Low number have high priority (0= max priority). The build system sort the priority for priority build sequence. Into a single step can build more <text:span text:style-name="T51">than once</text:span> the same project if in recipes are present different make nodes.</text:p>
          </table:table-cell>
        </table:table-row>
        <table:table-row>
          <table:table-cell table:style-name="Tabella6.A2" office:value-type="string">
            <text:p text:style-name="P94"/>
            <text:p text:style-name="P94"><text:span text:style-name="T47">egg/project/build/make/</text:span><text:span text:style-name="T15">t</text:span><text:span text:style-name="T19">hread</text:span></text:p>
          </table:table-cell>
          <table:table-cell table:style-name="Tabella6.A2" office:value-type="string">
            <text:p text:style-name="P98"/>
            <text:p text:style-name="P98">No</text:p>
          </table:table-cell>
          <table:table-cell table:style-name="Tabella6.C2" office:value-type="string">
            <text:p text:style-name="P99"/>
            <text:p text:style-name="P99">Is the max number of parallel thrad to <text:s/>execute make ( -j param )</text:p>
          </table:table-cell>
        </table:table-row>
        <table:table-row>
          <table:table-cell table:style-name="Tabella6.A2" office:value-type="string">
            <text:p text:style-name="P94"><text:span text:style-name="T47">egg/project/build/make/</text:span><text:span text:style-name="T15">rule</text:span><text:span text:style-name="T47"> id = </text:span><text:span text:style-name="T15">N</text:span></text:p>
          </table:table-cell>
          <table:table-cell table:style-name="Tabella6.A2" office:value-type="string">
            <text:p text:style-name="P98">no</text:p>
          </table:table-cell>
          <table:table-cell table:style-name="Tabella6.C2" office:value-type="string">
            <text:p text:style-name="P99">Call a rule in makefile. To define what rule see <text:span text:style-name="T7">name</text:span> node</text:p>
          </table:table-cell>
        </table:table-row>
        <table:table-row>
          <table:table-cell table:style-name="Tabella6.A2" office:value-type="string">
            <text:p text:style-name="P94"><text:span text:style-name="T47">egg/project/build/make/rule</text:span><text:span text:style-name="T15">/</text:span><text:span text:style-name="T19">name</text:span></text:p>
          </table:table-cell>
          <table:table-cell table:style-name="Tabella6.A2" office:value-type="string">
            <text:p text:style-name="P98">no</text:p>
          </table:table-cell>
          <table:table-cell table:style-name="Tabella6.C2" office:value-type="string">
            <text:p text:style-name="P99">Define the rule to call with make : Make all &lt;rule&gt;&lt;name&gt;all&lt;/name&gt;&lt;/rule&gt;</text:p>
          </table:table-cell>
        </table:table-row>
        <table:table-row>
          <table:table-cell table:style-name="Tabella6.A2" office:value-type="string">
            <text:p text:style-name="P94"><text:span text:style-name="T47">egg/project/build/make/rule</text:span><text:span text:style-name="T15">/</text:span><text:span text:style-name="T19">thread</text:span></text:p>
          </table:table-cell>
          <table:table-cell table:style-name="Tabella6.A2" office:value-type="string">
            <text:p text:style-name="P98">yes</text:p>
          </table:table-cell>
          <table:table-cell table:style-name="Tabella6.C2" office:value-type="string">
            <text:p text:style-name="P99">If specified set the max number of parallel thread. Ex &lt;thread&gt;1&lt;/thread&gt;</text:p>
            <text:p text:style-name="P99">If not specified the max number thread is as specified in <text:span text:style-name="T39">egg/project/build/make/</text:span><text:span text:style-name="T15">t</text:span><text:span text:style-name="T7">hread</text:span></text:p>
          </table:table-cell>
        </table:table-row>
        <table:table-row>
          <table:table-cell table:style-name="Tabella6.A2" office:value-type="string">
            <text:p text:style-name="P71">egg/project/<text:span text:style-name="T4">build/m</text:span><text:span text:style-name="T39">ake/rule</text:span><text:span text:style-name="T4">/</text:span><text:span text:style-name="T14">pre </text:span><text:span text:style-name="T16">id </text:span><text:span text:style-name="T15">= N</text:span></text:p>
          </table:table-cell>
          <table:table-cell table:style-name="Tabella6.A2" office:value-type="string">
            <text:p text:style-name="P83"/>
          </table:table-cell>
          <table:table-cell table:style-name="Tabella6.C2" office:value-type="string">
            <text:p text:style-name="P91">A<text:span text:style-name="T47">s</text:span> in the previ<text:span text:style-name="T47">o</text:span>us <text:span text:style-name="T52">configure </text:span><text:s/>node, <text:span text:style-name="T47">can define action before after the make rule phase. There are three kind of action: </text:span><text:span text:style-name="T15">code</text:span><text:span text:style-name="T47">, </text:span><text:span text:style-name="T15">source</text:span><text:span text:style-name="T47">, </text:span><text:span text:style-name="T15">scripts</text:span></text:p>
            <text:list xml:id="list142235924961078" text:continue-numbering="true" text:style-name="L2">
              <text:list-item>
                <text:p text:style-name="P143">code:</text:p>
                <text:p text:style-name="P144">insert a fragment of bash shell code. Will be executed on configure phase according to the ID(N) step. For any fragment will check the return value an break the execution in case of error.</text:p>
              </text:list-item>
              <text:list-item>
                <text:p text:style-name="P143">source</text:p>
                <text:p text:style-name="P144">usually used to expand the build system , can source a bash script or var directly into generate configure script.</text:p>
              </text:list-item>
              <text:list-item>
                <text:p text:style-name="P143">script</text:p>
                <text:p text:style-name="P146"><text:span text:style-name="T28">In case of </text:span><text:bookmark text:name="tw-target-text3"/><text:span text:style-name="T27">complicated </text:span><text:span text:style-name="T29">procedure to realized with code mode, is possible to run a bash script</text:span></text:p>
              </text:list-item>
            </text:list>
          </table:table-cell>
        </table:table-row>
        <table:table-row>
          <table:table-cell table:style-name="Tabella6.A2" office:value-type="string">
            <text:p text:style-name="P71">egg/project/<text:span text:style-name="T4">build/m</text:span><text:span text:style-name="T39">ake/rule</text:span><text:span text:style-name="T4">/</text:span><text:span text:style-name="T39">pre/</text:span><text:span text:style-name="T15">code</text:span></text:p>
          </table:table-cell>
          <table:table-cell table:style-name="Tabella6.A2" office:value-type="string">
            <text:p text:style-name="P83"/>
          </table:table-cell>
          <table:table-cell table:style-name="Tabella6.C2" office:value-type="string">
            <text:p text:style-name="P92">Insert into the generate bash script the code defined here ex: </text:p>
            <text:p text:style-name="P92">&lt;<text:span text:style-name="T7">code&gt;</text:span> cp $SOURCE/init $DEPLOY &lt;<text:span text:style-name="T7">code</text:span>&gt;</text:p>
          </table:table-cell>
        </table:table-row>
        <table:table-row>
          <table:table-cell table:style-name="Tabella6.A2" office:value-type="string">
            <text:p text:style-name="P71">egg/project/<text:span text:style-name="T4">build/m</text:span><text:span text:style-name="T39">ake/rule</text:span><text:span text:style-name="T4">/</text:span><text:span text:style-name="T39">pre/</text:span><text:span text:style-name="T15">source</text:span></text:p>
          </table:table-cell>
          <table:table-cell table:style-name="Tabella6.A2" office:value-type="string">
            <text:p text:style-name="P83"/>
          </table:table-cell>
          <table:table-cell table:style-name="Tabella6.C2" office:value-type="string">
            <text:p text:style-name="P92">Insert into the generate bash script the code defined here ex: </text:p>
            <text:p text:style-name="P92">&lt;<text:span text:style-name="T7">source&gt;</text:span> /home/some_my_def.sh &lt;<text:span text:style-name="T7">source</text:span>&gt;</text:p>
          </table:table-cell>
        </table:table-row>
        <text:soft-page-break/>
        <table:table-row>
          <table:table-cell table:style-name="Tabella6.A2" office:value-type="string">
            <text:p text:style-name="P71">egg/project/<text:span text:style-name="T4">build/m</text:span><text:span text:style-name="T39">ake/rule</text:span><text:span text:style-name="T4">/</text:span><text:span text:style-name="T39">pre/</text:span><text:span text:style-name="T15">script</text:span></text:p>
          </table:table-cell>
          <table:table-cell table:style-name="Tabella6.A2" office:value-type="string">
            <text:p text:style-name="P83"/>
          </table:table-cell>
          <table:table-cell table:style-name="Tabella6.C2" office:value-type="string">
            <text:p text:style-name="P92">Insert into the generate bash script the script defined here ex: </text:p>
            <text:p text:style-name="P92">&lt;<text:span text:style-name="T7">script&gt;</text:span> /home/<text:span text:style-name="T48">myscrip</text:span>.sh &lt;<text:span text:style-name="T7">script</text:span>&gt;</text:p>
          </table:table-cell>
        </table:table-row>
        <table:table-row>
          <table:table-cell table:style-name="Tabella6.A2" office:value-type="string">
            <text:p text:style-name="P71">egg/project/<text:span text:style-name="T4">build/m</text:span><text:span text:style-name="T39">ake/rule</text:span><text:span text:style-name="T4">/</text:span><text:span text:style-name="T14">post </text:span><text:span text:style-name="T16">id </text:span><text:span text:style-name="T15">= N</text:span></text:p>
          </table:table-cell>
          <table:table-cell table:style-name="Tabella6.A2" office:value-type="string">
            <text:p text:style-name="P83"/>
          </table:table-cell>
          <table:table-cell table:style-name="Tabella6.C2" office:value-type="string">
            <text:p text:style-name="P91">A<text:span text:style-name="T47">s</text:span> in the previ<text:span text:style-name="T47">o</text:span>us <text:span text:style-name="T52">configure</text:span> node, <text:span text:style-name="T47">can define action after the make rule phase. There are three kind of action: </text:span><text:span text:style-name="T15">code</text:span><text:span text:style-name="T47">, </text:span><text:span text:style-name="T15">source</text:span><text:span text:style-name="T47">, </text:span><text:span text:style-name="T15">scripts</text:span></text:p>
            <text:list xml:id="list142234688908021" text:continue-numbering="true" text:style-name="L2">
              <text:list-item>
                <text:p text:style-name="P143">code:</text:p>
                <text:p text:style-name="P144">insert a fragment of bash shell code. Will be executed on configure phase according to the ID(N) step. For any fragment will check the return value an break the execution in case of error.</text:p>
              </text:list-item>
              <text:list-item>
                <text:p text:style-name="P143">source</text:p>
                <text:p text:style-name="P144">usually used to expand the build system , can source a bash script or var directly into generate configure script.</text:p>
              </text:list-item>
              <text:list-item>
                <text:p text:style-name="P143">script</text:p>
                <text:p text:style-name="P146"><text:span text:style-name="T28">In case of </text:span><text:bookmark text:name="tw-target-text11"/><text:span text:style-name="T27">complicated </text:span><text:span text:style-name="T29">procedure to realized with code mode, is possible to run a bash script</text:span></text:p>
              </text:list-item>
            </text:list>
          </table:table-cell>
        </table:table-row>
        <table:table-row>
          <table:table-cell table:style-name="Tabella6.A2" office:value-type="string">
            <text:p text:style-name="P71">egg/project/<text:span text:style-name="T4">build/m</text:span><text:span text:style-name="T39">ake/rule</text:span><text:span text:style-name="T4">/post</text:span><text:span text:style-name="T39">/</text:span><text:span text:style-name="T15">code</text:span></text:p>
          </table:table-cell>
          <table:table-cell table:style-name="Tabella6.A2" office:value-type="string">
            <text:p text:style-name="P83"/>
          </table:table-cell>
          <table:table-cell table:style-name="Tabella6.C2" office:value-type="string">
            <text:p text:style-name="P92">Insert into the generate bash script the code defined here ex: </text:p>
            <text:p text:style-name="P92">&lt;<text:span text:style-name="T7">code&gt;</text:span> cp $SOURCE/init $DEPLOY &lt;<text:span text:style-name="T7">code</text:span>&gt;</text:p>
          </table:table-cell>
        </table:table-row>
        <table:table-row>
          <table:table-cell table:style-name="Tabella6.A2" office:value-type="string">
            <text:p text:style-name="P71">egg/project/<text:span text:style-name="T4">build/m</text:span><text:span text:style-name="T39">ake/rule</text:span><text:span text:style-name="T4">/post</text:span><text:span text:style-name="T39">/</text:span><text:span text:style-name="T15">source</text:span></text:p>
          </table:table-cell>
          <table:table-cell table:style-name="Tabella6.A2" office:value-type="string">
            <text:p text:style-name="P83"/>
          </table:table-cell>
          <table:table-cell table:style-name="Tabella6.C2" office:value-type="string">
            <text:p text:style-name="P92">Insert into the generate bash script the code defined here ex: </text:p>
            <text:p text:style-name="P92">&lt;<text:span text:style-name="T7">source&gt;</text:span> /home/some_my_def.sh &lt;<text:span text:style-name="T7">source</text:span>&gt;</text:p>
          </table:table-cell>
        </table:table-row>
        <table:table-row>
          <table:table-cell table:style-name="Tabella6.A2" office:value-type="string">
            <text:p text:style-name="P71">egg/project/<text:span text:style-name="T4">build/m</text:span><text:span text:style-name="T39">ake/rule</text:span><text:span text:style-name="T4">/post</text:span><text:span text:style-name="T39">/</text:span><text:span text:style-name="T15">script</text:span></text:p>
          </table:table-cell>
          <table:table-cell table:style-name="Tabella6.A2" office:value-type="string">
            <text:p text:style-name="P83"/>
          </table:table-cell>
          <table:table-cell table:style-name="Tabella6.C2" office:value-type="string">
            <text:p text:style-name="P92">Insert into the generate bash script the script defined here ex: </text:p>
            <text:p text:style-name="P92">&lt;<text:span text:style-name="T7">script&gt;</text:span> /home/<text:span text:style-name="T48">myscrip</text:span>.sh &lt;<text:span text:style-name="T7">script</text:span>&gt;</text:p>
          </table:table-cell>
        </table:table-row>
      </table:table>
      <text:p text:style-name="P26"/>
      <text:p text:style-name="P27">Example of make node (gcc recipe step 3)</text:p>
      <text:p text:style-name="P27"/>
      <text:p text:style-name="P27">&lt;<text:span text:style-name="T7">make</text:span> id="0"&gt;</text:p>
      <text:p text:style-name="P27"><text:s text:c="3"/>&lt;<text:span text:style-name="T7">priority</text:span>&gt;10&lt;/<text:span text:style-name="T7">priority</text:span>&gt;</text:p>
      <text:p text:style-name="P27"><text:s text:c="7"/>&lt;<text:span text:style-name="T7">rule</text:span> id="0"&gt;</text:p>
      <text:p text:style-name="P27"><text:s text:c="12"/>&lt;<text:span text:style-name="T7">name</text:span>&gt;all-gcc&lt;/<text:span text:style-name="T7">name</text:span>&gt;</text:p>
      <text:p text:style-name="P27"><text:s text:c="7"/>&lt;/<text:span text:style-name="T7">rule</text:span>&gt;</text:p>
      <text:p text:style-name="P27"><text:s text:c="7"/>&lt;<text:span text:style-name="T7">rule</text:span> id="1"&gt;</text:p>
      <text:p text:style-name="P27"><text:s text:c="12"/>&lt;<text:span text:style-name="T7">name</text:span>&gt;install-gcc&lt;/<text:span text:style-name="T7">name</text:span>&gt;</text:p>
      <text:p text:style-name="P27"><text:s text:c="12"/>&lt;<text:span text:style-name="T7">thread</text:span>&gt;1&lt;/<text:span text:style-name="T7">thread</text:span>&gt;</text:p>
      <text:p text:style-name="P27"><text:s text:c="12"/>&lt;<text:span text:style-name="T7">post</text:span> id="0"&gt;</text:p>
      <text:p text:style-name="P27"><text:s text:c="14"/>&lt;<text:span text:style-name="T7">code</text:span>&gt;$CROSS-gcc <text:s/>-v&lt;/<text:span text:style-name="T7">code</text:span>&gt;</text:p>
      <text:p text:style-name="P27"><text:s text:c="12"/>&lt;/<text:span text:style-name="T7">post</text:span>&gt;</text:p>
      <text:p text:style-name="P27"><text:s text:c="7"/>&lt;/<text:span text:style-name="T7">rule</text:span>&gt;</text:p>
      <text:p text:style-name="P27">&lt;/<text:span text:style-name="T7">make</text:span>&gt;</text:p>
      <text:p text:style-name="P27"><text:soft-page-break/>&lt;<text:span text:style-name="T7">make</text:span> id="1"&gt;</text:p>
      <text:p text:style-name="P27"><text:s text:c="3"/>&lt;<text:span text:style-name="T7">priority</text:span>&gt;20&lt;/<text:span text:style-name="T7">priority</text:span>&gt;</text:p>
      <text:p text:style-name="P27"><text:s text:c="7"/>&lt;<text:span text:style-name="T7">rule</text:span> id="0"&gt;</text:p>
      <text:p text:style-name="P27"><text:s text:c="12"/>&lt;<text:span text:style-name="T7">name</text:span>&gt;all-target-libgcc&lt;/<text:span text:style-name="T7">name</text:span>&gt;</text:p>
      <text:p text:style-name="P27"><text:s text:c="7"/>&lt;/<text:span text:style-name="T7">rule</text:span>&gt;</text:p>
      <text:p text:style-name="P27"><text:s text:c="7"/>&lt;<text:span text:style-name="T7">rule</text:span> id="1"&gt;</text:p>
      <text:p text:style-name="P27"><text:s text:c="12"/>&lt;<text:span text:style-name="T7">name</text:span>&gt;install-target-libgcc&lt;/<text:span text:style-name="T7">name</text:span>&gt;</text:p>
      <text:p text:style-name="P27"><text:s text:c="12"/>&lt;<text:span text:style-name="T7">thread</text:span>&gt;1&lt;/<text:span text:style-name="T7">thread</text:span>&gt;</text:p>
      <text:p text:style-name="P27"><text:s text:c="7"/>&lt;/<text:span text:style-name="T7">rule</text:span>&gt;</text:p>
      <text:p text:style-name="P27">&lt;/<text:span text:style-name="T7">make</text:span>&gt;</text:p>
      <text:p text:style-name="P27">&lt;<text:span text:style-name="T7">make</text:span> id="2"&gt;</text:p>
      <text:p text:style-name="P27"><text:s text:c="3"/>&lt;<text:span text:style-name="T7">priority</text:span>&gt;30&lt;/<text:span text:style-name="T7">priority</text:span>&gt;</text:p>
      <text:p text:style-name="P27"><text:s text:c="6"/>&lt;<text:span text:style-name="T7">rule</text:span> id="0"&gt;</text:p>
      <text:p text:style-name="P27"><text:s text:c="10"/>&lt;<text:span text:style-name="T7">pre</text:span> id="0"&gt;</text:p>
      <text:p text:style-name="P27"><text:s text:c="14"/>&lt;<text:span text:style-name="T7">code</text:span>&gt;rm $DEPLOY/$CROSS/lib/libc.so ; echo <text:s/>'GROUP ( libc.so.6 libc_nonshared.a )' | tee <text:s/>$DEPLOY/$CROSS/lib/libc.so</text:p>
      <text:p text:style-name="P27"><text:tab/><text:tab/><text:tab/>&lt;/<text:span text:style-name="T7">code</text:span>&gt;</text:p>
      <text:p text:style-name="P27"><text:s text:c="10"/>&lt;/<text:span text:style-name="T7">pre</text:span>&gt;</text:p>
      <text:p text:style-name="P27"><text:s text:c="10"/>&lt;<text:span text:style-name="T7">name</text:span>&gt;all&lt;/<text:span text:style-name="T7">name</text:span>&gt;</text:p>
      <text:p text:style-name="P27"><text:s text:c="6"/>&lt;/<text:span text:style-name="T7">rule</text:span>&gt;</text:p>
      <text:p text:style-name="P27"><text:s text:c="6"/>&lt;<text:span text:style-name="T7">rule</text:span> id="1"&gt;</text:p>
      <text:p text:style-name="P27"><text:s text:c="10"/>&lt;<text:span text:style-name="T7">name</text:span>&gt;install&lt;/<text:span text:style-name="T7">name</text:span>&gt;</text:p>
      <text:p text:style-name="P27"><text:s text:c="10"/>&lt;<text:span text:style-name="T7">thread</text:span>&gt;1&lt;/<text:span text:style-name="T7">thread</text:span>&gt;</text:p>
      <text:p text:style-name="P27"><text:s text:c="6"/>&lt;/<text:span text:style-name="T7">rule</text:span>&gt;</text:p>
      <text:p text:style-name="P27">&lt;/<text:span text:style-name="T7">make</text:span>&gt;</text:p>
      <text:p text:style-name="P27"/>
      <text:p text:style-name="P27"/>
      <text:p text:style-name="P27">In this example make id 0,1,2 have priority 10,20,30 . In this case build at priority 10 gcc then build at priority 15 glibc , then <text:s/>next build to gcc at priority 20 and then build yet glibc at priority 25 an finally build gcc at priority 30.</text:p>
      <text:p text:style-name="P27"/>
      <text:p text:style-name="P27"/>
      <text:p text:style-name="P141"/>
      <text:p text:style-name="P28"/>
      <text:p text:style-name="P28"/>
      <text:p text:style-name="P28"/>
      <text:p text:style-name="P28"/>
      <text:p text:style-name="P28"/>
      <text:p text:style-name="P28"/>
      <text:p text:style-name="P138"/>
      <text:p text:style-name="P138"/>
      <text:p text:style-name="P138"/>
      <text:p text:style-name="P138"/>
      <text:p text:style-name="P138"/>
      <text:p text:style-name="P138"/>
      <text:p text:style-name="P138"/>
      <text:p text:style-name="P138"/>
      <text:p text:style-name="P138"/>
      <text:p text:style-name="P138"/>
      <text:p text:style-name="P138">CONFIGURATION FILE</text:p>
      <text:p text:style-name="P28"/>
      <text:p text:style-name="P28"/>
      <text:p text:style-name="P28"/>
      <text:p text:style-name="P28"/>
      <text:p text:style-name="P29"><text:s/>As defined in previous paragraph, a repo is a collection of folder with a conf.egg file : this is the main configuration file. The structure of this xml file Is as described here.</text:p>
      <text:p text:style-name="P29"/>
      <text:p text:style-name="P13"><text:span text:style-name="T33">NODE: </text:span><text:span text:style-name="T22">conf</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59">FIELD</text:p>
          </table:table-cell>
          <table:table-cell table:style-name="Tabella7.A1" office:value-type="string">
            <text:p text:style-name="P59">OPT</text:p>
          </table:table-cell>
          <table:table-cell table:style-name="Tabella7.C1" office:value-type="string">
            <text:p text:style-name="P59">DESCRIPTIO<text:span text:style-name="T3">N</text:span></text:p>
          </table:table-cell>
        </table:table-row>
        <table:table-row>
          <table:table-cell table:style-name="Tabella7.A2" office:value-type="string">
            <text:p text:style-name="P100"><text:span text:style-name="T36">egg</text:span><text:span text:style-name="T7">/conf</text:span></text:p>
          </table:table-cell>
          <table:table-cell table:style-name="Tabella7.A2" office:value-type="string">
            <text:p text:style-name="P101">no</text:p>
          </table:table-cell>
          <table:table-cell table:style-name="Tabella7.C2" office:value-type="string">
            <text:list xml:id="list142235077080870" text:continue-list="list142236027415878" text:style-name="L1">
              <text:list-header>
                <text:p text:style-name="P147"><text:s/><text:span text:style-name="T53">Describe the main configuration , common for all step of system variable s. This variables are exported on build variable of all projects</text:span></text:p>
              </text:list-header>
            </text:list>
          </table:table-cell>
        </table:table-row>
        <table:table-row>
          <table:table-cell table:style-name="Tabella7.A2" office:value-type="string">
            <text:p text:style-name="P100"><text:span text:style-name="T40">egg</text:span><text:span text:style-name="T10">/</text:span><text:span text:style-name="T7">root</text:span></text:p>
          </table:table-cell>
          <table:table-cell table:style-name="Tabella7.A2" office:value-type="string">
            <text:p text:style-name="P101">no</text:p>
          </table:table-cell>
          <table:table-cell table:style-name="Tabella7.C2" office:value-type="string">
            <text:p text:style-name="P100">Define the exported variable $ROOT. Is the main folder with contain all generate / clone d file from current repo</text:p>
          </table:table-cell>
        </table:table-row>
        <table:table-row>
          <table:table-cell table:style-name="Tabella7.A2" office:value-type="string">
            <text:p text:style-name="P100"><text:span text:style-name="T40">egg</text:span><text:span text:style-name="T10">/r</text:span><text:span text:style-name="T7">epo</text:span></text:p>
          </table:table-cell>
          <table:table-cell table:style-name="Tabella7.A2" office:value-type="string">
            <text:p text:style-name="P101">no</text:p>
          </table:table-cell>
          <table:table-cell table:style-name="Tabella7.C2" office:value-type="string">
            <text:p text:style-name="P100">Define the exported variable $ROOT. Is the folder where is copied the current repo </text:p>
          </table:table-cell>
        </table:table-row>
        <table:table-row>
          <table:table-cell table:style-name="Tabella7.A2" office:value-type="string">
            <text:p text:style-name="P100"><text:span text:style-name="T40">egg</text:span><text:span text:style-name="T10">/</text:span><text:span text:style-name="T7">sources</text:span></text:p>
          </table:table-cell>
          <table:table-cell table:style-name="Tabella7.A2" office:value-type="string">
            <text:p text:style-name="P101">no</text:p>
          </table:table-cell>
          <table:table-cell table:style-name="Tabella7.C2" office:value-type="string">
            <text:p text:style-name="P100">Define the exported variable $SOURCES.</text:p>
            <text:p text:style-name="P100">Is the folder where is expanded / cloned <text:s/>the source of any project</text:p>
          </table:table-cell>
        </table:table-row>
        <table:table-row>
          <table:table-cell table:style-name="Tabella7.A2" office:value-type="string">
            <text:p text:style-name="P100"><text:span text:style-name="T40">egg</text:span><text:span text:style-name="T10">/</text:span><text:span text:style-name="T24">store</text:span></text:p>
          </table:table-cell>
          <table:table-cell table:style-name="Tabella7.A2" office:value-type="string">
            <text:p text:style-name="P101">no</text:p>
          </table:table-cell>
          <table:table-cell table:style-name="Tabella7.C2" office:value-type="string">
            <text:p text:style-name="P100">Define the exported variable $S<text:span text:style-name="T57">TORE</text:span>.</text:p>
            <text:p text:style-name="P100">Is the folder where is <text:span text:style-name="T57">stored all source tar file. Note : if also the source is downloaded from git/svn/file method a tarball is always created and <text:s text:c="2"/>will be update if needed.</text:span></text:p>
          </table:table-cell>
        </table:table-row>
        <text:soft-page-break/>
        <table:table-row>
          <table:table-cell table:style-name="Tabella7.A2" office:value-type="string">
            <text:p text:style-name="P100"><text:span text:style-name="T40">egg</text:span><text:span text:style-name="T10">/</text:span><text:span text:style-name="T7">images</text:span></text:p>
          </table:table-cell>
          <table:table-cell table:style-name="Tabella7.A2" office:value-type="string">
            <text:p text:style-name="P101">no</text:p>
          </table:table-cell>
          <table:table-cell table:style-name="Tabella7.C2" office:value-type="string">
            <text:p text:style-name="P100">Define the exported variable $IMAGES.</text:p>
            <text:p text:style-name="P100">IS the folder where is created the output image </text:p>
          </table:table-cell>
        </table:table-row>
        <table:table-row>
          <table:table-cell table:style-name="Tabella7.A2" office:value-type="string">
            <text:p text:style-name="P100"><text:span text:style-name="T40">egg</text:span><text:span text:style-name="T10">/</text:span><text:span text:style-name="T7">build</text:span></text:p>
          </table:table-cell>
          <table:table-cell table:style-name="Tabella7.A2" office:value-type="string">
            <text:p text:style-name="P101">no</text:p>
          </table:table-cell>
          <table:table-cell table:style-name="Tabella7.C2" office:value-type="string">
            <text:p text:style-name="P100">Define the exported variable $BUILD.</text:p>
            <text:p text:style-name="P100">Is the folder where are created all script build and , for <text:span text:style-name="T54">each project, the project build folder.</text:span></text:p>
          </table:table-cell>
        </table:table-row>
        <table:table-row>
          <table:table-cell table:style-name="Tabella7.A2" office:value-type="string">
            <text:p text:style-name="P102"><text:span text:style-name="T40">egg</text:span><text:span text:style-name="T10">/</text:span><text:span text:style-name="T20">editor</text:span></text:p>
          </table:table-cell>
          <table:table-cell table:style-name="Tabella7.A2" office:value-type="string">
            <text:p text:style-name="P104">no</text:p>
          </table:table-cell>
          <table:table-cell table:style-name="Tabella7.C2" office:value-type="string">
            <text:p text:style-name="P102">Define the exported variable $<text:span text:style-name="T54">EDITOR</text:span>.</text:p>
            <text:p text:style-name="P105">Is the program to user as file editor</text:p>
          </table:table-cell>
        </table:table-row>
        <table:table-row>
          <table:table-cell table:style-name="Tabella7.A2" office:value-type="string">
            <text:p text:style-name="P102"><text:span text:style-name="T40">egg</text:span><text:span text:style-name="T10">/</text:span><text:span text:style-name="T20">path</text:span></text:p>
          </table:table-cell>
          <table:table-cell table:style-name="Tabella7.A2" office:value-type="string">
            <text:p text:style-name="P106">no</text:p>
          </table:table-cell>
          <table:table-cell table:style-name="Tabella7.C2" office:value-type="string">
            <text:p text:style-name="P103">Define the exported variable $<text:span text:style-name="T55">PATH.</text:span></text:p>
            <text:p text:style-name="P107">IS the initial value for $PATH</text:p>
          </table:table-cell>
        </table:table-row>
        <table:table-row>
          <table:table-cell table:style-name="Tabella7.A2" office:value-type="string">
            <text:p text:style-name="P103"><text:span text:style-name="T40">egg</text:span><text:span text:style-name="T10">/</text:span><text:span text:style-name="T21">ld_library_</text:span><text:span text:style-name="T20">path</text:span></text:p>
          </table:table-cell>
          <table:table-cell table:style-name="Tabella7.A2" office:value-type="string">
            <text:p text:style-name="P106">no</text:p>
          </table:table-cell>
          <table:table-cell table:style-name="Tabella7.C2" office:value-type="string">
            <text:p text:style-name="P103">Define the exported variable <text:span text:style-name="T55">$LD_LIBRARY_PATH.</text:span></text:p>
          </table:table-cell>
        </table:table-row>
        <table:table-row>
          <table:table-cell table:style-name="Tabella7.A2" office:value-type="string">
            <text:p text:style-name="P103"><text:span text:style-name="T40">egg</text:span><text:span text:style-name="T10">/</text:span><text:span text:style-name="T21">user_env </text:span><text:span text:style-name="T41">id =</text:span><text:span text:style-name="T21"> N</text:span></text:p>
          </table:table-cell>
          <table:table-cell table:style-name="Tabella7.A2" office:value-type="string">
            <text:p text:style-name="P106">No</text:p>
          </table:table-cell>
          <table:table-cell table:style-name="Tabella7.C2" office:value-type="string">
            <text:p text:style-name="P107">Whit this node can define new global user variable. A variable create in this mode is global and exported in all script generated</text:p>
          </table:table-cell>
        </table:table-row>
      </table:table>
      <text:p text:style-name="P24"/>
      <text:p text:style-name="P24"/>
      <text:p text:style-name="P24">Example of <text:span text:style-name="T7">conf</text:span> node: </text:p>
      <text:p text:style-name="P24"/>
      <text:p text:style-name="P24">&lt;<text:span text:style-name="T7">conf</text:span>&gt;</text:p>
      <text:p text:style-name="P24"><text:s text:c="4"/>&lt;<text:span text:style-name="T7">root</text:span>&gt;$HOME/ebuild&lt;/<text:span text:style-name="T7">root</text:span>&gt;</text:p>
      <text:p text:style-name="P24"><text:s text:c="4"/>&lt;<text:span text:style-name="T7">repo</text:span>&gt;$ROOT/repo&lt;/<text:span text:style-name="T7">repo</text:span>&gt;</text:p>
      <text:p text:style-name="P24"><text:s text:c="4"/>&lt;<text:span text:style-name="T7">sources</text:span>&gt;$ROOT/sources&lt;/<text:span text:style-name="T7">sources</text:span>&gt;</text:p>
      <text:p text:style-name="P24"><text:s text:c="4"/>&lt;<text:span text:style-name="T7">store</text:span>&gt;$ROOT/store&lt;/<text:span text:style-name="T7">store</text:span>&gt;</text:p>
      <text:p text:style-name="P24"><text:s text:c="4"/>&lt;<text:span text:style-name="T7">images</text:span>&gt;$ROOT/images&lt;/<text:span text:style-name="T7">images</text:span>&gt;</text:p>
      <text:p text:style-name="P24"><text:s text:c="4"/>&lt;<text:span text:style-name="T7">build</text:span>&gt;$ROOT/build&lt;/<text:span text:style-name="T7">build</text:span>&gt;</text:p>
      <text:p text:style-name="P24"><text:s text:c="4"/>&lt;<text:span text:style-name="T7">editor</text:span>&gt;vim&lt;/<text:span text:style-name="T7">editor</text:span>&gt;</text:p>
      <text:p text:style-name="P24"><text:s text:c="4"/>&lt;<text:span text:style-name="T7">path</text:span>&gt;$USER_PATH&lt;/<text:span text:style-name="T7">path</text:span>&gt;</text:p>
      <text:p text:style-name="P24"><text:s text:c="4"/>&lt;<text:span text:style-name="T7">ld_library_path</text:span>&gt;$USER_LIB_PATH&lt;/<text:span text:style-name="T7">ld_library_path</text:span>&gt;</text:p>
      <text:p text:style-name="P24"><text:s text:c="4"/>&lt;<text:span text:style-name="T7">user_env</text:span> id="<text:span text:style-name="T7">0</text:span>"&gt;</text:p>
      <text:p text:style-name="P24"><text:s text:c="6"/>&lt;<text:span text:style-name="T7">name</text:span>&gt;USER_PATH&lt;/<text:span text:style-name="T7">name</text:span>&gt;</text:p>
      <text:p text:style-name="P24"><text:tab/><text:tab/>&lt;<text:span text:style-name="T7">value</text:span>&gt;</text:p>
      <text:p text:style-name="P24"><text:tab/><text:tab/><text:tab/>$ROOT/images/x86_64_sysroot/bin:<text:tab/><text:tab/><text:tab/><text:tab/>$ROOT/images/x86_64_sysroot/x86_64-pc-linux-gnu/bin</text:p>
      <text:p text:style-name="P24"><text:tab/><text:tab/>&lt;/<text:span text:style-name="T7">value</text:span>&gt;</text:p>
      <text:p text:style-name="P24"><text:s text:c="4"/>&lt;/<text:span text:style-name="T7">user_env</text:span>&gt;</text:p>
      <text:p text:style-name="P24"><text:s text:c="4"/>&lt;<text:span text:style-name="T7">user_env</text:span> id="<text:span text:style-name="T7">1</text:span>"&gt;</text:p>
      <text:p text:style-name="P24"><text:s text:c="6"/>&lt;<text:span text:style-name="T7">name</text:span>&gt;USER_LIB_PATH&lt;/<text:span text:style-name="T7">name</text:span>&gt;</text:p>
      <text:p text:style-name="P24"><text:s text:c="6"/><text:tab/>&lt;<text:span text:style-name="T7">value</text:span>&gt;</text:p>
      <text:p text:style-name="P24"><text:tab/><text:tab/>$ROOT/images/x86_64_sysroot/lib64:</text:p>
      <text:p text:style-name="P24"><text:tab/><text:tab/>$ROOT/images/x86_64_sysroot/lib</text:p>
      <text:p text:style-name="P24"><text:tab/><text:tab/>&lt;/<text:span text:style-name="T7">value</text:span>&gt;</text:p>
      <text:p text:style-name="P24"><text:s text:c="4"/>&lt;/<text:span text:style-name="T7">user_env</text:span>&gt;</text:p>
      <text:p text:style-name="P24">&lt;/<text:span text:style-name="T7">conf</text:span>&gt;</text:p>
      <text:p text:style-name="P24"/>
      <text:p text:style-name="P24"/>
      <text:p text:style-name="P25"><text:soft-page-break/></text:p>
      <text:p text:style-name="P25">Node : <text:s/><text:span text:style-name="T7">step</text:span> id = <text:span text:style-name="T7">N</text:span></text:p>
      <table:table table:name="Tabella8" table:style-name="Tabella8">
        <table:table-column table:style-name="Tabella8.A"/>
        <table:table-column table:style-name="Tabella8.B"/>
        <table:table-column table:style-name="Tabella8.C"/>
        <table:table-row>
          <table:table-cell table:style-name="Tabella8.A1" office:value-type="string">
            <text:p text:style-name="P60">FIELD</text:p>
          </table:table-cell>
          <table:table-cell table:style-name="Tabella8.A1" office:value-type="string">
            <text:p text:style-name="P60">OPT</text:p>
          </table:table-cell>
          <table:table-cell table:style-name="Tabella8.C1" office:value-type="string">
            <text:p text:style-name="P60">DESCRIPTIO<text:span text:style-name="T3">N</text:span></text:p>
          </table:table-cell>
        </table:table-row>
        <table:table-row>
          <table:table-cell table:style-name="Tabella8.A2" office:value-type="string">
            <text:p text:style-name="P108">egg/defaults/<text:span text:style-name="T7">step</text:span></text:p>
          </table:table-cell>
          <table:table-cell table:style-name="Tabella8.A2" office:value-type="string">
            <text:p text:style-name="P110">no</text:p>
          </table:table-cell>
          <table:table-cell table:style-name="Tabella8.C2" office:value-type="string">
            <text:p text:style-name="P108">Define a level/ step of build</text:p>
          </table:table-cell>
        </table:table-row>
        <table:table-row>
          <table:table-cell table:style-name="Tabella8.A2" office:value-type="string">
            <text:p text:style-name="P108">egg/defaults/step/<text:span text:style-name="T7">step_name</text:span></text:p>
          </table:table-cell>
          <table:table-cell table:style-name="Tabella8.A2" office:value-type="string">
            <text:p text:style-name="P110">no</text:p>
          </table:table-cell>
          <table:table-cell table:style-name="Tabella8.C2" office:value-type="string">
            <text:p text:style-name="P108">Define the name of the create folder in $IMAGES. In this folder where is the build output</text:p>
          </table:table-cell>
        </table:table-row>
        <table:table-row>
          <table:table-cell table:style-name="Tabella8.A2" office:value-type="string">
            <text:p text:style-name="P108">egg/defaults/step/<text:span text:style-name="T7">info</text:span></text:p>
          </table:table-cell>
          <table:table-cell table:style-name="Tabella8.A2" office:value-type="string">
            <text:p text:style-name="P110">no</text:p>
          </table:table-cell>
          <table:table-cell table:style-name="Tabella8.C2" office:value-type="string">
            <text:p text:style-name="P108">In this fields can insert a brief description of this step build</text:p>
          </table:table-cell>
        </table:table-row>
        <table:table-row>
          <table:table-cell table:style-name="Tabella8.A2" office:value-type="string">
            <text:p text:style-name="P108">egg/defaults/step/<text:span text:style-name="T7">cc</text:span></text:p>
          </table:table-cell>
          <table:table-cell table:style-name="Tabella8.A2" office:value-type="string">
            <text:p text:style-name="P110">no</text:p>
          </table:table-cell>
          <table:table-cell table:style-name="Tabella8.C2" office:value-type="string">
            <text:p text:style-name="P108">The value in this field is exported in $CC global variable</text:p>
          </table:table-cell>
        </table:table-row>
        <table:table-row>
          <table:table-cell table:style-name="Tabella8.A2" office:value-type="string">
            <text:p text:style-name="P108">egg/defaults/step/<text:span text:style-name="T7">cxx</text:span></text:p>
          </table:table-cell>
          <table:table-cell table:style-name="Tabella8.A2" office:value-type="string">
            <text:p text:style-name="P110">no</text:p>
          </table:table-cell>
          <table:table-cell table:style-name="Tabella8.C2" office:value-type="string">
            <text:p text:style-name="P108">The value in this field is exported in $CXX global variable</text:p>
          </table:table-cell>
        </table:table-row>
        <table:table-row>
          <table:table-cell table:style-name="Tabella8.A2" office:value-type="string">
            <text:p text:style-name="P108">egg/defaults/step/<text:span text:style-name="T7">as</text:span></text:p>
          </table:table-cell>
          <table:table-cell table:style-name="Tabella8.A2" office:value-type="string">
            <text:p text:style-name="P110">no</text:p>
          </table:table-cell>
          <table:table-cell table:style-name="Tabella8.C2" office:value-type="string">
            <text:p text:style-name="P108">The value in this field is exported in $AS global variable</text:p>
          </table:table-cell>
        </table:table-row>
        <table:table-row>
          <table:table-cell table:style-name="Tabella8.A2" office:value-type="string">
            <text:p text:style-name="P108">egg/defaults/step/<text:span text:style-name="T7">ld</text:span></text:p>
          </table:table-cell>
          <table:table-cell table:style-name="Tabella8.A2" office:value-type="string">
            <text:p text:style-name="P110">no</text:p>
          </table:table-cell>
          <table:table-cell table:style-name="Tabella8.C2" office:value-type="string">
            <text:p text:style-name="P108">The value in this field is exported in $LD global variable</text:p>
          </table:table-cell>
        </table:table-row>
        <table:table-row>
          <table:table-cell table:style-name="Tabella8.A2" office:value-type="string">
            <text:p text:style-name="P108">egg/defaults/step/<text:span text:style-name="T23">nm</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NM</text:span> global variable</text:p>
          </table:table-cell>
        </table:table-row>
        <table:table-row>
          <table:table-cell table:style-name="Tabella8.A2" office:value-type="string">
            <text:p text:style-name="P108">egg/defaults/step/<text:span text:style-name="T23">ar</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AR</text:span> global variable</text:p>
          </table:table-cell>
        </table:table-row>
        <table:table-row>
          <table:table-cell table:style-name="Tabella8.A2" office:value-type="string">
            <text:p text:style-name="P108">egg/defaults/step/<text:span text:style-name="T23">strip</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STRIP</text:span> global variable</text:p>
          </table:table-cell>
        </table:table-row>
        <table:table-row>
          <table:table-cell table:style-name="Tabella8.A2" office:value-type="string">
            <text:p text:style-name="P108">egg/defaults/step/<text:span text:style-name="T23">cflags</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FLAGS</text:span> global variable</text:p>
          </table:table-cell>
        </table:table-row>
        <table:table-row>
          <table:table-cell table:style-name="Tabella8.A2" office:value-type="string">
            <text:p text:style-name="P108">egg/defaults/step/<text:span text:style-name="T23">cppflags</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PPFLAGS</text:span> global variable</text:p>
          </table:table-cell>
        </table:table-row>
        <table:table-row>
          <table:table-cell table:style-name="Tabella8.A2" office:value-type="string">
            <text:p text:style-name="P108">egg/defaults/step/<text:span text:style-name="T23">cxxflags</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XXFLAGS</text:span> global variable</text:p>
          </table:table-cell>
        </table:table-row>
        <table:table-row>
          <table:table-cell table:style-name="Tabella8.A2" office:value-type="string">
            <text:p text:style-name="P108">egg/defaults/step/<text:span text:style-name="T23">ldflags</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LDFLAGS</text:span> global variable</text:p>
          </table:table-cell>
        </table:table-row>
        <table:table-row>
          <table:table-cell table:style-name="Tabella8.A2" office:value-type="string">
            <text:p text:style-name="P108">egg/defaults/step/<text:span text:style-name="T23">libs</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LIBS</text:span> global variable</text:p>
          </table:table-cell>
        </table:table-row>
        <table:table-row>
          <table:table-cell table:style-name="Tabella8.A2" office:value-type="string">
            <text:p text:style-name="P108">egg/defaults/step/<text:span text:style-name="T23">cpath</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PATH</text:span> global variable</text:p>
          </table:table-cell>
        </table:table-row>
        <table:table-row>
          <table:table-cell table:style-name="Tabella8.A2" office:value-type="string">
            <text:p text:style-name="P108">egg/defaults/step/<text:span text:style-name="T23">c_include_path</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_INCLUDE_PATH</text:span> global variable</text:p>
          </table:table-cell>
        </table:table-row>
        <table:table-row>
          <table:table-cell table:style-name="Tabella8.A2" office:value-type="string">
            <text:p text:style-name="P108">egg/defaults/step/<text:span text:style-name="T23">cplus_include_path</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PLUS_INCLUDE_PATH</text:span> global variable</text:p>
          </table:table-cell>
        </table:table-row>
        <table:table-row>
          <table:table-cell table:style-name="Tabella8.A2" office:value-type="string">
            <text:p text:style-name="P108">egg/defaults/step/<text:span text:style-name="T23">arch</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ARCH</text:span> global variable</text:p>
          </table:table-cell>
        </table:table-row>
        <table:table-row>
          <table:table-cell table:style-name="Tabella8.A2" office:value-type="string">
            <text:p text:style-name="P109">egg/defaults/step/<text:span text:style-name="T23">cross</text:span></text:p>
          </table:table-cell>
          <table:table-cell table:style-name="Tabella8.A2" office:value-type="string">
            <text:p text:style-name="P110">no</text:p>
          </table:table-cell>
          <table:table-cell table:style-name="Tabella8.C2" office:value-type="string">
            <text:p text:style-name="P108">The value in this field is exported in <text:soft-page-break/>$<text:span text:style-name="T56">CROSS</text:span> global variable</text:p>
          </table:table-cell>
        </table:table-row>
        <table:table-row>
          <table:table-cell table:style-name="Tabella8.A2" office:value-type="string">
            <text:p text:style-name="P109">egg/defaults/step/<text:span text:style-name="T23">cross_compile</text:span></text:p>
          </table:table-cell>
          <table:table-cell table:style-name="Tabella8.A2" office:value-type="string">
            <text:p text:style-name="P110">no</text:p>
          </table:table-cell>
          <table:table-cell table:style-name="Tabella8.C2" office:value-type="string">
            <text:p text:style-name="P108">The value in this field is exported in $<text:span text:style-name="T56">CROSS_COMPILE</text:span> global variable</text:p>
          </table:table-cell>
        </table:table-row>
      </table:table>
      <text:p text:style-name="P30"><text:tab/></text:p>
      <text:p text:style-name="P30"/>
      <text:p text:style-name="P31">Example of step node</text:p>
      <text:p text:style-name="P31"/>
      <text:p text:style-name="P31">&lt;<text:span text:style-name="T7">defaults</text:span>&gt;</text:p>
      <text:p text:style-name="P31"><text:s text:c="4"/>&lt;<text:span text:style-name="T7">step</text:span> id="<text:span text:style-name="T7">0</text:span>"&gt;</text:p>
      <text:p text:style-name="P31"><text:s text:c="6"/>&lt;<text:span text:style-name="T7">step_name</text:span>&gt;rpi2_image&lt;/<text:span text:style-name="T7">step_name</text:span>&gt;</text:p>
      <text:p text:style-name="P31"><text:s text:c="6"/>&lt;<text:span text:style-name="T7">info</text:span>&gt;build uboot from rpi2&lt;/<text:span text:style-name="T7">info</text:span>&gt;</text:p>
      <text:p text:style-name="P31"><text:s text:c="6"/>&lt;<text:span text:style-name="T7">cc</text:span>&gt;gcc&lt;/<text:span text:style-name="T7">cc</text:span>&gt;</text:p>
      <text:p text:style-name="P31"><text:s text:c="6"/>&lt;<text:span text:style-name="T7">cxx</text:span>&gt;g++&lt;/<text:span text:style-name="T7">cxx</text:span>&gt;</text:p>
      <text:p text:style-name="P31"><text:s text:c="6"/>&lt;<text:span text:style-name="T7">as</text:span>&gt;as&lt;/<text:span text:style-name="T7">as</text:span>&gt;</text:p>
      <text:p text:style-name="P31"><text:s text:c="6"/>&lt;<text:span text:style-name="T7">ld</text:span>&gt;ld&lt;/<text:span text:style-name="T7">ld</text:span>&gt;</text:p>
      <text:p text:style-name="P31"><text:s text:c="6"/>&lt;<text:span text:style-name="T7">nm</text:span>&gt;nm&lt;/<text:span text:style-name="T7">nm</text:span>&gt;</text:p>
      <text:p text:style-name="P31"><text:s text:c="6"/>&lt;<text:span text:style-name="T7">ar</text:span>&gt;ar&lt;/<text:span text:style-name="T7">ar</text:span>&gt;</text:p>
      <text:p text:style-name="P31"><text:s text:c="6"/>&lt;<text:span text:style-name="T7">strip</text:span>&gt;strip&lt;/<text:span text:style-name="T7">strip</text:span>&gt;</text:p>
      <text:p text:style-name="P31"><text:s text:c="6"/>&lt;<text:span text:style-name="T7">asflags</text:span>&gt;</text:p>
      <text:p text:style-name="P31">-mfpu=neon-vfpv4 <text:s/>-march=armv7ve</text:p>
      <text:p text:style-name="P31"><text:tab/> &lt;/<text:span text:style-name="T7">asflags</text:span>&gt;</text:p>
      <text:p text:style-name="P31"><text:s text:c="6"/>&lt;<text:span text:style-name="T7">cflags</text:span>&gt;</text:p>
      <text:p text:style-name="P31">-O3 -mfpu=neon-vfpv4 <text:s/>-march=armv7ve -mtune=cortex-a7</text:p>
      <text:p text:style-name="P31"><text:tab/> &lt;/<text:span text:style-name="T7">cflags</text:span>&gt;</text:p>
      <text:p text:style-name="P31"><text:s text:c="6"/>&lt;<text:span text:style-name="T7">cppflags</text:span>&gt;</text:p>
      <text:p text:style-name="P31">-O3 -mfpu=neon-vfpv4 <text:s/>-march=armv7ve -mtune=cortex-a7</text:p>
      <text:p text:style-name="P31"><text:tab/> &lt;/<text:span text:style-name="T7">cppflags</text:span>&gt;</text:p>
      <text:p text:style-name="P31"><text:s text:c="6"/>&lt;<text:span text:style-name="T7">cxxflags</text:span>&gt;</text:p>
      <text:p text:style-name="P31">-O3 -mfpu=neon-vfpv4 <text:s/>-march=armv7ve -mtune=cortex-a7</text:p>
      <text:p text:style-name="P31"><text:tab/> &lt;/<text:span text:style-name="T7">cxxflags</text:span>&gt;</text:p>
      <text:p text:style-name="P31"><text:s text:c="6"/>&lt;<text:span text:style-name="T7">ldflags</text:span>&gt;&lt;/<text:span text:style-name="T7">ldflags&gt;</text:span></text:p>
      <text:p text:style-name="P31"><text:s text:c="6"/>&lt;<text:span text:style-name="T7">libs</text:span>&gt;&lt;/<text:span text:style-name="T7">libs</text:span>&gt;</text:p>
      <text:p text:style-name="P31"><text:s text:c="6"/>&lt;<text:span text:style-name="T7">cpath</text:span>&gt;</text:p>
      <text:p text:style-name="P31">$ROOT/images/sysroot_x86_64/arm-none-eabi/include</text:p>
      <text:p text:style-name="P31"><text:tab/> &lt;/<text:span text:style-name="T7">cpath</text:span>&gt;</text:p>
      <text:p text:style-name="P31"><text:s text:c="6"/>&lt;<text:span text:style-name="T7">c_include_path</text:span>&gt;&lt;/<text:span text:style-name="T7">c_include_path</text:span>&gt;</text:p>
      <text:p text:style-name="P31"><text:s text:c="6"/>&lt;<text:span text:style-name="T7">cplus_include_path</text:span>/&gt;&lt;/<text:span text:style-name="T7">cplus_include_path</text:span>&gt;</text:p>
      <text:p text:style-name="P31"><text:s text:c="6"/>&lt;<text:span text:style-name="T7">arch</text:span>&gt;arm&lt;/<text:span text:style-name="T7">arch</text:span>&gt;</text:p>
      <text:p text:style-name="P31"><text:s text:c="6"/>&lt;<text:span text:style-name="T7">cross</text:span>&gt;x86_64&lt;/<text:span text:style-name="T7">cross</text:span>&gt;</text:p>
      <text:p text:style-name="P31"><text:s text:c="6"/>&lt;<text:span text:style-name="T7">cross_compile</text:span>&gt;arm-none-eabi-&lt;/<text:span text:style-name="T7">cross_compile</text:span>&gt;</text:p>
      <text:p text:style-name="P31"><text:s text:c="4"/>&lt;/<text:span text:style-name="T7">step</text:span>&gt;</text:p>
      <text:p text:style-name="P31">&lt;<text:span text:style-name="T7">defaults</text:span>&gt;</text:p>
      <text:p text:style-name="P31"/>
      <text:p text:style-name="P32">Note : there also the following global variable defined from host system:</text:p>
      <text:list xml:id="list4925454658268041175" text:style-name="L3">
        <text:list-item>
          <text:p text:style-name="P120">$<text:span text:style-name="T7">HW_ARCH</text:span> : the host system architetture ex: x86_64</text:p>
        </text:list-item>
        <text:list-item>
          <text:p text:style-name="P120">$<text:span text:style-name="T7">NATIVE</text:span> <text:s/>: the current host system linux ex : x86_64-linux-gnu</text:p>
        </text:list-item>
        <text:list-item>
          <text:p text:style-name="P120">$<text:span text:style-name="T7">DEPLOY</text:span> <text:s/>: is $IMAGES/$STEP_NAME </text:p>
        </text:list-item>
      </text:list>
      <text:p text:style-name="P33"><text:soft-page-break/></text:p>
      <text:p text:style-name="P34"/>
      <text:p text:style-name="P34"/>
      <text:p text:style-name="P34"/>
      <text:p text:style-name="P34"/>
      <text:p text:style-name="P34"/>
      <text:p text:style-name="P34"/>
      <text:p text:style-name="P34"/>
      <text:p text:style-name="P34"/>
      <text:p text:style-name="P34"/>
      <text:p text:style-name="P138">COMMANDS</text:p>
      <text:p text:style-name="P34"/>
      <text:p text:style-name="P34"/>
      <text:p text:style-name="P34"/>
      <text:p text:style-name="P35"><text:s/>the scripts egg have more commands and subcommands and option. This command are described here.</text:p>
      <text:p text:style-name="P35"/>
      <text:p text:style-name="P35">Note : <text:span text:style-name="T7">case sensitive</text:span></text:p>
      <table:table table:name="Tabella9" table:style-name="Tabella9">
        <table:table-column table:style-name="Tabella9.A"/>
        <table:table-column table:style-name="Tabella9.B"/>
        <table:table-row>
          <table:table-cell table:style-name="Tabella9.A1" office:value-type="string">
            <text:p text:style-name="P114">Command </text:p>
          </table:table-cell>
          <table:table-cell table:style-name="Tabella9.B1" office:value-type="string">
            <text:p text:style-name="P114">Description</text:p>
          </table:table-cell>
        </table:table-row>
        <table:table-row>
          <table:table-cell table:style-name="Tabella9.A2" office:value-type="string">
            <text:p text:style-name="P145">help</text:p>
          </table:table-cell>
          <table:table-cell table:style-name="Tabella9.B2" office:value-type="string">
            <text:p text:style-name="P111"><text:s/><text:span text:style-name="T57">Aid for command syntax</text:span></text:p>
          </table:table-cell>
        </table:table-row>
        <table:table-row>
          <table:table-cell table:style-name="Tabella9.A2" office:value-type="string">
            <text:p text:style-name="P114">cat</text:p>
          </table:table-cell>
          <table:table-cell table:style-name="Tabella9.B2" office:value-type="string">
            <text:p text:style-name="P111"><text:s/><text:span text:style-name="T57">Print the content of &lt;project&gt;/conf.egg</text:span></text:p>
          </table:table-cell>
        </table:table-row>
        <table:table-row>
          <table:table-cell table:style-name="Tabella9.A2" office:value-type="string">
            <text:p text:style-name="P114">source </text:p>
          </table:table-cell>
          <table:table-cell table:style-name="Tabella9.B2" office:value-type="string">
            <text:p text:style-name="P111"><text:s/><text:span text:style-name="T57">Generate download script and download source</text:span></text:p>
          </table:table-cell>
        </table:table-row>
        <table:table-row>
          <table:table-cell table:style-name="Tabella9.A2" office:value-type="string">
            <text:p text:style-name="P114">gen</text:p>
          </table:table-cell>
          <table:table-cell table:style-name="Tabella9.B2" office:value-type="string">
            <text:p text:style-name="P111"><text:s/><text:span text:style-name="T57">Generate build script</text:span></text:p>
          </table:table-cell>
        </table:table-row>
        <table:table-row>
          <table:table-cell table:style-name="Tabella9.A2" office:value-type="string">
            <text:p text:style-name="P114">do</text:p>
          </table:table-cell>
          <table:table-cell table:style-name="Tabella9.B2" office:value-type="string">
            <text:p text:style-name="P111"><text:s/><text:span text:style-name="T57">Start all build step/projects (configure &amp; build)</text:span></text:p>
          </table:table-cell>
        </table:table-row>
        <table:table-row>
          <table:table-cell table:style-name="Tabella9.A2" office:value-type="string">
            <text:p text:style-name="P114">build</text:p>
          </table:table-cell>
          <table:table-cell table:style-name="Tabella9.B2" office:value-type="string">
            <text:p text:style-name="P112"><text:s/><text:span text:style-name="T57">Start all build step/projects <text:s/>(only build)</text:span></text:p>
          </table:table-cell>
        </table:table-row>
        <table:table-row>
          <table:table-cell table:style-name="Tabella9.A2" office:value-type="string">
            <text:p text:style-name="P114">redoall</text:p>
          </table:table-cell>
          <table:table-cell table:style-name="Tabella9.B2" office:value-type="string">
            <text:p text:style-name="P112"><text:s/><text:span text:style-name="T57">Restart all build cycle : source+gen+do</text:span></text:p>
          </table:table-cell>
        </table:table-row>
        <table:table-row>
          <table:table-cell table:style-name="Tabella9.A2" office:value-type="string">
            <text:p text:style-name="P114">cd</text:p>
          </table:table-cell>
          <table:table-cell table:style-name="Tabella9.B2" office:value-type="string">
            <text:p text:style-name="P113"><text:s/><text:span text:style-name="T57">Open a work shell of <text:s/>project <text:s/>&lt;projecegg &gt; -B source_download source 0t&gt;</text:span></text:p>
          </table:table-cell>
        </table:table-row>
        <table:table-row>
          <table:table-cell table:style-name="Tabella9.A2" office:value-type="string">
            <text:p text:style-name="P114">distclean</text:p>
          </table:table-cell>
          <table:table-cell table:style-name="Tabella9.B2" office:value-type="string">
            <text:p text:style-name="P112"><text:s/><text:span text:style-name="T57">Remove all builds for all step/projects</text:span></text:p>
          </table:table-cell>
        </table:table-row>
        <table:table-row>
          <table:table-cell table:style-name="Tabella9.A2" office:value-type="string">
            <text:p text:style-name="P114">edit</text:p>
          </table:table-cell>
          <table:table-cell table:style-name="Tabella9.B2" office:value-type="string">
            <text:p text:style-name="P112"><text:s/><text:span text:style-name="T57">Edit a project/conf.egg file</text:span></text:p>
          </table:table-cell>
        </table:table-row>
        <table:table-row>
          <table:table-cell table:style-name="Tabella9.A2" office:value-type="string">
            <text:p text:style-name="P114">reset</text:p>
          </table:table-cell>
          <table:table-cell table:style-name="Tabella9.B2" office:value-type="string">
            <text:p text:style-name="P112"><text:s/><text:span text:style-name="T57">Remove all file downloaded / generated </text:span></text:p>
          </table:table-cell>
        </table:table-row>
        <table:table-row>
          <table:table-cell table:style-name="Tabella9.A2" office:value-type="string">
            <text:p text:style-name="P114">info</text:p>
          </table:table-cell>
          <table:table-cell table:style-name="Tabella9.B2" office:value-type="string">
            <text:p text:style-name="P112"><text:s/><text:span text:style-name="T57">Show program info</text:span></text:p>
          </table:table-cell>
        </table:table-row>
        <table:table-row>
          <table:table-cell table:style-name="Tabella9.A2" office:value-type="string">
            <text:p text:style-name="P114">pack</text:p>
          </table:table-cell>
          <table:table-cell table:style-name="Tabella9.B2" office:value-type="string">
            <text:p text:style-name="P112"><text:s/><text:span text:style-name="T57">Pack the output to a tar.bz2</text:span></text:p>
          </table:table-cell>
        </table:table-row>
        <table:table-row>
          <table:table-cell table:style-name="Tabella9.A2" office:value-type="string">
            <text:p text:style-name="P114">multi</text:p>
          </table:table-cell>
          <table:table-cell table:style-name="Tabella9.B2" office:value-type="string">
            <text:p text:style-name="P112"><text:s/><text:span text:style-name="T57">Sequence building of repos</text:span></text:p>
          </table:table-cell>
        </table:table-row>
        <table:table-row>
          <table:table-cell table:style-name="Tabella9.A2" office:value-type="string">
            <text:p text:style-name="P115">list</text:p>
          </table:table-cell>
          <table:table-cell table:style-name="Tabella9.B2" office:value-type="string">
            <text:p text:style-name="P112"><text:s/><text:span text:style-name="T58">List current repo</text:span></text:p>
          </table:table-cell>
        </table:table-row>
        <table:table-row>
          <table:table-cell table:style-name="Tabella9.A2" office:value-type="string">
            <text:p text:style-name="P115">setrepo </text:p>
          </table:table-cell>
          <table:table-cell table:style-name="Tabella9.B2" office:value-type="string">
            <text:p text:style-name="P112"><text:s/><text:span text:style-name="T58">Set current repo from input &lt;new repo&gt;</text:span></text:p>
          </table:table-cell>
        </table:table-row>
        <table:table-row>
          <table:table-cell table:style-name="Tabella9.A2" office:value-type="string">
            <text:p text:style-name="P115">freeze</text:p>
          </table:table-cell>
          <table:table-cell table:style-name="Tabella9.B2" office:value-type="string">
            <text:p text:style-name="P112"><text:s/><text:span text:style-name="T58">Set the status of project as stable ( builded ok)</text:span></text:p>
          </table:table-cell>
        </table:table-row>
        <table:table-row>
          <table:table-cell table:style-name="Tabella9.A2" office:value-type="string">
            <text:p text:style-name="P115">hot</text:p>
          </table:table-cell>
          <table:table-cell table:style-name="Tabella9.B2" office:value-type="string">
            <text:p text:style-name="P112"><text:s/><text:span text:style-name="T58">Set the status of project as ‘to configure’</text:span></text:p>
          </table:table-cell>
        </table:table-row>
        <table:table-row>
          <table:table-cell table:style-name="Tabella9.A2" office:value-type="string">
            <text:p text:style-name="P115">clone</text:p>
          </table:table-cell>
          <table:table-cell table:style-name="Tabella9.B2" office:value-type="string">
            <text:p text:style-name="P112"><text:s/><text:span text:style-name="T58">Clone a specified project/conf.egg to &lt;new project&gt;</text:span></text:p>
          </table:table-cell>
        </table:table-row>
        <table:table-row>
          <table:table-cell table:style-name="Tabella9.A2" office:value-type="string">
            <text:p text:style-name="P115">pri</text:p>
          </table:table-cell>
          <table:table-cell table:style-name="Tabella9.B2" office:value-type="string">
            <text:p text:style-name="P112"><text:s/><text:span text:style-name="T58">Mode, set, swap make node priority </text:span></text:p>
          </table:table-cell>
        </table:table-row>
      </table:table>
      <text:p text:style-name="P35"/>
      <text:p text:style-name="P35"/>
      <text:p text:style-name="P35"><text:soft-page-break/></text:p>
      <text:p text:style-name="P36"/>
      <text:p text:style-name="P37"/>
      <text:p text:style-name="P38">‘egg’ request in the same directory of the script a link named repo to the real folder of repository. This is the current repo or repo in use. The command setrepo can rewrite this link or an user can set manually this , before launch the ‘egg’ script. If the repo is invalid the script do not work and exit with error. If setrepo work ok will list the current repo. For ex.<text:line-break/></text:p>
      <text:p text:style-name="P35"/>
      <text:p text:style-name="P45">finsoft@finsoft-720:~/eggX$ ln -s x86_64_sysroot_repo/ repo</text:p>
      <text:p text:style-name="P45">finsoft@finsoft-720:~/eggX$ ./egg</text:p>
      <text:p text:style-name="P45"><text:s/>Copyright (C) 2017 Angelo Coppi. &lt;angelogkcop@hotmail.com&gt; <text:s text:c="2"/></text:p>
      <text:p text:style-name="P45"><text:s/>This is free software; see the LICENSE file for copying conditions. <text:s text:c="2"/></text:p>
      <text:p text:style-name="P45"><text:s/>There is NO warranty; not even for MERCHANTABILITY or FITNESS <text:s text:c="3"/></text:p>
      <text:p text:style-name="P45"><text:s/>FOR A PARTICULAR PURPOSE. <text:s text:c="2"/></text:p>
      <text:p text:style-name="P45"><text:s/>Current repo : <text:s text:c="2"/>x86_64_sysroot_repo/ <text:s/></text:p>
      <text:p text:style-name="P45"><text:s/>quit/exit for exit iterative mode <text:s text:c="2"/></text:p>
      <text:p text:style-name="P45"><text:s/>egg &gt; setrepo </text:p>
      <text:p text:style-name="P45"><text:s/>Copyright (C) 2017 Angelo Coppi. &lt;angelogkcop@hotmail.com&gt; <text:s text:c="2"/></text:p>
      <text:p text:style-name="P45"><text:s/>This is free software; see the LICENSE file for copying conditions. <text:s text:c="2"/></text:p>
      <text:p text:style-name="P45"><text:s/>There is NO warranty; not even for MERCHANTABILITY or FITNESS <text:s text:c="3"/></text:p>
      <text:p text:style-name="P45"><text:s/>FOR A PARTICULAR PURPOSE. <text:s text:c="2"/></text:p>
      <text:p text:style-name="P45"><text:s/>-------------------- <text:s/>-------------------- <text:s/>-------------------- </text:p>
      <text:p text:style-name="P45"><text:s/>WARNING : <text:s text:c="2"/>- No repo set <text:s text:c="2"/></text:p>
      <text:p text:style-name="P45"><text:s/><text:tab/> &gt; <text:s text:c="2"/>- Please select one from the following repository <text:s/></text:p>
      <text:p text:style-name="P45"><text:s/>-------------------- <text:s/>-------------------- <text:s/>-------------------- </text:p>
      <text:p text:style-name="P45"><text:s/>1) - <text:s text:c="2"/>arm-linux-tools-repo <text:s/></text:p>
      <text:p text:style-name="P45"><text:s/>2) - <text:s text:c="2"/>arm-none-tools-repo <text:s/></text:p>
      <text:p text:style-name="P45"><text:s/>3) - <text:s text:c="2"/>LFS_repo <text:s/></text:p>
      <text:p text:style-name="P45"><text:s/>4) - <text:s text:c="2"/>rpi2_repo <text:s/></text:p>
      <text:p text:style-name="P45"><text:s/>5) - <text:s text:c="2"/>sysroot_repo <text:s/></text:p>
      <text:p text:style-name="P45"><text:s/>6) - <text:s text:c="2"/>x86_64_sysroot_repo <text:s/></text:p>
      <text:p text:style-name="P45">4</text:p>
      <text:p text:style-name="P45"><text:s/>-------------------- <text:s/>-------------------- <text:s/>-------------------- </text:p>
      <text:p text:style-name="P45"><text:s/>REPO <text:s text:c="17"/>/home/finsoft/eggX/repo <text:s/>/home/finsoft/eggX/rpi2_repo </text:p>
      <text:p text:style-name="P45"><text:s/>-------------------- <text:s/>-------------------- <text:s/>-------------------- </text:p>
      <text:p text:style-name="P45"><text:s/>STEP : 0 <text:s text:c="13"/>1 - to configure <text:s text:c="5"/>uboot_0 <text:s text:c="13"/></text:p>
      <text:p text:style-name="P45"><text:s/>-------------------- <text:s/>-------------------- <text:s/>-------------------- </text:p>
      <text:p text:style-name="P45"><text:s/>STEP : 1 <text:s text:c="13"/>2 - to configure <text:s text:c="5"/>linux_1 <text:s text:c="13"/></text:p>
      <text:p text:style-name="P45"><text:s/>-------------------- <text:s/>-------------------- <text:s/>-------------------- </text:p>
      <text:p text:style-name="P45"><text:s/>STEP : 1 <text:s text:c="13"/>3 - to configure <text:s text:c="5"/>busybox_1 <text:s text:c="11"/></text:p>
      <text:p text:style-name="P45"><text:s/>-------------------- <text:s/>-------------------- <text:s/>-------------------- </text:p>
      <text:p text:style-name="P45"><text:s/>STATUS <text:s text:c="15"/>to configure <text:s text:c="9"/>rpi2_image <text:s text:c="10"/></text:p>
      <text:p text:style-name="P45"><text:s text:c="2"/>-- <text:s text:c="2"/>3 <text:s/>sec </text:p>
      <text:p text:style-name="P39"/>
      <text:p text:style-name="P39">If the repository is valid is possible to generate the image. The <text:s/>most fast command is redoall , but with this command discard all previous work, and for large project this is not a good idea. For the example repo hav<text:span text:style-name="T62">e</text:span> two levels : step 0 and step 1. Step 0 is used for build uboot , step 1 for build linux kernel and busybox. Step 0 is configured for build with arm compiler arm-none-eabi , step 1 is configured to build with arm-linux-gnueabi,these toolkit are generated from sysroot_repo and x86-64_toolkit_repo. ( you can see rpi2_repo/conf.egg ).</text:p>
      <text:p text:style-name="P39">If do the command source <text:span text:style-name="T60">0/1</text:span> ‘egg’ script execute many step :</text:p>
      <text:p text:style-name="P39"><text:tab/></text:p>
      <text:list xml:id="list6744452725513508023" text:style-name="L4">
        <text:list-item>
          <text:p text:style-name="P121"><text:soft-page-break/>On $BUILD path <text:span text:style-name="T60">is</text:span> created build directory : one for every pair project_name-step , so in the example case <text:span text:style-name="T60">is</text:span> created uboot_0, linux_1, busybox_1 folder</text:p>
        </text:list-item>
        <text:list-item>
          <text:p text:style-name="P121">Generate bash download script for all project in repository in the build folder: download.sh</text:p>
        </text:list-item>
        <text:list-item>
          <text:p text:style-name="P121">execute in priority order the download of source in mode as described in remote node of conf.egg project file. <text:span text:style-name="T60">For any downloaded project the tar file is store in the $STORE folder. If the method used for download the file is git/svn/file or apt a backup tar file is created and stored in $STORE path. In this mode is created a backup copy of all source packet , and is possible to work also off line. For every file downloaded the script try to download also the sign file associated. It try to download the file &lt;filename&gt;.sig , .sign, .asc, <text:s/>.md5 .sha1. If a sign is found so gpg/md5sum/sha1sum is called and the sign is checked. ( note key sign must be imported in gpg before this step). In all case a sign file md5 is generated to quickly check the tar file. All this step are logged in the screen. If download fail the script can try 5 once to download the file. Also if sign fail the script car retry to download the file, but if sign file is missing the file is assumen ‘good’ and the md5sum is generated.</text:span></text:p>
        </text:list-item>
        <text:list-item>
          <text:p text:style-name="P122">Generate <text:span text:style-name="T59">bash </text:span>patch<text:span text:style-name="T59"> script for all project in repository in the build folder: </text:span>patch<text:span text:style-name="T59">.sh</text:span></text:p>
        </text:list-item>
        <text:list-item>
          <text:p text:style-name="P122">execute in priority order / patch id sequence the download of all defined path as described in patch node in project/conf.egg. <text:span text:style-name="T62">A</text:span>s in source download <text:span text:style-name="T62">step </text:span>also <text:span text:style-name="T62">the patch file is stored in $STORE folder with a md5sum file.</text:span></text:p>
        </text:list-item>
        <text:list-item>
          <text:p text:style-name="P123">Apply all patches downloaded in <text:s/><text:span text:style-name="T61">priority order / patch id.</text:span></text:p>
        </text:list-item>
      </text:list>
      <text:p text:style-name="P40"/>
      <text:p text:style-name="P40">For example the source 0 produce the following output</text:p>
      <text:p text:style-name="P40"/>
      <text:p text:style-name="P46">egg &gt; source 0</text:p>
      <text:p text:style-name="P46"><text:s/>Copyright (C) 2017 Angelo Coppi. &lt;angelogkcop@hotmail.com&gt; <text:s text:c="2"/></text:p>
      <text:p text:style-name="P46"><text:s/>This is free software; see the LICENSE file for copying conditions. <text:s text:c="2"/></text:p>
      <text:p text:style-name="P46"><text:s/>There is NO warranty; not even for MERCHANTABILITY or FITNESS <text:s text:c="3"/></text:p>
      <text:p text:style-name="P46"><text:s/>FOR A PARTICULAR PURPOSE. <text:s text:c="2"/></text:p>
      <text:p text:style-name="P46"><text:s/>-------------------- <text:s/>-------------------- <text:s/>-------------------- </text:p>
      <text:p text:style-name="P46"><text:s/>CONF : uboot <text:s text:c="9"/>0 <text:s text:c="20"/>download source <text:s text:c="5"/></text:p>
      <text:p text:style-name="P46"><text:s/>-------------------- <text:s/>-------------------- <text:s/>-------------------- </text:p>
      <text:p text:style-name="P46"><text:s/>DWLOAD: 0 <text:s text:c="12"/>uboot_0 <text:s text:c="14"/>rpi2_image <text:s text:c="10"/></text:p>
      <text:p text:style-name="P46"><text:s text:c="4"/>- Git <text:s/>source <text:s/>uboot <text:s/></text:p>
      <text:p text:style-name="P46">Da git://git.denx.de/u-boot</text:p>
      <text:p text:style-name="P46"><text:s/>* branch <text:s text:c="17"/>master <text:s text:c="4"/>-&gt; FETCH_HEAD</text:p>
      <text:p text:style-name="P46"><text:s/>-------------------- <text:s/>-------------------- <text:s/>-------------------- </text:p>
      <text:p text:style-name="P46"><text:s/>-------------------- <text:s/>-------------------- <text:s/>-------------------- </text:p>
      <text:p text:style-name="P46"><text:s/>CONF : uboot <text:s text:c="9"/>0 <text:s text:c="20"/>patch source <text:s text:c="8"/></text:p>
      <text:p text:style-name="P46"><text:s/>-------------------- <text:s/>-------------------- <text:s/>-------------------- </text:p>
      <text:p text:style-name="P46"><text:s/>PATCH: 0 <text:s text:c="13"/>uboot_0 <text:s text:c="14"/>rpi2_image <text:s text:c="10"/></text:p>
      <text:p text:style-name="P46"><text:s/>-------------------- <text:s/>-------------------- <text:s/>-------------------- </text:p>
      <text:p text:style-name="P46"><text:s text:c="2"/>-- <text:s text:c="2"/>59 <text:s/>sec </text:p>
      <text:p text:style-name="P46"><text:s/>egg &gt; </text:p>
      <text:p text:style-name="P41"><text:soft-page-break/></text:p>
      <text:p text:style-name="P41">after this command the $BUILD folder contain :</text:p>
      <text:p text:style-name="P41"/>
      <text:p text:style-name="P46">finsoft@finsoft-720:~/ebuild/build$ tree rpi2_image/</text:p>
      <text:p text:style-name="P46">rpi2_image/</text:p>
      <text:p text:style-name="P46">└── uboot_0</text:p>
      <text:p text:style-name="P46"><text:s text:c="4"/>├── download.sh</text:p>
      <text:p text:style-name="P46"><text:s text:c="4"/>├── patch.sh</text:p>
      <text:p text:style-name="P46"><text:s text:c="4"/>└── status</text:p>
      <text:p text:style-name="P41"/>
      <text:p text:style-name="P41">and the $SOURCE folder contain:</text:p>
      <text:p text:style-name="P41"/>
      <text:p text:style-name="P46">finsoft@finsoft-720:~/ebuild/sources$ tree -L 2</text:p>
      <text:p text:style-name="P46">.</text:p>
      <text:p text:style-name="P46">└── uboot</text:p>
      <text:p text:style-name="P46"><text:s text:c="4"/>├── api</text:p>
      <text:p text:style-name="P46"><text:s text:c="4"/>├── arch</text:p>
      <text:p text:style-name="P46"><text:s text:c="4"/>├── board</text:p>
      <text:p text:style-name="P46"><text:s text:c="4"/>├── cmd</text:p>
      <text:p text:style-name="P46"><text:s text:c="4"/>├── common</text:p>
      <text:p text:style-name="P46"><text:s text:c="4"/>├── config.mk</text:p>
      <text:p text:style-name="P46"><text:s text:c="4"/>├── configs</text:p>
      <text:p text:style-name="P46"><text:s text:c="4"/>├── disk</text:p>
      <text:p text:style-name="P46"><text:s text:c="4"/>├── doc</text:p>
      <text:p text:style-name="P46"><text:s text:c="4"/>├── drivers</text:p>
      <text:p text:style-name="P46"><text:s text:c="4"/>├── dts</text:p>
      <text:p text:style-name="P46"><text:s text:c="4"/>├── examples</text:p>
      <text:p text:style-name="P46"><text:s text:c="4"/>├── fs</text:p>
      <text:p text:style-name="P46"><text:s text:c="4"/>├── include</text:p>
      <text:p text:style-name="P46"><text:s text:c="4"/>├── Kbuild</text:p>
      <text:p text:style-name="P46"><text:s text:c="4"/>├── Kconfig</text:p>
      <text:p text:style-name="P46"><text:s text:c="4"/>├── lib</text:p>
      <text:p text:style-name="P46"><text:s text:c="4"/>├── Licenses</text:p>
      <text:p text:style-name="P46"><text:s text:c="4"/>├── MAINTAINERS</text:p>
      <text:p text:style-name="P46"><text:s text:c="4"/>├── Makefile</text:p>
      <text:p text:style-name="P46"><text:s text:c="4"/>├── net</text:p>
      <text:p text:style-name="P46"><text:s text:c="4"/>├── post</text:p>
      <text:p text:style-name="P46"><text:s text:c="4"/>├── README</text:p>
      <text:p text:style-name="P46"><text:s text:c="4"/>├── scripts</text:p>
      <text:p text:style-name="P46"><text:s text:c="4"/>├── snapshot.commit</text:p>
      <text:p text:style-name="P46"><text:s text:c="4"/>├── test</text:p>
      <text:p text:style-name="P46"><text:s text:c="4"/>└── tools</text:p>
      <text:p text:style-name="P46"/>
      <text:p text:style-name="P41">Now we can prepare to build uboot project, do the command gen 0</text:p>
      <text:p text:style-name="P41"/>
      <text:p text:style-name="P41"><text:s/>e<text:span text:style-name="T64">gg &gt; gen 0</text:span></text:p>
      <text:p text:style-name="P46"><text:s/>Copyright (C) 2017 Angelo Coppi. &lt;angelogkcop@hotmail.com&gt; <text:s text:c="2"/></text:p>
      <text:p text:style-name="P46"><text:s/>This is free software; see the LICENSE file for copying conditions. <text:s text:c="2"/></text:p>
      <text:p text:style-name="P46"><text:s/>There is NO warranty; not even for MERCHANTABILITY or FITNESS <text:s text:c="3"/></text:p>
      <text:p text:style-name="P46"><text:s/>FOR A PARTICULAR PURPOSE. <text:s text:c="2"/></text:p>
      <text:p text:style-name="P46"><text:s/>-------------------- <text:s/>-------------------- <text:s/>-------------------- </text:p>
      <text:p text:style-name="P46"><text:s/>STEP : 0 PRI : 1 <text:s text:c="5"/>uboot <text:s text:c="16"/>created done ! <text:s text:c="6"/></text:p>
      <text:p text:style-name="P46"><text:s/>-------------------- <text:s/>-------------------- <text:s/>-------------------- </text:p>
      <text:p text:style-name="P46"><text:s text:c="2"/>-- <text:s text:c="2"/>2 <text:s/></text:p>
      <text:p text:style-name="P41">Are generate the build scripts. The build folder contain:</text:p>
      <text:p text:style-name="P46">.</text:p>
      <text:p text:style-name="P46">├── step_0.sh</text:p>
      <text:p text:style-name="P46">└── uboot_0</text:p>
      <text:p text:style-name="P46"><text:s text:c="4"/>├── bootstrap.sh</text:p>
      <text:p text:style-name="P46"><text:s text:c="4"/>├── build -&gt; /home/finsoft/ebuild/sources/uboot</text:p>
      <text:p text:style-name="P46"><text:s text:c="4"/>├── build_1.sh</text:p>
      <text:p text:style-name="P46"><text:s text:c="4"/>├── clean.sh</text:p>
      <text:p text:style-name="P46"><text:s text:c="4"/>├── distclean.sh</text:p>
      <text:p text:style-name="P46"><text:soft-page-break/><text:s text:c="4"/>├── download.sh</text:p>
      <text:p text:style-name="P46"><text:s text:c="4"/>├── patch.sh</text:p>
      <text:p text:style-name="P46"><text:s text:c="4"/>├── rebuild.sh</text:p>
      <text:p text:style-name="P46"><text:s text:c="4"/>├── setenv.sh</text:p>
      <text:p text:style-name="P46"><text:s text:c="4"/>└── status</text:p>
      <text:p text:style-name="P41"/>
      <text:p text:style-name="P41">Note: Uboot not is a autoconf project so build folder is the same of source folder . ‘egg’ monitoring this condition and generate this link. In detail:</text:p>
      <text:p text:style-name="P41"><text:s/></text:p>
      <text:list xml:id="list7038202929056346196" text:style-name="L5">
        <text:list-item>
          <text:p text:style-name="P140"><text:span text:style-name="T32">bootstrap.sh</text:span><text:span text:style-name="T30"> : script to call configure </text:span><text:span text:style-name="T31">in this case no do nothing because configure is missing</text:span></text:p>
        </text:list-item>
        <text:list-item>
          <text:p text:style-name="P124"><text:span text:style-name="T25">build_1.sh</text:span><text:span text:style-name="T63"> : <text:s text:c="2"/>script to call make def config, all install etc</text:span></text:p>
        </text:list-item>
        <text:list-item>
          <text:p text:style-name="P125">setenv.sh <text:s/>: <text:span text:style-name="T42">script to set the build environment. Usually for manual build have to do source setenv.sh</text:span></text:p>
        </text:list-item>
        <text:list-item>
          <text:p text:style-name="P125"><text:span text:style-name="T63">clean.sh,</text:span>distclean.sh,rebuild.sh :<text:span text:style-name="T36"> </text:span><text:span text:style-name="T42">same action in the <text:s/>name…</text:span></text:p>
        </text:list-item>
      </text:list>
      <text:p text:style-name="P126"/>
      <text:p text:style-name="P126">Now we can build the uboot project, do ‘do 0’ command. The output is the following</text:p>
      <text:p text:style-name="P126"/>
      <text:p text:style-name="P128">egg &gt; do 0</text:p>
      <text:p text:style-name="P128"><text:s/>Copyright (C) 2017 Angelo Coppi. &lt;angelogkcop@hotmail.com&gt; <text:s text:c="2"/></text:p>
      <text:p text:style-name="P128"><text:s/>This is free software; see the LICENSE file for copying conditions. <text:s text:c="2"/></text:p>
      <text:p text:style-name="P128"><text:s/>There is NO warranty; not even for MERCHANTABILITY or FITNESS <text:s text:c="3"/></text:p>
      <text:p text:style-name="P128"><text:s/>FOR A PARTICULAR PURPOSE. <text:s text:c="2"/></text:p>
      <text:p text:style-name="P128"><text:s/>-------------------- <text:s/>-------------------- <text:s/>-------------------- </text:p>
      <text:p text:style-name="P128"><text:s/>BUILD : 1 <text:s text:c="12"/>uboot_0 <text:s text:c="14"/>rpi2_image <text:s text:c="10"/></text:p>
      <text:p text:style-name="P128"><text:s text:c="8"/>... <text:s text:c="11"/>done <text:s text:c="17"/>0 sec <text:s text:c="15"/></text:p>
      <text:p text:style-name="P128"><text:s text:c="8"/>Make <text:s text:c="10"/>rpi_2_defconfig-8:8 <text:s text:c="2"/>start <text:s text:c="15"/></text:p>
      <text:p text:style-name="P128"><text:s text:c="8"/>... <text:s text:c="11"/>done <text:s text:c="17"/>4 sec <text:s text:c="15"/></text:p>
      <text:p text:style-name="P48"><text:span text:style-name="T36"><text:s text:c="8"/>Make <text:s text:c="10"/>DEVICE_TREE=b</text:span><text:span text:style-name="T43">How it works</text:span><text:span text:style-name="T36">cm2836-rpi-2-b all-8:8 <text:s/>start <text:s text:c="15"/></text:span></text:p>
      <text:p text:style-name="P128"><text:s text:c="8"/>... <text:s text:c="11"/>done <text:s text:c="17"/>16 sec <text:s text:c="14"/></text:p>
      <text:p text:style-name="P128"><text:s/>-------------------- <text:s/>-------------------- <text:s/>-------------------- </text:p>
      <text:p text:style-name="P128"><text:s text:c="2"/>-- <text:s text:c="2"/>20 <text:s/>sec </text:p>
      <text:p text:style-name="P39"/>
      <text:p text:style-name="P42">the build phase call make rpi_2_defconfig with 8 on 8 thread active ( -j8 )and make <text:s/><text:span text:style-name="T36">DEVICE_TREE=bcm2836-rpi-2-b all also with -j8. Note do not call install because this rule isn’t in Makefile. This is suplied in uboot recipe with rule/post/action:</text:span></text:p>
      <text:p text:style-name="P42"><text:span text:style-name="T36">&lt;</text:span><text:span text:style-name="T7">post</text:span><text:span text:style-name="T36"> id="</text:span><text:span text:style-name="T7">0</text:span><text:span text:style-name="T36">"&gt;</text:span></text:p>
      <text:p text:style-name="P42"><text:span text:style-name="T36"><text:s text:c="3"/>&lt;</text:span><text:span text:style-name="T7">code</text:span><text:span text:style-name="T36">&gt;</text:span></text:p>
      <text:p text:style-name="P126"><text:tab/><text:tab/>mkdir -p $DEPLOY/boot; </text:p>
      <text:p text:style-name="P126"><text:tab/><text:tab/>install $BUILD/u-boot.bin $BUILD/u-boot-*.bin $DEPLOY/boot;</text:p>
      <text:p text:style-name="P42"><text:span text:style-name="T36"><text:s text:c="3"/>&lt;/</text:span><text:span text:style-name="T7">code</text:span><text:span text:style-name="T36">&gt;</text:span></text:p>
      <text:p text:style-name="P42"><text:span text:style-name="T36">&lt;/</text:span><text:span text:style-name="T7">post</text:span><text:span text:style-name="T36">&gt;</text:span></text:p>
      <text:p text:style-name="P126"/>
      <text:p text:style-name="P126">so the image folder in accordance have the following structure:</text:p>
      <text:p text:style-name="P129">finsoft@finsoft-720:~/ebuild/images/rpi2_image$ tree -L 2</text:p>
      <text:p text:style-name="P129">.</text:p>
      <text:p text:style-name="P129">└── boot</text:p>
      <text:p text:style-name="P129"><text:s text:c="4"/>├── u-boot.bin</text:p>
      <text:p text:style-name="P129"><text:s text:c="4"/>├── u-boot-dtb.bin</text:p>
      <text:p text:style-name="P129"><text:s text:c="4"/>└── u-boot-nodtb.bin</text:p>
      <text:p text:style-name="P39"><text:s/></text:p>
      <text:p text:style-name="P43"><text:soft-page-break/>In the same mode we can do source 1 and gen 1 and do 1.</text:p>
      <text:p text:style-name="P43">Or can insert <text:s/>redoall . Redoall execute in automatic mode the command <text:s/>source 0, gen 0, do 0,source 1 , gen 1 , do 1.</text:p>
      <text:p text:style-name="P43"/>
      <text:p text:style-name="P54">for a more detailed description of a specific command can try to do help &lt;command&gt; ex.</text:p>
      <text:p text:style-name="P54"/>
      <text:p text:style-name="P54"/>
      <text:p text:style-name="P54"/>
      <text:p text:style-name="P47">egg &gt; help edit</text:p>
      <text:p text:style-name="P47"><text:s/>Copyright (C) 2017 Angelo Coppi. &lt;angelogkcop@hotmail.com&gt; <text:s text:c="2"/></text:p>
      <text:p text:style-name="P47"><text:s/>This is free software; see the LICENSE file for copying conditions. <text:s text:c="2"/></text:p>
      <text:p text:style-name="P47"><text:s/>There is NO warranty; not even for MERCHANTABILITY or FITNESS <text:s text:c="3"/></text:p>
      <text:p text:style-name="P47"><text:s/>FOR A PARTICULAR PURPOSE. <text:s text:c="2"/></text:p>
      <text:p text:style-name="P47"><text:s/>-------------------- <text:s/>-------------------- <text:s/>-------------------- </text:p>
      <text:p text:style-name="P47"><text:s/>HELP : <text:s/>command : edit <text:s/></text:p>
      <text:p text:style-name="P47"><text:s text:c="6"/>&gt; <text:s/>$1 : name : request <text:s text:c="2"/></text:p>
      <text:p text:style-name="P47"><text:s text:c="6"/>&gt; <text:s/>if name = self edit this script <text:s/></text:p>
      <text:p text:style-name="P47"><text:s text:c="6"/>&gt; <text:s/>if name = self.conf edit current repo/conf.egg <text:s/></text:p>
      <text:p text:style-name="P47"><text:s text:c="6"/>&gt; <text:s/>if name = a name of a project in repo edit repo/name/conf.egg <text:s/></text:p>
      <text:p text:style-name="P47"><text:s text:c="6"/>&gt; <text:s/>if name = self.repo edit one by one all repo's conf.egg files <text:s/></text:p>
      <text:p text:style-name="P47"><text:s text:c="6"/>&gt; <text:s/>if name = --format format all conf.egg xml files <text:s/></text:p>
      <text:p text:style-name="P47"><text:s text:c="6"/>&gt; <text:s/>ex : ./egg edit binutils <text:s/></text:p>
      <text:p text:style-name="P47"><text:s text:c="6"/>&gt; <text:s/>the edit is defined in repo/conf.egg/&lt;editor&gt; fields, ex vim <text:s/></text:p>
      <text:p text:style-name="P47"><text:s/>-------------------- <text:s/>-------------------- <text:s/>-------------------- </text:p>
      <text:p text:style-name="P47"><text:s text:c="2"/>-- <text:s text:c="2"/>1 <text:s/>sec </text:p>
      <text:p text:style-name="P51"/>
      <text:p text:style-name="P51"/>
      <text:p text:style-name="P51"/>
      <text:p text:style-name="P142"/>
      <text:p text:style-name="P53"/>
      <text:p text:style-name="P53"/>
      <text:p text:style-name="P134"/>
      <text:p text:style-name="P134"/>
      <text:p text:style-name="P134"/>
      <text:p text:style-name="P134"/>
      <text:p text:style-name="P134"/>
      <text:p text:style-name="P134"/>
      <text:p text:style-name="P134"/>
      <text:p text:style-name="P134"/>
      <text:p text:style-name="P134"/>
      <text:p text:style-name="P134">OPTIONS</text:p>
      <text:p text:style-name="P53"/>
      <text:p text:style-name="P53"/>
      <text:p text:style-name="P53"/>
      <text:p text:style-name="P53"/>
      <text:p text:style-name="P50">‘egg’ is a bash script so can think is easy the debug … <text:s/>not exactly!</text:p>
      <text:p text:style-name="P50">I have added in the script some feature to help in <text:span text:style-name="T65">debug phase</text:span>.</text:p>
      <text:p text:style-name="P50"/>
      <text:p text:style-name="P50"/>
      <text:p text:style-name="P50">There are the foll<text:span text:style-name="T7">owing options:</text:span></text:p>
      <text:list xml:id="list8762918116037893041" text:style-name="L6">
        <text:list-item>
          <text:p text:style-name="P131"><text:span text:style-name="T7">-D </text:span><text:span text:style-name="T36">or</text:span><text:span text:style-name="T7"> --debug</text:span> <text:s/></text:p>
        </text:list-item>
        <text:list-item>
          <text:p text:style-name="P131"><text:span text:style-name="T7">+W</text:span> or <text:span text:style-name="T7">--warning</text:span> <text:s/></text:p>
        </text:list-item>
        <text:list-item>
          <text:p text:style-name="P131">-<text:span text:style-name="T7">B</text:span> or <text:span text:style-name="T7">--break</text:span> <text:s text:c="2"/></text:p>
        </text:list-item>
        <text:list-item>
          <text:p text:style-name="P131">-<text:span text:style-name="T7">X</text:span> or <text:span text:style-name="T7">--deepbreak</text:span> <text:s text:c="2"/></text:p>
        </text:list-item>
        <text:list-item>
          <text:p text:style-name="P131">-<text:span text:style-name="T7">S</text:span> or <text:span text:style-name="T7">--step</text:span> <text:s text:c="2"/></text:p>
        </text:list-item>
        <text:list-item>
          <text:p text:style-name="P131">-<text:span text:style-name="T7">T</text:span> or <text:span text:style-name="T7">--test</text:span> </text:p>
        </text:list-item>
      </text:list>
      <text:p text:style-name="P50"/>
      <text:p text:style-name="P50"><text:span text:style-name="T7">-D</text:span> or <text:span text:style-name="T7">–debug</text:span> : simple execute set -x and trace the script</text:p>
      <text:p text:style-name="P50"><text:span text:style-name="T7">+W</text:span> or <text:span text:style-name="T7">--warning</text:span> : more verbose operation</text:p>
      <text:p text:style-name="P50">-<text:span text:style-name="T7">B</text:span> or –<text:span text:style-name="T7">break : </text:span><text:span text:style-name="T36">set a breakpoint at specific function </text:span><text:span text:style-name="T44">and </text:span><text:span text:style-name="T45">break</text:span><text:span text:style-name="T44"> </text:span><text:span text:style-name="T36"><text:s/>the execution , </text:span><text:span text:style-name="T44">set on trace , set on step by step and print the argument passed as input at the function. The calling function into this function are executed with trace on but, with step by step, </text:span><text:span text:style-name="T26">off</text:span><text:span text:style-name="T44">.</text:span></text:p>
      <text:p text:style-name="P52"><text:span text:style-name="T44">-</text:span><text:span text:style-name="T26">X</text:span><text:span text:style-name="T44"> or –</text:span><text:span text:style-name="T26">deepbreak : </text:span><text:span text:style-name="T36">set a breakpoint at specific function </text:span><text:span text:style-name="T44">and br</text:span><text:span text:style-name="T45">eak</text:span><text:span text:style-name="T44"> </text:span><text:span text:style-name="T36"><text:s/>the execution , </text:span><text:span text:style-name="T44">set on trace , set on step by step and print the argument passed as input at the function. The call</text:span><text:span text:style-name="T45">ed</text:span><text:span text:style-name="T44"> function into this function are executed with trace on and with step by step </text:span><text:span text:style-name="T26">on</text:span><text:span text:style-name="T44">. </text:span><text:span text:style-name="T45">( step into )</text:span></text:p>
      <text:p text:style-name="P52"><text:span text:style-name="T44">-</text:span><text:span text:style-name="T26">S</text:span><text:span text:style-name="T44"> or –</text:span><text:span text:style-name="T26">step : </text:span><text:span text:style-name="T44">set trace on and step by step from start of script</text:span></text:p>
      <text:p text:style-name="P52"><text:span text:style-name="T44">-</text:span><text:span text:style-name="T26">T</text:span><text:span text:style-name="T44"> or –</text:span><text:span text:style-name="T26">test : </text:span><text:span text:style-name="T44">call a specific function with the param</text:span><text:span text:style-name="T45">e</text:span><text:span text:style-name="T44">ter passed from input with trace on step by step on</text:span><text:span text:style-name="T26"> </text:span></text:p>
      <text:p text:style-name="P135"/>
      <text:p text:style-name="P135"/>
      <text:p text:style-name="P135"/>
      <text:p text:style-name="P135"/>
      <text:p text:style-name="P135"/>
      <text:p text:style-name="P135"><text:soft-page-break/></text:p>
      <text:p text:style-name="P135"/>
      <text:p text:style-name="P135">ex.</text:p>
      <text:p text:style-name="P135"/>
      <text:p text:style-name="P130"><text:s/>egg &gt; -B source_download source 0</text:p>
      <text:p text:style-name="P130"><text:s/>Copyright (C) 2017 Angelo Coppi. &lt;angelogkcop@hotmail.com&gt; <text:s text:c="2"/></text:p>
      <text:p text:style-name="P130"><text:s/>This is free software; see the LICENSE file for copying conditions. <text:s text:c="2"/></text:p>
      <text:p text:style-name="P130"><text:s/>There is NO warranty; not even for MERCHANTABILITY or FITNESS <text:s text:c="3"/></text:p>
      <text:p text:style-name="P130"><text:s/>FOR A PARTICULAR PURPOSE. <text:s text:c="2"/></text:p>
      <text:p text:style-name="P130"><text:s/>-------------------- <text:s/>-------------------- <text:s/>-------------------- </text:p>
      <text:p text:style-name="P130"><text:s/>WARNING : <text:s text:c="2"/>- Set debug breakpoint <text:s/></text:p>
      <text:p text:style-name="P130"><text:s/><text:tab/> &gt; <text:s text:c="2"/>- At function source_download <text:s/></text:p>
      <text:p text:style-name="P130"><text:s/>-------------------- <text:s/>-------------------- <text:s/>-------------------- </text:p>
      <text:p text:style-name="P130"><text:s/>-------------------- <text:s/>-------------------- <text:s/>-------------------- </text:p>
      <text:p text:style-name="P130"><text:s/>ARGV : <text:s text:c="15"/>NUM:1 <text:s text:c="16"/>0 <text:s text:c="19"/></text:p>
      <text:p text:style-name="P130">+(./egg:4293): source_download(): trap read debug</text:p>
      <text:p text:style-name="P130">++(./egg:4295): source_download(): read</text:p>
      <text:p text:style-name="P130"/>
      <text:p text:style-name="P127"/>
      <text:p text:style-name="P44"/>
      <text:p text:style-name="P43"/>
      <text:list xml:id="list1294528907854313676" text:style-name="L7">
        <text:list-header>
          <text:p text:style-name="P13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4:22:34.066085336</meta:creation-date>
    <meta:generator>LibreOffice/5.2.2.2$Linux_X86_64 LibreOffice_project/20m0$Build-2</meta:generator>
    <meta:editing-duration>P0D</meta:editing-duration>
    <meta:editing-cycles>1</meta:editing-cycles>
    <meta:document-statistic meta:table-count="9" meta:image-count="0" meta:object-count="0" meta:page-count="23" meta:paragraph-count="822" meta:word-count="4545" meta:character-count="32301" meta:non-whitespace-character-count="26293"/>
  </office:meta>
</office:document-meta>
</file>